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9" style:family="table-row">
      <style:table-row-properties style:min-row-height="0.826cm"/>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94cm" style:rel-column-width="7479*"/>
    </style:style>
    <style:style style:name="Table1.B" style:family="table-column">
      <style:table-column-properties style:column-width="6.703cm" style:rel-column-width="25838*"/>
    </style:style>
    <style:style style:name="Table1.C" style:family="table-column">
      <style:table-column-properties style:column-width="8.357cm" style:rel-column-width="3221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2.293cm" style:rel-column-width="8839*"/>
    </style:style>
    <style:style style:name="Table12.B" style:family="table-column">
      <style:table-column-properties style:column-width="6.108cm" style:rel-column-width="23547*"/>
    </style:style>
    <style:style style:name="Table12.C" style:family="table-column">
      <style:table-column-properties style:column-width="8.599cm" style:rel-column-width="33149*"/>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8"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2.45cm"/>
    </style:style>
    <style:style style:name="Table18.B" style:family="table-column">
      <style:table-column-properties style:column-width="3.027cm"/>
    </style:style>
    <style:style style:name="Table18.C" style:family="table-column">
      <style:table-column-properties style:column-width="3.201cm"/>
    </style:style>
    <style:style style:name="Table18.D" style:family="table-column">
      <style:table-column-properties style:column-width="8.334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5"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36cm" style:rel-column-width="19800*"/>
    </style:style>
    <style:style style:name="Table33.B" style:family="table-column">
      <style:table-column-properties style:column-width="1.588cm" style:rel-column-width="6119*"/>
    </style:style>
    <style:style style:name="Table33.C" style:family="table-column">
      <style:table-column-properties style:column-width="10.276cm" style:rel-column-width="3961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table:align="left"/>
    </style:style>
    <style:style style:name="Table19.A" style:family="table-column">
      <style:table-column-properties style:column-width="4.313cm"/>
    </style:style>
    <style:style style:name="Table19.B" style:family="table-column">
      <style:table-column-properties style:column-width="1.693cm"/>
    </style:style>
    <style:style style:name="Table19.C" style:family="table-column">
      <style:table-column-properties style:column-width="11.007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4.313cm"/>
    </style:style>
    <style:style style:name="Table7.B" style:family="table-column">
      <style:table-column-properties style:column-width="3.096cm"/>
    </style:style>
    <style:style style:name="Table7.C" style:family="table-column">
      <style:table-column-properties style:column-width="2.302cm"/>
    </style:style>
    <style:style style:name="Table7.D" style:family="table-column">
      <style:table-column-properties style:column-width="7.303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602e3e" officeooo:paragraph-rsid="00602e3e" style:font-style-asian="normal" style:font-style-complex="normal"/>
    </style:style>
    <style:style style:name="P6" style:family="paragraph" style:parent-style-name="Standard">
      <style:text-properties fo:font-style="normal" officeooo:rsid="0024e9d2" officeooo:paragraph-rsid="006d333c" style:font-style-asian="normal" style:font-style-complex="normal"/>
    </style:style>
    <style:style style:name="P7" style:family="paragraph" style:parent-style-name="Standard">
      <style:text-properties fo:font-style="normal" officeooo:rsid="00700365" officeooo:paragraph-rsid="00700365" style:font-style-asian="normal" style:font-style-complex="normal"/>
    </style:style>
    <style:style style:name="P8" style:family="paragraph" style:parent-style-name="Standard">
      <style:text-properties fo:font-style="normal" officeooo:rsid="00700365" officeooo:paragraph-rsid="00713b93" style:font-style-asian="normal" style:font-style-complex="normal"/>
    </style:style>
    <style:style style:name="P9" style:family="paragraph" style:parent-style-name="Standard">
      <style:text-properties fo:font-style="normal" officeooo:rsid="005e2c89" officeooo:paragraph-rsid="005e2c89" style:font-style-asian="normal" style:font-style-complex="normal"/>
    </style:style>
    <style:style style:name="P10"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1" style:family="paragraph" style:parent-style-name="Standard">
      <style:text-properties officeooo:rsid="005bc751" officeooo:paragraph-rsid="005bc751"/>
    </style:style>
    <style:style style:name="P12" style:family="paragraph" style:parent-style-name="Standard">
      <style:text-properties fo:font-weight="normal" officeooo:rsid="00666130" officeooo:paragraph-rsid="00666130" style:font-weight-asian="normal" style:font-weight-complex="normal"/>
    </style:style>
    <style:style style:name="P13" style:family="paragraph" style:parent-style-name="Standard">
      <style:text-properties officeooo:rsid="0076f9d5" officeooo:paragraph-rsid="0076f9d5"/>
    </style:style>
    <style:style style:name="P14"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5" style:family="paragraph" style:parent-style-name="Standard">
      <style:text-properties officeooo:paragraph-rsid="00602e3e"/>
    </style:style>
    <style:style style:name="P16"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25" style:family="paragraph" style:parent-style-name="Preformatted_20_Text">
      <style:paragraph-properties fo:margin-left="1.251cm" fo:margin-right="0cm" fo:text-indent="0cm" style:auto-text-indent="false"/>
      <style:text-properties fo:font-style="normal" officeooo:rsid="00cd8fd3" officeooo:paragraph-rsid="00f21fbd" style:font-style-asian="normal" style:font-style-complex="normal"/>
    </style:style>
    <style:style style:name="P26" style:family="paragraph" style:parent-style-name="Preformatted_20_Text">
      <style:paragraph-properties fo:margin-left="1.251cm" fo:margin-right="0cm" fo:text-indent="0cm" style:auto-text-indent="false"/>
      <style:text-properties officeooo:paragraph-rsid="0030bc05"/>
    </style:style>
    <style:style style:name="P27" style:family="paragraph" style:parent-style-name="Text_20_body">
      <style:paragraph-properties fo:margin-left="1.251cm" fo:margin-right="0cm" fo:text-indent="0cm" style:auto-text-indent="false"/>
      <style:text-properties officeooo:rsid="00b309b1" officeooo:paragraph-rsid="00b309b1"/>
    </style:style>
    <style:style style:name="P28" style:family="paragraph" style:parent-style-name="Text_20_body">
      <style:paragraph-properties fo:margin-left="1.251cm" fo:margin-right="0cm" fo:text-indent="0cm" style:auto-text-indent="false"/>
      <style:text-properties officeooo:rsid="00b309b1" officeooo:paragraph-rsid="00b728d2"/>
    </style:style>
    <style:style style:name="P29" style:family="paragraph" style:parent-style-name="Text_20_body">
      <style:paragraph-properties fo:margin-left="1.251cm" fo:margin-right="0cm" fo:text-indent="0cm" style:auto-text-indent="false"/>
      <style:text-properties officeooo:rsid="0019fb4e" officeooo:paragraph-rsid="00b728d2"/>
    </style:style>
    <style:style style:name="P30"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3" style:family="paragraph" style:parent-style-name="Text_20_body">
      <style:text-properties officeooo:rsid="0019fb4e" officeooo:paragraph-rsid="0023d831"/>
    </style:style>
    <style:style style:name="P34" style:family="paragraph" style:parent-style-name="Text_20_body">
      <style:text-properties officeooo:rsid="0019fb4e" officeooo:paragraph-rsid="0024e9d2"/>
    </style:style>
    <style:style style:name="P35" style:family="paragraph" style:parent-style-name="Text_20_body">
      <style:text-properties officeooo:rsid="0019fb4e" officeooo:paragraph-rsid="002dbe78"/>
    </style:style>
    <style:style style:name="P36" style:family="paragraph" style:parent-style-name="Text_20_body">
      <style:text-properties officeooo:rsid="0019fb4e" officeooo:paragraph-rsid="00602e3e"/>
    </style:style>
    <style:style style:name="P37" style:family="paragraph" style:parent-style-name="Text_20_body">
      <style:text-properties officeooo:rsid="0019fb4e" officeooo:paragraph-rsid="00a22569"/>
    </style:style>
    <style:style style:name="P38" style:family="paragraph" style:parent-style-name="Text_20_body">
      <style:text-properties officeooo:rsid="0019fb4e" officeooo:paragraph-rsid="00a749d1"/>
    </style:style>
    <style:style style:name="P39" style:family="paragraph" style:parent-style-name="Text_20_body">
      <style:text-properties officeooo:rsid="0019fb4e" officeooo:paragraph-rsid="00b3f4fc"/>
    </style:style>
    <style:style style:name="P40" style:family="paragraph" style:parent-style-name="Text_20_body">
      <style:text-properties officeooo:rsid="0019fb4e" officeooo:paragraph-rsid="00b7372b"/>
    </style:style>
    <style:style style:name="P41" style:family="paragraph" style:parent-style-name="Text_20_body">
      <style:text-properties officeooo:rsid="0019fb4e" officeooo:paragraph-rsid="00cb527d"/>
    </style:style>
    <style:style style:name="P42" style:family="paragraph" style:parent-style-name="Text_20_body">
      <style:text-properties officeooo:rsid="0019fb4e" officeooo:paragraph-rsid="00cd8fd3"/>
    </style:style>
    <style:style style:name="P43" style:family="paragraph" style:parent-style-name="Text_20_body">
      <style:text-properties officeooo:rsid="0019fb4e" officeooo:paragraph-rsid="00d5d631"/>
    </style:style>
    <style:style style:name="P44" style:family="paragraph" style:parent-style-name="Text_20_body">
      <style:text-properties fo:font-style="normal" officeooo:rsid="0019fb4e" officeooo:paragraph-rsid="0023d831" style:font-style-asian="normal" style:font-style-complex="normal"/>
    </style:style>
    <style:style style:name="P45" style:family="paragraph" style:parent-style-name="Text_20_body">
      <style:text-properties fo:font-style="normal" officeooo:rsid="0019fb4e" officeooo:paragraph-rsid="0024e9d2" style:font-style-asian="normal" style:font-style-complex="normal"/>
    </style:style>
    <style:style style:name="P46" style:family="paragraph" style:parent-style-name="Text_20_body">
      <style:text-properties fo:font-style="normal" officeooo:rsid="0019fb4e" officeooo:paragraph-rsid="002dbe78" style:font-style-asian="normal" style:font-style-complex="normal"/>
    </style:style>
    <style:style style:name="P47" style:family="paragraph" style:parent-style-name="Text_20_body">
      <style:text-properties fo:font-style="normal" officeooo:rsid="0019fb4e" officeooo:paragraph-rsid="0046b652" style:font-style-asian="normal" style:font-style-complex="normal"/>
    </style:style>
    <style:style style:name="P48" style:family="paragraph" style:parent-style-name="Text_20_body">
      <style:text-properties fo:font-style="normal" officeooo:rsid="0019fb4e" officeooo:paragraph-rsid="00602e3e" style:font-style-asian="normal" style:font-style-complex="normal"/>
    </style:style>
    <style:style style:name="P49" style:family="paragraph" style:parent-style-name="Text_20_body">
      <style:text-properties fo:font-style="normal" officeooo:rsid="0019fb4e" officeooo:paragraph-rsid="0069dda5" style:font-style-asian="normal" style:font-style-complex="normal"/>
    </style:style>
    <style:style style:name="P50" style:family="paragraph" style:parent-style-name="Text_20_body">
      <style:text-properties fo:font-style="normal" officeooo:rsid="0019fb4e" officeooo:paragraph-rsid="00a22569" style:font-style-asian="normal" style:font-style-complex="normal"/>
    </style:style>
    <style:style style:name="P51" style:family="paragraph" style:parent-style-name="Text_20_body">
      <style:text-properties fo:font-style="normal" officeooo:rsid="0019fb4e" officeooo:paragraph-rsid="00a749d1" style:font-style-asian="normal" style:font-style-complex="normal"/>
    </style:style>
    <style:style style:name="P52" style:family="paragraph" style:parent-style-name="Text_20_body">
      <style:text-properties fo:font-style="normal" officeooo:rsid="0019fb4e" officeooo:paragraph-rsid="00b3f4fc" style:font-style-asian="normal" style:font-style-complex="normal"/>
    </style:style>
    <style:style style:name="P53" style:family="paragraph" style:parent-style-name="Text_20_body">
      <style:text-properties fo:font-style="normal" officeooo:rsid="0019fb4e" officeooo:paragraph-rsid="00b728d2" style:font-style-asian="normal" style:font-style-complex="normal"/>
    </style:style>
    <style:style style:name="P54" style:family="paragraph" style:parent-style-name="Text_20_body">
      <style:text-properties fo:font-style="normal" officeooo:rsid="0019fb4e" officeooo:paragraph-rsid="00b7372b" style:font-style-asian="normal" style:font-style-complex="normal"/>
    </style:style>
    <style:style style:name="P55" style:family="paragraph" style:parent-style-name="Text_20_body">
      <style:text-properties fo:font-style="normal" officeooo:rsid="0019fb4e" officeooo:paragraph-rsid="005d668b" style:font-style-asian="normal" style:font-style-complex="normal"/>
    </style:style>
    <style:style style:name="P56" style:family="paragraph" style:parent-style-name="Text_20_body">
      <style:text-properties fo:font-style="normal" officeooo:rsid="0019fb4e" officeooo:paragraph-rsid="00cb527d" style:font-style-asian="normal" style:font-style-complex="normal"/>
    </style:style>
    <style:style style:name="P57" style:family="paragraph" style:parent-style-name="Text_20_body">
      <style:text-properties fo:font-style="normal" officeooo:rsid="0019fb4e" officeooo:paragraph-rsid="00cd8fd3" style:font-style-asian="normal" style:font-style-complex="normal"/>
    </style:style>
    <style:style style:name="P58" style:family="paragraph" style:parent-style-name="Text_20_body">
      <style:text-properties fo:font-style="normal" officeooo:rsid="0046b652" officeooo:paragraph-rsid="0046b652" style:font-style-asian="normal" style:font-style-complex="normal"/>
    </style:style>
    <style:style style:name="P59" style:family="paragraph" style:parent-style-name="Text_20_body">
      <style:text-properties fo:font-style="normal" officeooo:rsid="005b01bb" officeooo:paragraph-rsid="005b01bb" style:font-style-asian="normal" style:font-style-complex="normal"/>
    </style:style>
    <style:style style:name="P60" style:family="paragraph" style:parent-style-name="Text_20_body">
      <style:text-properties fo:font-style="normal" officeooo:rsid="0068298b" officeooo:paragraph-rsid="006a2ca0" style:font-style-asian="normal" style:font-style-complex="normal"/>
    </style:style>
    <style:style style:name="P61" style:family="paragraph" style:parent-style-name="Text_20_body">
      <style:text-properties fo:font-style="normal" officeooo:rsid="0068298b" officeooo:paragraph-rsid="0068298b" style:font-style-asian="normal" style:font-style-complex="normal"/>
    </style:style>
    <style:style style:name="P62" style:family="paragraph" style:parent-style-name="Text_20_body">
      <style:text-properties fo:font-style="normal" officeooo:rsid="006bfe4c" officeooo:paragraph-rsid="006bfe4c" style:font-style-asian="normal" style:font-style-complex="normal"/>
    </style:style>
    <style:style style:name="P63" style:family="paragraph" style:parent-style-name="Text_20_body">
      <style:text-properties fo:font-style="normal" officeooo:rsid="006d333c" officeooo:paragraph-rsid="006d333c" style:font-style-asian="normal" style:font-style-complex="normal"/>
    </style:style>
    <style:style style:name="P64" style:family="paragraph" style:parent-style-name="Text_20_body">
      <style:text-properties fo:font-style="normal" officeooo:rsid="00594359" officeooo:paragraph-rsid="00785618" style:font-style-asian="normal" style:font-style-complex="normal"/>
    </style:style>
    <style:style style:name="P65" style:family="paragraph" style:parent-style-name="Text_20_body">
      <style:text-properties fo:font-style="normal" officeooo:rsid="00594359" officeooo:paragraph-rsid="0083c4bd" style:font-style-asian="normal" style:font-style-complex="normal"/>
    </style:style>
    <style:style style:name="P66" style:family="paragraph" style:parent-style-name="Text_20_body">
      <style:text-properties fo:font-style="normal" officeooo:rsid="0050de4e" officeooo:paragraph-rsid="0050de4e" style:font-style-asian="normal" style:font-style-complex="normal"/>
    </style:style>
    <style:style style:name="P67" style:family="paragraph" style:parent-style-name="Text_20_body">
      <style:text-properties fo:font-style="normal" officeooo:rsid="0083c4bd" officeooo:paragraph-rsid="0083c4bd" style:font-style-asian="normal" style:font-style-complex="normal"/>
    </style:style>
    <style:style style:name="P68" style:family="paragraph" style:parent-style-name="Text_20_body">
      <style:text-properties fo:font-style="normal" officeooo:rsid="005e2c89" officeooo:paragraph-rsid="005e2c89" style:font-style-asian="normal" style:font-style-complex="normal"/>
    </style:style>
    <style:style style:name="P69" style:family="paragraph" style:parent-style-name="Text_20_body">
      <style:text-properties fo:font-style="normal" officeooo:rsid="00602e3e" officeooo:paragraph-rsid="0099702f" style:font-style-asian="normal" style:font-style-complex="normal"/>
    </style:style>
    <style:style style:name="P70" style:family="paragraph" style:parent-style-name="Text_20_body">
      <style:text-properties fo:font-style="normal" officeooo:rsid="0023d831" officeooo:paragraph-rsid="0099702f" style:font-style-asian="normal" style:font-style-complex="normal"/>
    </style:style>
    <style:style style:name="P71" style:family="paragraph" style:parent-style-name="Text_20_body">
      <style:text-properties fo:font-style="normal" officeooo:rsid="009fbd2d" officeooo:paragraph-rsid="009fbd2d" style:font-style-asian="normal" style:font-style-complex="normal"/>
    </style:style>
    <style:style style:name="P72" style:family="paragraph" style:parent-style-name="Text_20_body">
      <style:text-properties fo:font-style="normal" officeooo:rsid="0051e61b" officeooo:paragraph-rsid="009fbd2d" style:font-style-asian="normal" style:font-style-complex="normal"/>
    </style:style>
    <style:style style:name="P73" style:family="paragraph" style:parent-style-name="Text_20_body">
      <style:text-properties fo:font-style="normal" officeooo:rsid="0051e61b" officeooo:paragraph-rsid="0051e61b" style:font-style-asian="normal" style:font-style-complex="normal"/>
    </style:style>
    <style:style style:name="P74" style:family="paragraph" style:parent-style-name="Text_20_body">
      <style:text-properties fo:font-style="normal" officeooo:rsid="00a22569" officeooo:paragraph-rsid="00a22569" style:font-style-asian="normal" style:font-style-complex="normal"/>
    </style:style>
    <style:style style:name="P75" style:family="paragraph" style:parent-style-name="Text_20_body">
      <style:text-properties fo:font-style="normal" officeooo:rsid="00a808f9" officeooo:paragraph-rsid="00a808f9" style:font-style-asian="normal" style:font-style-complex="normal"/>
    </style:style>
    <style:style style:name="P76" style:family="paragraph" style:parent-style-name="Text_20_body">
      <style:text-properties fo:font-style="normal" officeooo:rsid="00b5a950" officeooo:paragraph-rsid="00b5a950" style:font-style-asian="normal" style:font-style-complex="normal"/>
    </style:style>
    <style:style style:name="P77" style:family="paragraph" style:parent-style-name="Text_20_body">
      <style:text-properties fo:font-style="normal" officeooo:rsid="00b309b1" officeooo:paragraph-rsid="00b728d2" style:font-style-asian="normal" style:font-style-complex="normal"/>
    </style:style>
    <style:style style:name="P78" style:family="paragraph" style:parent-style-name="Text_20_body">
      <style:text-properties fo:font-style="normal" officeooo:rsid="00b309b1" officeooo:paragraph-rsid="00b309b1" style:font-style-asian="normal" style:font-style-complex="normal"/>
    </style:style>
    <style:style style:name="P79" style:family="paragraph" style:parent-style-name="Text_20_body">
      <style:text-properties fo:font-style="normal" officeooo:rsid="007d614d" officeooo:paragraph-rsid="00822b84" style:font-style-asian="normal" style:font-style-complex="normal"/>
    </style:style>
    <style:style style:name="P80" style:family="paragraph" style:parent-style-name="Text_20_body">
      <style:text-properties fo:font-style="normal" officeooo:rsid="00a8a1dc" officeooo:paragraph-rsid="00a8a1dc" style:font-style-asian="normal" style:font-style-complex="normal"/>
    </style:style>
    <style:style style:name="P81" style:family="paragraph" style:parent-style-name="Text_20_body">
      <style:text-properties fo:font-style="normal" officeooo:rsid="0024e9d2" officeooo:paragraph-rsid="00713b93" style:font-style-asian="normal" style:font-style-complex="normal"/>
    </style:style>
    <style:style style:name="P82" style:family="paragraph" style:parent-style-name="Text_20_body">
      <style:text-properties fo:font-style="normal" officeooo:rsid="00c01967" officeooo:paragraph-rsid="00c01967" style:font-style-asian="normal" style:font-style-complex="normal"/>
    </style:style>
    <style:style style:name="P83" style:family="paragraph" style:parent-style-name="Text_20_body">
      <style:text-properties fo:font-style="normal" officeooo:rsid="00561d90" officeooo:paragraph-rsid="00561d90" style:font-style-asian="normal" style:font-style-complex="normal"/>
    </style:style>
    <style:style style:name="P84" style:family="paragraph" style:parent-style-name="Text_20_body">
      <style:text-properties fo:font-style="normal" officeooo:rsid="010b7ea4" officeooo:paragraph-rsid="010b7ea4" style:font-style-asian="normal" style:font-style-complex="normal"/>
    </style:style>
    <style:style style:name="P85"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86" style:family="paragraph" style:parent-style-name="Text_20_body">
      <style:text-properties officeooo:rsid="0044df8c" officeooo:paragraph-rsid="0044df8c"/>
    </style:style>
    <style:style style:name="P87" style:family="paragraph" style:parent-style-name="Text_20_body">
      <style:text-properties officeooo:rsid="0044df8c" officeooo:paragraph-rsid="00bf25db"/>
    </style:style>
    <style:style style:name="P88" style:family="paragraph" style:parent-style-name="Text_20_body">
      <style:text-properties officeooo:rsid="0046b652" officeooo:paragraph-rsid="0046b652"/>
    </style:style>
    <style:style style:name="P89" style:family="paragraph" style:parent-style-name="Text_20_body">
      <style:text-properties officeooo:paragraph-rsid="0049038a"/>
    </style:style>
    <style:style style:name="P90" style:family="paragraph" style:parent-style-name="Text_20_body">
      <style:text-properties officeooo:rsid="005bc751" officeooo:paragraph-rsid="005bc751"/>
    </style:style>
    <style:style style:name="P91" style:family="paragraph" style:parent-style-name="Text_20_body">
      <style:text-properties officeooo:rsid="005d668b" officeooo:paragraph-rsid="005d668b"/>
    </style:style>
    <style:style style:name="P92" style:family="paragraph" style:parent-style-name="Text_20_body">
      <style:text-properties officeooo:rsid="0068298b" officeooo:paragraph-rsid="0069dda5"/>
    </style:style>
    <style:style style:name="P93" style:family="paragraph" style:parent-style-name="Text_20_body">
      <style:text-properties officeooo:rsid="0099702f" officeooo:paragraph-rsid="0099702f"/>
    </style:style>
    <style:style style:name="P94" style:family="paragraph" style:parent-style-name="Text_20_body">
      <style:text-properties officeooo:rsid="0099702f" officeooo:paragraph-rsid="00b3f4fc"/>
    </style:style>
    <style:style style:name="P95" style:family="paragraph" style:parent-style-name="Text_20_body">
      <style:text-properties officeooo:rsid="0099702f" officeooo:paragraph-rsid="00b7372b"/>
    </style:style>
    <style:style style:name="P96" style:family="paragraph" style:parent-style-name="Text_20_body">
      <style:text-properties officeooo:rsid="0099702f" officeooo:paragraph-rsid="00cb527d"/>
    </style:style>
    <style:style style:name="P97" style:family="paragraph" style:parent-style-name="Text_20_body">
      <style:text-properties officeooo:rsid="0099702f" officeooo:paragraph-rsid="00cd8fd3"/>
    </style:style>
    <style:style style:name="P98" style:family="paragraph" style:parent-style-name="Text_20_body">
      <style:text-properties officeooo:rsid="00a22569" officeooo:paragraph-rsid="00a22569"/>
    </style:style>
    <style:style style:name="P99" style:family="paragraph" style:parent-style-name="Text_20_body">
      <style:text-properties officeooo:rsid="00a749d1" officeooo:paragraph-rsid="00a749d1"/>
    </style:style>
    <style:style style:name="P100" style:family="paragraph" style:parent-style-name="Text_20_body">
      <style:text-properties officeooo:rsid="00a749d1" officeooo:paragraph-rsid="00b5a950"/>
    </style:style>
    <style:style style:name="P101" style:family="paragraph" style:parent-style-name="Text_20_body">
      <style:text-properties officeooo:rsid="00a8a1dc" officeooo:paragraph-rsid="00a8a1dc"/>
    </style:style>
    <style:style style:name="P102" style:family="paragraph" style:parent-style-name="Text_20_body">
      <style:text-properties officeooo:rsid="00abd0a4" officeooo:paragraph-rsid="00abd0a4"/>
    </style:style>
    <style:style style:name="P103" style:family="paragraph" style:parent-style-name="Text_20_body">
      <style:text-properties officeooo:rsid="00b7372b" officeooo:paragraph-rsid="00c01967"/>
    </style:style>
    <style:style style:name="P104" style:family="paragraph" style:parent-style-name="Text_20_body">
      <style:text-properties officeooo:rsid="00b7372b" officeooo:paragraph-rsid="00d5d631"/>
    </style:style>
    <style:style style:name="P105" style:family="paragraph" style:parent-style-name="Text_20_body">
      <style:text-properties officeooo:rsid="00bf25db" officeooo:paragraph-rsid="00bf25db"/>
    </style:style>
    <style:style style:name="P106" style:family="paragraph" style:parent-style-name="Text_20_body">
      <style:text-properties officeooo:rsid="00c69ba9" officeooo:paragraph-rsid="00a5e662"/>
    </style:style>
    <style:style style:name="P107" style:family="paragraph" style:parent-style-name="Text_20_body">
      <style:text-properties officeooo:paragraph-rsid="00cb527d"/>
    </style:style>
    <style:style style:name="P108" style:family="paragraph" style:parent-style-name="Text_20_body">
      <style:text-properties officeooo:rsid="0049038a" officeooo:paragraph-rsid="00cd8fd3"/>
    </style:style>
    <style:style style:name="P109" style:family="paragraph" style:parent-style-name="Text_20_body">
      <style:text-properties officeooo:rsid="0049038a" officeooo:paragraph-rsid="00ce8fb7"/>
    </style:style>
    <style:style style:name="P110" style:family="paragraph" style:parent-style-name="Text_20_body">
      <style:text-properties officeooo:rsid="0049038a" officeooo:paragraph-rsid="00d0a901"/>
    </style:style>
    <style:style style:name="P111" style:family="paragraph" style:parent-style-name="Text_20_body">
      <style:text-properties officeooo:rsid="00efea2e" officeooo:paragraph-rsid="00efea2e"/>
    </style:style>
    <style:style style:name="P112" style:family="paragraph" style:parent-style-name="Text_20_body">
      <style:text-properties officeooo:rsid="00f0593a" officeooo:paragraph-rsid="00f0593a"/>
    </style:style>
    <style:style style:name="P113" style:family="paragraph" style:parent-style-name="Text_20_body">
      <style:text-properties officeooo:rsid="00f316ea" officeooo:paragraph-rsid="00f316ea"/>
    </style:style>
    <style:style style:name="P114"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115"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116"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117"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18"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19"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20" style:family="paragraph" style:parent-style-name="Text_20_body">
      <style:paragraph-properties fo:margin-left="0cm" fo:margin-right="0cm" fo:text-indent="0cm" style:auto-text-indent="false"/>
      <style:text-properties officeooo:rsid="0046b652" officeooo:paragraph-rsid="0046b652"/>
    </style:style>
    <style:style style:name="P121" style:family="paragraph" style:parent-style-name="Text_20_body">
      <style:paragraph-properties fo:margin-left="0cm" fo:margin-right="0cm" fo:text-indent="0cm" style:auto-text-indent="false"/>
      <style:text-properties officeooo:rsid="0046b652" officeooo:paragraph-rsid="004872db"/>
    </style:style>
    <style:style style:name="P122" style:family="paragraph" style:parent-style-name="Text_20_body">
      <style:paragraph-properties fo:margin-left="0cm" fo:margin-right="0cm" fo:text-indent="0cm" style:auto-text-indent="false"/>
      <style:text-properties officeooo:rsid="004872db" officeooo:paragraph-rsid="004872db"/>
    </style:style>
    <style:style style:name="P1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2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2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2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2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3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3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3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3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3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e5596c" officeooo:paragraph-rsid="00e5596c"/>
    </style:style>
    <style:style style:name="P13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fa35ed" officeooo:paragraph-rsid="00fa35ed"/>
    </style:style>
    <style:style style:name="P136"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137" style:family="paragraph" style:parent-style-name="Preformatted_20_Text">
      <style:paragraph-properties fo:margin-left="0cm" fo:margin-right="0cm" fo:text-indent="0cm" style:auto-text-indent="false"/>
      <style:text-properties officeooo:rsid="00da81da" officeooo:paragraph-rsid="00da81da"/>
    </style:style>
    <style:style style:name="P138" style:family="paragraph" style:parent-style-name="Table_20_Contents">
      <style:text-properties officeooo:rsid="001a289e" officeooo:paragraph-rsid="0046b652"/>
    </style:style>
    <style:style style:name="P139" style:family="paragraph" style:parent-style-name="Table_20_Contents">
      <style:text-properties officeooo:rsid="001a289e" officeooo:paragraph-rsid="004872db"/>
    </style:style>
    <style:style style:name="P140" style:family="paragraph" style:parent-style-name="Table_20_Contents">
      <style:text-properties officeooo:rsid="001a289e" officeooo:paragraph-rsid="00a749d1"/>
    </style:style>
    <style:style style:name="P141" style:family="paragraph" style:parent-style-name="Table_20_Contents">
      <style:text-properties officeooo:rsid="001dc8bb" officeooo:paragraph-rsid="0051e61b"/>
    </style:style>
    <style:style style:name="P142" style:family="paragraph" style:parent-style-name="Table_20_Contents">
      <style:text-properties officeooo:rsid="00218946" officeooo:paragraph-rsid="005d668b"/>
    </style:style>
    <style:style style:name="P143" style:family="paragraph" style:parent-style-name="Table_20_Contents">
      <style:text-properties officeooo:rsid="002b8fc8" officeooo:paragraph-rsid="00591f4b"/>
    </style:style>
    <style:style style:name="P144" style:family="paragraph" style:parent-style-name="Table_20_Contents">
      <style:text-properties fo:font-style="italic" officeooo:rsid="007e98b5" officeooo:paragraph-rsid="007e98b5" style:font-style-asian="italic" style:font-style-complex="italic"/>
    </style:style>
    <style:style style:name="P145" style:family="paragraph" style:parent-style-name="Table_20_Contents">
      <style:text-properties officeooo:rsid="002be551" officeooo:paragraph-rsid="00591f4b"/>
    </style:style>
    <style:style style:name="P146" style:family="paragraph" style:parent-style-name="Table_20_Contents">
      <style:text-properties officeooo:rsid="002dbe78" officeooo:paragraph-rsid="00591f4b"/>
    </style:style>
    <style:style style:name="P147" style:family="paragraph" style:parent-style-name="Table_20_Contents">
      <style:text-properties officeooo:rsid="002dbe78" officeooo:paragraph-rsid="00fe673b"/>
    </style:style>
    <style:style style:name="P148" style:family="paragraph" style:parent-style-name="Table_20_Contents">
      <style:text-properties officeooo:rsid="00349901" officeooo:paragraph-rsid="0051e61b"/>
    </style:style>
    <style:style style:name="P149" style:family="paragraph" style:parent-style-name="Table_20_Contents">
      <style:text-properties officeooo:rsid="003680c9" officeooo:paragraph-rsid="0046b652"/>
    </style:style>
    <style:style style:name="P150" style:family="paragraph" style:parent-style-name="Table_20_Contents">
      <style:text-properties officeooo:rsid="003680c9" officeooo:paragraph-rsid="004872db"/>
    </style:style>
    <style:style style:name="P151" style:family="paragraph" style:parent-style-name="Table_20_Contents">
      <style:text-properties officeooo:rsid="003acea8" officeooo:paragraph-rsid="005d668b"/>
    </style:style>
    <style:style style:name="P152" style:family="paragraph" style:parent-style-name="Table_20_Contents">
      <style:text-properties officeooo:rsid="00415eaf" officeooo:paragraph-rsid="005d668b"/>
    </style:style>
    <style:style style:name="P153" style:family="paragraph" style:parent-style-name="Table_20_Contents">
      <style:text-properties officeooo:rsid="0042f13e" officeooo:paragraph-rsid="0051e61b"/>
    </style:style>
    <style:style style:name="P154" style:family="paragraph" style:parent-style-name="Table_20_Contents">
      <style:text-properties officeooo:rsid="0046b652" officeooo:paragraph-rsid="0046b652"/>
    </style:style>
    <style:style style:name="P155" style:family="paragraph" style:parent-style-name="Table_20_Contents">
      <style:text-properties officeooo:rsid="0046b652" officeooo:paragraph-rsid="004872db"/>
    </style:style>
    <style:style style:name="P156" style:family="paragraph" style:parent-style-name="Table_20_Contents">
      <style:text-properties officeooo:rsid="004872db" officeooo:paragraph-rsid="004872db"/>
    </style:style>
    <style:style style:name="P157" style:family="paragraph" style:parent-style-name="Table_20_Contents">
      <style:text-properties officeooo:rsid="004a4204" officeooo:paragraph-rsid="00602e3e"/>
    </style:style>
    <style:style style:name="P158" style:family="paragraph" style:parent-style-name="Table_20_Contents">
      <style:text-properties officeooo:rsid="004a4204" officeooo:paragraph-rsid="00ccb13e"/>
    </style:style>
    <style:style style:name="P159" style:family="paragraph" style:parent-style-name="Table_20_Contents">
      <style:text-properties officeooo:paragraph-rsid="004a4204"/>
    </style:style>
    <style:style style:name="P160" style:family="paragraph" style:parent-style-name="Table_20_Contents">
      <style:text-properties officeooo:rsid="004c2f2e" officeooo:paragraph-rsid="004c2f2e"/>
    </style:style>
    <style:style style:name="P161" style:family="paragraph" style:parent-style-name="Table_20_Contents">
      <style:text-properties officeooo:rsid="004c2f2e" officeooo:paragraph-rsid="004def4f"/>
    </style:style>
    <style:style style:name="P162" style:family="paragraph" style:parent-style-name="Table_20_Contents">
      <style:text-properties officeooo:rsid="004c2f2e" officeooo:paragraph-rsid="0050de4e"/>
    </style:style>
    <style:style style:name="P163" style:family="paragraph" style:parent-style-name="Table_20_Contents">
      <style:text-properties officeooo:rsid="004c2f2e" officeooo:paragraph-rsid="0051e61b"/>
    </style:style>
    <style:style style:name="P164" style:family="paragraph" style:parent-style-name="Table_20_Contents">
      <style:text-properties officeooo:rsid="004c2f2e" officeooo:paragraph-rsid="00594359"/>
    </style:style>
    <style:style style:name="P165" style:family="paragraph" style:parent-style-name="Table_20_Contents">
      <style:text-properties officeooo:rsid="004c2f2e" officeooo:paragraph-rsid="005b01bb"/>
    </style:style>
    <style:style style:name="P166" style:family="paragraph" style:parent-style-name="Table_20_Contents">
      <style:text-properties officeooo:rsid="004c2f2e" officeooo:paragraph-rsid="005bc751"/>
    </style:style>
    <style:style style:name="P167" style:family="paragraph" style:parent-style-name="Table_20_Contents">
      <style:text-properties officeooo:rsid="004c2f2e" officeooo:paragraph-rsid="005e2c89"/>
    </style:style>
    <style:style style:name="P168" style:family="paragraph" style:parent-style-name="Table_20_Contents">
      <style:text-properties officeooo:rsid="004c2f2e" officeooo:paragraph-rsid="00602e3e"/>
    </style:style>
    <style:style style:name="P169" style:family="paragraph" style:parent-style-name="Table_20_Contents">
      <style:text-properties officeooo:rsid="004c2f2e" officeooo:paragraph-rsid="0069dda5"/>
    </style:style>
    <style:style style:name="P170" style:family="paragraph" style:parent-style-name="Table_20_Contents">
      <style:text-properties officeooo:rsid="004c2f2e" officeooo:paragraph-rsid="0076f9d5"/>
    </style:style>
    <style:style style:name="P171" style:family="paragraph" style:parent-style-name="Table_20_Contents">
      <style:text-properties officeooo:rsid="004c2f2e" officeooo:paragraph-rsid="00785618"/>
    </style:style>
    <style:style style:name="P172" style:family="paragraph" style:parent-style-name="Table_20_Contents">
      <style:text-properties officeooo:rsid="004c2f2e" officeooo:paragraph-rsid="0083c4bd"/>
    </style:style>
    <style:style style:name="P173" style:family="paragraph" style:parent-style-name="Table_20_Contents">
      <style:text-properties officeooo:rsid="004c2f2e" officeooo:paragraph-rsid="009fbd2d"/>
    </style:style>
    <style:style style:name="P174" style:family="paragraph" style:parent-style-name="Table_20_Contents">
      <style:text-properties officeooo:rsid="004c2f2e" officeooo:paragraph-rsid="00abd0a4"/>
    </style:style>
    <style:style style:name="P175" style:family="paragraph" style:parent-style-name="Table_20_Contents">
      <style:text-properties officeooo:rsid="004def4f" officeooo:paragraph-rsid="004def4f"/>
    </style:style>
    <style:style style:name="P176" style:family="paragraph" style:parent-style-name="Table_20_Contents">
      <style:text-properties officeooo:rsid="004def4f" officeooo:paragraph-rsid="00ce8fb7"/>
    </style:style>
    <style:style style:name="P177" style:family="paragraph" style:parent-style-name="Table_20_Contents">
      <style:text-properties officeooo:rsid="004fed1f" officeooo:paragraph-rsid="004fed1f"/>
    </style:style>
    <style:style style:name="P178" style:family="paragraph" style:parent-style-name="Table_20_Contents">
      <style:text-properties officeooo:rsid="0050de4e" officeooo:paragraph-rsid="0050de4e"/>
    </style:style>
    <style:style style:name="P179" style:family="paragraph" style:parent-style-name="Table_20_Contents">
      <style:text-properties officeooo:rsid="0051e61b" officeooo:paragraph-rsid="0051e61b"/>
    </style:style>
    <style:style style:name="P180" style:family="paragraph" style:parent-style-name="Table_20_Contents">
      <style:text-properties officeooo:rsid="0051e61b" officeooo:paragraph-rsid="0076f9d5"/>
    </style:style>
    <style:style style:name="P181" style:family="paragraph" style:parent-style-name="Table_20_Contents">
      <style:text-properties officeooo:rsid="0053a4d6" officeooo:paragraph-rsid="0053a4d6"/>
    </style:style>
    <style:style style:name="P182" style:family="paragraph" style:parent-style-name="Table_20_Contents">
      <style:text-properties officeooo:rsid="00548c3d" officeooo:paragraph-rsid="00548c3d"/>
    </style:style>
    <style:style style:name="P183" style:family="paragraph" style:parent-style-name="Table_20_Contents">
      <style:text-properties officeooo:rsid="00558bc7" officeooo:paragraph-rsid="00558bc7"/>
    </style:style>
    <style:style style:name="P184" style:family="paragraph" style:parent-style-name="Table_20_Contents">
      <style:text-properties officeooo:rsid="00572381" officeooo:paragraph-rsid="00572381"/>
    </style:style>
    <style:style style:name="P185" style:family="paragraph" style:parent-style-name="Table_20_Contents">
      <style:text-properties officeooo:rsid="00591f4b" officeooo:paragraph-rsid="00591f4b"/>
    </style:style>
    <style:style style:name="P186" style:family="paragraph" style:parent-style-name="Table_20_Contents">
      <style:text-properties fo:font-style="normal" officeooo:rsid="002be551" officeooo:paragraph-rsid="00591f4b" style:font-style-asian="normal" style:font-style-complex="normal"/>
    </style:style>
    <style:style style:name="P187" style:family="paragraph" style:parent-style-name="Table_20_Contents">
      <style:text-properties fo:font-style="normal" officeooo:rsid="006d333c" officeooo:paragraph-rsid="006d333c" style:font-style-asian="normal" style:font-style-complex="normal"/>
    </style:style>
    <style:style style:name="P188" style:family="paragraph" style:parent-style-name="Table_20_Contents">
      <style:text-properties fo:font-style="normal" officeooo:rsid="006bfe4c" officeooo:paragraph-rsid="006bfe4c" style:font-style-asian="normal" style:font-style-complex="normal"/>
    </style:style>
    <style:style style:name="P189" style:family="paragraph" style:parent-style-name="Table_20_Contents">
      <style:text-properties fo:font-style="normal" officeooo:rsid="006bfe4c" officeooo:paragraph-rsid="00b3f4fc" style:font-style-asian="normal" style:font-style-complex="normal"/>
    </style:style>
    <style:style style:name="P190" style:family="paragraph" style:parent-style-name="Table_20_Contents">
      <style:text-properties fo:font-style="normal" officeooo:rsid="001a289e" officeooo:paragraph-rsid="004a4204" style:font-style-asian="normal" style:font-style-complex="normal"/>
    </style:style>
    <style:style style:name="P191" style:family="paragraph" style:parent-style-name="Table_20_Contents">
      <style:text-properties fo:font-style="normal" officeooo:rsid="001a289e" officeooo:paragraph-rsid="00b3f4fc" style:font-style-asian="normal" style:font-style-complex="normal"/>
    </style:style>
    <style:style style:name="P192" style:family="paragraph" style:parent-style-name="Table_20_Contents">
      <style:text-properties fo:font-style="normal" officeooo:rsid="00572381" officeooo:paragraph-rsid="00572381" style:font-style-asian="normal" style:font-style-complex="normal"/>
    </style:style>
    <style:style style:name="P193" style:family="paragraph" style:parent-style-name="Table_20_Contents">
      <style:text-properties fo:font-style="normal" officeooo:rsid="007d614d" officeooo:paragraph-rsid="007d614d" style:font-style-asian="normal" style:font-style-complex="normal"/>
    </style:style>
    <style:style style:name="P194" style:family="paragraph" style:parent-style-name="Table_20_Contents">
      <style:text-properties fo:font-style="normal" officeooo:rsid="0072f5a9" officeooo:paragraph-rsid="00802585" style:font-style-asian="normal" style:font-style-complex="normal"/>
    </style:style>
    <style:style style:name="P195" style:family="paragraph" style:parent-style-name="Table_20_Contents">
      <style:text-properties fo:font-style="normal" officeooo:rsid="001dc8bb" officeooo:paragraph-rsid="0051e61b" style:font-style-asian="normal" style:font-style-complex="normal"/>
    </style:style>
    <style:style style:name="P196" style:family="paragraph" style:parent-style-name="Table_20_Contents">
      <style:text-properties fo:font-style="normal" officeooo:rsid="0076f9d5" officeooo:paragraph-rsid="0076f9d5" style:font-style-asian="normal" style:font-style-complex="normal"/>
    </style:style>
    <style:style style:name="P197" style:family="paragraph" style:parent-style-name="Table_20_Contents">
      <style:text-properties fo:font-style="normal" officeooo:rsid="0076f9d5" officeooo:paragraph-rsid="00572381" style:font-style-asian="normal" style:font-style-complex="normal"/>
    </style:style>
    <style:style style:name="P198" style:family="paragraph" style:parent-style-name="Table_20_Contents">
      <style:text-properties fo:font-style="normal" officeooo:rsid="00b3f4fc" officeooo:paragraph-rsid="00b3f4fc" style:font-style-asian="normal" style:font-style-complex="normal"/>
    </style:style>
    <style:style style:name="P199" style:family="paragraph" style:parent-style-name="Table_20_Contents">
      <style:text-properties fo:font-style="normal" officeooo:rsid="00a31007" officeooo:paragraph-rsid="00a31007" style:font-style-asian="normal" style:font-style-complex="normal"/>
    </style:style>
    <style:style style:name="P200" style:family="paragraph" style:parent-style-name="Table_20_Contents">
      <style:text-properties fo:font-style="normal" officeooo:rsid="00a47b21" officeooo:paragraph-rsid="00a47b21" style:font-style-asian="normal" style:font-style-complex="normal"/>
    </style:style>
    <style:style style:name="P201" style:family="paragraph" style:parent-style-name="Table_20_Contents">
      <style:text-properties fo:font-style="normal" officeooo:rsid="00a47b21" officeooo:paragraph-rsid="00b5a950" style:font-style-asian="normal" style:font-style-complex="normal"/>
    </style:style>
    <style:style style:name="P202" style:family="paragraph" style:parent-style-name="Table_20_Contents">
      <style:text-properties fo:font-style="normal" officeooo:rsid="00b5a950" officeooo:paragraph-rsid="00b5a950" style:font-style-asian="normal" style:font-style-complex="normal"/>
    </style:style>
    <style:style style:name="P203" style:family="paragraph" style:parent-style-name="Table_20_Contents">
      <style:text-properties fo:font-style="normal" officeooo:rsid="00b728d2" officeooo:paragraph-rsid="00b728d2" style:font-style-asian="normal" style:font-style-complex="normal"/>
    </style:style>
    <style:style style:name="P204" style:family="paragraph" style:parent-style-name="Table_20_Contents">
      <style:text-properties fo:font-style="normal" officeooo:rsid="00d0d526" officeooo:paragraph-rsid="00d0d526" style:font-style-asian="normal" style:font-style-complex="normal"/>
    </style:style>
    <style:style style:name="P205" style:family="paragraph" style:parent-style-name="Table_20_Contents">
      <style:text-properties fo:font-style="normal" officeooo:rsid="00ee8dbd" officeooo:paragraph-rsid="00ee8dbd" style:font-style-asian="normal" style:font-style-complex="normal"/>
    </style:style>
    <style:style style:name="P206" style:family="paragraph" style:parent-style-name="Table_20_Contents">
      <style:text-properties fo:font-style="normal" officeooo:rsid="00ef212d" officeooo:paragraph-rsid="00ef212d" style:font-style-asian="normal" style:font-style-complex="normal"/>
    </style:style>
    <style:style style:name="P207" style:family="paragraph" style:parent-style-name="Table_20_Contents">
      <style:text-properties fo:font-style="normal" officeooo:rsid="00fa35ed" officeooo:paragraph-rsid="00fa35ed" style:font-style-asian="normal" style:font-style-complex="normal"/>
    </style:style>
    <style:style style:name="P208" style:family="paragraph" style:parent-style-name="Table_20_Contents">
      <style:text-properties fo:font-style="normal" officeooo:rsid="00ffac04" officeooo:paragraph-rsid="00ffac04" style:font-style-asian="normal" style:font-style-complex="normal"/>
    </style:style>
    <style:style style:name="P209" style:family="paragraph" style:parent-style-name="Table_20_Contents">
      <style:text-properties fo:font-style="normal" officeooo:rsid="00ffac04" officeooo:paragraph-rsid="01017785" style:font-style-asian="normal" style:font-style-complex="normal"/>
    </style:style>
    <style:style style:name="P210" style:family="paragraph" style:parent-style-name="Table_20_Contents">
      <style:text-properties fo:font-style="normal" officeooo:rsid="01017785" officeooo:paragraph-rsid="01017785" style:font-style-asian="normal" style:font-style-complex="normal"/>
    </style:style>
    <style:style style:name="P211" style:family="paragraph" style:parent-style-name="Table_20_Contents">
      <style:text-properties officeooo:rsid="00594359" officeooo:paragraph-rsid="00594359"/>
    </style:style>
    <style:style style:name="P212" style:family="paragraph" style:parent-style-name="Table_20_Contents">
      <style:text-properties officeooo:rsid="00594359" officeooo:paragraph-rsid="00602e3e"/>
    </style:style>
    <style:style style:name="P213" style:family="paragraph" style:parent-style-name="Table_20_Contents">
      <style:text-properties officeooo:rsid="00594359" officeooo:paragraph-rsid="00785618"/>
    </style:style>
    <style:style style:name="P214" style:family="paragraph" style:parent-style-name="Table_20_Contents">
      <style:text-properties officeooo:rsid="005b01bb" officeooo:paragraph-rsid="005b01bb"/>
    </style:style>
    <style:style style:name="P215" style:family="paragraph" style:parent-style-name="Table_20_Contents">
      <style:text-properties officeooo:rsid="005b01bb" officeooo:paragraph-rsid="005bc751"/>
    </style:style>
    <style:style style:name="P216" style:family="paragraph" style:parent-style-name="Table_20_Contents">
      <style:text-properties officeooo:rsid="005bc751" officeooo:paragraph-rsid="005bc751"/>
    </style:style>
    <style:style style:name="P217" style:family="paragraph" style:parent-style-name="Table_20_Contents">
      <style:text-properties officeooo:rsid="005d668b" officeooo:paragraph-rsid="005d668b"/>
    </style:style>
    <style:style style:name="P218" style:family="paragraph" style:parent-style-name="Table_20_Contents">
      <style:text-properties officeooo:rsid="005d668b" officeooo:paragraph-rsid="0069dda5"/>
    </style:style>
    <style:style style:name="P219" style:family="paragraph" style:parent-style-name="Table_20_Contents">
      <style:text-properties officeooo:paragraph-rsid="005d668b"/>
    </style:style>
    <style:style style:name="P220" style:family="paragraph" style:parent-style-name="Table_20_Contents">
      <style:text-properties officeooo:rsid="005de837" officeooo:paragraph-rsid="005de837"/>
    </style:style>
    <style:style style:name="P221"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222"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223" style:family="paragraph" style:parent-style-name="Table_20_Contents">
      <style:text-properties fo:font-weight="bold" officeooo:rsid="010b7ea4" officeooo:paragraph-rsid="010b7ea4" style:font-weight-asian="bold" style:font-weight-complex="bold"/>
    </style:style>
    <style:style style:name="P224" style:family="paragraph" style:parent-style-name="Table_20_Contents">
      <style:text-properties officeooo:rsid="005e2c89" officeooo:paragraph-rsid="005e2c89"/>
    </style:style>
    <style:style style:name="P225" style:family="paragraph" style:parent-style-name="Table_20_Contents">
      <style:text-properties officeooo:rsid="005e2c89" officeooo:paragraph-rsid="00602e3e"/>
    </style:style>
    <style:style style:name="P226" style:family="paragraph" style:parent-style-name="Table_20_Contents">
      <style:text-properties officeooo:rsid="005e2c89" officeooo:paragraph-rsid="0069dda5"/>
    </style:style>
    <style:style style:name="P227" style:family="paragraph" style:parent-style-name="Table_20_Contents">
      <style:text-properties officeooo:rsid="00602e3e" officeooo:paragraph-rsid="00602e3e"/>
    </style:style>
    <style:style style:name="P228" style:family="paragraph" style:parent-style-name="Table_20_Contents">
      <style:text-properties officeooo:paragraph-rsid="00602e3e"/>
    </style:style>
    <style:style style:name="P229" style:family="paragraph" style:parent-style-name="Table_20_Contents">
      <style:text-properties officeooo:rsid="00606ff5" officeooo:paragraph-rsid="00606ff5"/>
    </style:style>
    <style:style style:name="P230" style:family="paragraph" style:parent-style-name="Table_20_Contents">
      <style:text-properties officeooo:rsid="0061f554" officeooo:paragraph-rsid="0061f554"/>
    </style:style>
    <style:style style:name="P231" style:family="paragraph" style:parent-style-name="Table_20_Contents">
      <style:text-properties officeooo:rsid="0062d78b" officeooo:paragraph-rsid="0062d78b"/>
    </style:style>
    <style:style style:name="P232" style:family="paragraph" style:parent-style-name="Table_20_Contents">
      <style:text-properties officeooo:rsid="0069dda5" officeooo:paragraph-rsid="0069dda5"/>
    </style:style>
    <style:style style:name="P233" style:family="paragraph" style:parent-style-name="Table_20_Contents">
      <style:text-properties officeooo:rsid="0069ecb8" officeooo:paragraph-rsid="0069ecb8"/>
    </style:style>
    <style:style style:name="P234" style:family="paragraph" style:parent-style-name="Table_20_Contents">
      <style:text-properties officeooo:rsid="006d333c" officeooo:paragraph-rsid="006d333c"/>
    </style:style>
    <style:style style:name="P235" style:family="paragraph" style:parent-style-name="Table_20_Contents">
      <style:paragraph-properties>
        <style:tab-stops>
          <style:tab-stop style:position="2.085cm"/>
        </style:tab-stops>
      </style:paragraph-properties>
      <style:text-properties officeooo:rsid="006d333c" officeooo:paragraph-rsid="006d333c"/>
    </style:style>
    <style:style style:name="P236" style:family="paragraph" style:parent-style-name="Table_20_Contents">
      <style:text-properties officeooo:rsid="006e4969" officeooo:paragraph-rsid="006e4969"/>
    </style:style>
    <style:style style:name="P237" style:family="paragraph" style:parent-style-name="Table_20_Contents">
      <style:text-properties officeooo:rsid="00700365" officeooo:paragraph-rsid="00700365"/>
    </style:style>
    <style:style style:name="P238" style:family="paragraph" style:parent-style-name="Table_20_Contents">
      <style:text-properties officeooo:rsid="00700365" officeooo:paragraph-rsid="01093599"/>
    </style:style>
    <style:style style:name="P239" style:family="paragraph" style:parent-style-name="Table_20_Contents">
      <style:text-properties officeooo:rsid="00713b93" officeooo:paragraph-rsid="00713b93"/>
    </style:style>
    <style:style style:name="P240" style:family="paragraph" style:parent-style-name="Table_20_Contents">
      <style:text-properties officeooo:rsid="00744d05" officeooo:paragraph-rsid="00744d05"/>
    </style:style>
    <style:style style:name="P241" style:family="paragraph" style:parent-style-name="Table_20_Contents">
      <style:text-properties officeooo:rsid="00745443" officeooo:paragraph-rsid="00745443"/>
    </style:style>
    <style:style style:name="P242" style:family="paragraph" style:parent-style-name="Table_20_Contents">
      <style:text-properties officeooo:rsid="00785618" officeooo:paragraph-rsid="00785618"/>
    </style:style>
    <style:style style:name="P243" style:family="paragraph" style:parent-style-name="Table_20_Contents">
      <style:text-properties officeooo:rsid="007d614d" officeooo:paragraph-rsid="007d614d"/>
    </style:style>
    <style:style style:name="P244" style:family="paragraph" style:parent-style-name="Table_20_Contents">
      <style:text-properties officeooo:rsid="007e98b5" officeooo:paragraph-rsid="007e98b5"/>
    </style:style>
    <style:style style:name="P245" style:family="paragraph" style:parent-style-name="Table_20_Contents">
      <style:text-properties officeooo:rsid="00802585" officeooo:paragraph-rsid="00802585"/>
    </style:style>
    <style:style style:name="P246" style:family="paragraph" style:parent-style-name="Table_20_Contents">
      <style:text-properties officeooo:rsid="00802585" officeooo:paragraph-rsid="0083c4bd"/>
    </style:style>
    <style:style style:name="P247" style:family="paragraph" style:parent-style-name="Table_20_Contents">
      <style:text-properties officeooo:rsid="008079b7" officeooo:paragraph-rsid="0083c4bd"/>
    </style:style>
    <style:style style:name="P248" style:family="paragraph" style:parent-style-name="Table_20_Contents">
      <style:text-properties officeooo:rsid="0083c4bd" officeooo:paragraph-rsid="0083c4bd"/>
    </style:style>
    <style:style style:name="P249" style:family="paragraph" style:parent-style-name="Table_20_Contents">
      <style:text-properties officeooo:rsid="0084ed96" officeooo:paragraph-rsid="0084ed96"/>
    </style:style>
    <style:style style:name="P250" style:family="paragraph" style:parent-style-name="Table_20_Contents">
      <style:text-properties officeooo:rsid="00852faf" officeooo:paragraph-rsid="00852faf"/>
    </style:style>
    <style:style style:name="P251" style:family="paragraph" style:parent-style-name="Table_20_Contents">
      <style:text-properties officeooo:rsid="00852faf" officeooo:paragraph-rsid="00591f4b"/>
    </style:style>
    <style:style style:name="P252" style:family="paragraph" style:parent-style-name="Table_20_Contents">
      <style:text-properties officeooo:rsid="0086b973" officeooo:paragraph-rsid="0086b973"/>
    </style:style>
    <style:style style:name="P253" style:family="paragraph" style:parent-style-name="Table_20_Contents">
      <style:text-properties officeooo:rsid="008a06bd" officeooo:paragraph-rsid="008a06bd"/>
    </style:style>
    <style:style style:name="P254" style:family="paragraph" style:parent-style-name="Table_20_Contents">
      <style:text-properties officeooo:rsid="008f24ae" officeooo:paragraph-rsid="008f24ae"/>
    </style:style>
    <style:style style:name="P255" style:family="paragraph" style:parent-style-name="Table_20_Contents">
      <style:text-properties officeooo:rsid="0091aba8" officeooo:paragraph-rsid="0091aba8"/>
    </style:style>
    <style:style style:name="P256" style:family="paragraph" style:parent-style-name="Table_20_Contents">
      <style:text-properties officeooo:rsid="0093880b" officeooo:paragraph-rsid="0093880b"/>
    </style:style>
    <style:style style:name="P257" style:family="paragraph" style:parent-style-name="Table_20_Contents">
      <style:text-properties officeooo:rsid="0094b622" officeooo:paragraph-rsid="0094b622"/>
    </style:style>
    <style:style style:name="P258" style:family="paragraph" style:parent-style-name="Table_20_Contents">
      <style:text-properties officeooo:rsid="00967022" officeooo:paragraph-rsid="00967022"/>
    </style:style>
    <style:style style:name="P259" style:family="paragraph" style:parent-style-name="Table_20_Contents">
      <style:text-properties officeooo:rsid="009d48b3" officeooo:paragraph-rsid="009d48b3"/>
    </style:style>
    <style:style style:name="P260" style:family="paragraph" style:parent-style-name="Table_20_Contents">
      <style:paragraph-properties>
        <style:tab-stops>
          <style:tab-stop style:position="3.969cm"/>
        </style:tab-stops>
      </style:paragraph-properties>
      <style:text-properties officeooo:rsid="009d48b3" officeooo:paragraph-rsid="009d48b3"/>
    </style:style>
    <style:style style:name="P261" style:family="paragraph" style:parent-style-name="Table_20_Contents">
      <style:paragraph-properties>
        <style:tab-stops>
          <style:tab-stop style:position="3.969cm"/>
        </style:tab-stops>
      </style:paragraph-properties>
      <style:text-properties officeooo:rsid="009e8933" officeooo:paragraph-rsid="009e8933"/>
    </style:style>
    <style:style style:name="P262" style:family="paragraph" style:parent-style-name="Table_20_Contents">
      <style:text-properties officeooo:rsid="009e8933" officeooo:paragraph-rsid="009e8933"/>
    </style:style>
    <style:style style:name="P263" style:family="paragraph" style:parent-style-name="Table_20_Contents">
      <style:text-properties officeooo:rsid="009fbd2d" officeooo:paragraph-rsid="009fbd2d"/>
    </style:style>
    <style:style style:name="P264" style:family="paragraph" style:parent-style-name="Table_20_Contents">
      <style:text-properties officeooo:rsid="00a055dc" officeooo:paragraph-rsid="00a055dc"/>
    </style:style>
    <style:style style:name="P265" style:family="paragraph" style:parent-style-name="Table_20_Contents">
      <style:text-properties officeooo:rsid="00a749d1" officeooo:paragraph-rsid="00a749d1"/>
    </style:style>
    <style:style style:name="P266" style:family="paragraph" style:parent-style-name="Table_20_Contents">
      <style:text-properties officeooo:rsid="00a8a1dc" officeooo:paragraph-rsid="00a8a1dc"/>
    </style:style>
    <style:style style:name="P267" style:family="paragraph" style:parent-style-name="Table_20_Contents">
      <style:text-properties officeooo:rsid="00aa5418" officeooo:paragraph-rsid="00aa5418"/>
    </style:style>
    <style:style style:name="P268" style:family="paragraph" style:parent-style-name="Table_20_Contents">
      <style:text-properties officeooo:rsid="00aa5418" officeooo:paragraph-rsid="00abd0a4"/>
    </style:style>
    <style:style style:name="P269" style:family="paragraph" style:parent-style-name="Table_20_Contents">
      <style:text-properties officeooo:paragraph-rsid="00abd0a4"/>
    </style:style>
    <style:style style:name="P270" style:family="paragraph" style:parent-style-name="Table_20_Contents">
      <style:text-properties officeooo:rsid="00abd0a4" officeooo:paragraph-rsid="00abd0a4"/>
    </style:style>
    <style:style style:name="P271" style:family="paragraph" style:parent-style-name="Table_20_Contents">
      <style:text-properties officeooo:rsid="00ad2de3" officeooo:paragraph-rsid="00a749d1"/>
    </style:style>
    <style:style style:name="P272" style:family="paragraph" style:parent-style-name="Table_20_Contents">
      <style:text-properties officeooo:rsid="00b309b1" officeooo:paragraph-rsid="00b309b1"/>
    </style:style>
    <style:style style:name="P273" style:family="paragraph" style:parent-style-name="Table_20_Contents">
      <style:text-properties officeooo:rsid="00b309b1" officeooo:paragraph-rsid="00b728d2"/>
    </style:style>
    <style:style style:name="P274" style:family="paragraph" style:parent-style-name="Table_20_Contents">
      <style:text-properties officeooo:rsid="00b309b1" officeooo:paragraph-rsid="00d5d631"/>
    </style:style>
    <style:style style:name="P275" style:family="paragraph" style:parent-style-name="Table_20_Contents">
      <style:text-properties officeooo:rsid="00b5a950" officeooo:paragraph-rsid="00b5a950"/>
    </style:style>
    <style:style style:name="P276" style:family="paragraph" style:parent-style-name="Table_20_Contents">
      <style:text-properties officeooo:rsid="00b5a950" officeooo:paragraph-rsid="00d35d7b"/>
    </style:style>
    <style:style style:name="P277" style:family="paragraph" style:parent-style-name="Table_20_Contents">
      <style:text-properties officeooo:rsid="00ba0d33" officeooo:paragraph-rsid="00ba0d33"/>
    </style:style>
    <style:style style:name="P278" style:family="paragraph" style:parent-style-name="Table_20_Contents">
      <style:text-properties officeooo:rsid="00ba48b8" officeooo:paragraph-rsid="00ba48b8"/>
    </style:style>
    <style:style style:name="P279" style:family="paragraph" style:parent-style-name="Table_20_Contents">
      <style:text-properties officeooo:rsid="00c1b621" officeooo:paragraph-rsid="00c1b621"/>
    </style:style>
    <style:style style:name="P280" style:family="paragraph" style:parent-style-name="Table_20_Contents">
      <style:text-properties officeooo:paragraph-rsid="00ccb13e"/>
    </style:style>
    <style:style style:name="P281" style:family="paragraph" style:parent-style-name="Table_20_Contents">
      <style:text-properties officeooo:rsid="00ccb13e" officeooo:paragraph-rsid="00ccb13e"/>
    </style:style>
    <style:style style:name="P282" style:family="paragraph" style:parent-style-name="Table_20_Contents">
      <style:text-properties officeooo:rsid="00cd8fd3" officeooo:paragraph-rsid="00cd8fd3"/>
    </style:style>
    <style:style style:name="P283" style:family="paragraph" style:parent-style-name="Table_20_Contents">
      <style:text-properties officeooo:rsid="00ce8fb7" officeooo:paragraph-rsid="00ce8fb7"/>
    </style:style>
    <style:style style:name="P284" style:family="paragraph" style:parent-style-name="Table_20_Contents">
      <style:text-properties officeooo:rsid="00d0a901" officeooo:paragraph-rsid="00d0a901"/>
    </style:style>
    <style:style style:name="P285" style:family="paragraph" style:parent-style-name="Table_20_Contents">
      <style:text-properties officeooo:rsid="00d0d526" officeooo:paragraph-rsid="00d0d526"/>
    </style:style>
    <style:style style:name="P286" style:family="paragraph" style:parent-style-name="Table_20_Contents">
      <style:paragraph-properties>
        <style:tab-stops>
          <style:tab-stop style:position="4.154cm"/>
        </style:tab-stops>
      </style:paragraph-properties>
      <style:text-properties officeooo:rsid="00d0d526" officeooo:paragraph-rsid="00d0d526"/>
    </style:style>
    <style:style style:name="P287" style:family="paragraph" style:parent-style-name="Table_20_Contents">
      <style:text-properties officeooo:rsid="00d15f0d" officeooo:paragraph-rsid="00d15f0d"/>
    </style:style>
    <style:style style:name="P288" style:family="paragraph" style:parent-style-name="Table_20_Contents">
      <style:text-properties officeooo:rsid="00d35d7b" officeooo:paragraph-rsid="00d35d7b"/>
    </style:style>
    <style:style style:name="P289" style:family="paragraph" style:parent-style-name="Table_20_Contents">
      <style:text-properties officeooo:rsid="00d3c780" officeooo:paragraph-rsid="00d3c780"/>
    </style:style>
    <style:style style:name="P290" style:family="paragraph" style:parent-style-name="Table_20_Contents">
      <style:text-properties officeooo:rsid="00d3c780" officeooo:paragraph-rsid="00d5a304"/>
    </style:style>
    <style:style style:name="P291" style:family="paragraph" style:parent-style-name="Table_20_Contents">
      <style:text-properties officeooo:rsid="00d5a304" officeooo:paragraph-rsid="00d5a304"/>
    </style:style>
    <style:style style:name="P292" style:family="paragraph" style:parent-style-name="Table_20_Contents">
      <style:text-properties officeooo:rsid="00d71118" officeooo:paragraph-rsid="00d71118"/>
    </style:style>
    <style:style style:name="P293" style:family="paragraph" style:parent-style-name="Table_20_Contents">
      <style:text-properties officeooo:rsid="00d7de6f" officeooo:paragraph-rsid="00d7de6f"/>
    </style:style>
    <style:style style:name="P294" style:family="paragraph" style:parent-style-name="Table_20_Contents">
      <style:text-properties officeooo:rsid="00dd2949" officeooo:paragraph-rsid="00dd2949"/>
    </style:style>
    <style:style style:name="P295" style:family="paragraph" style:parent-style-name="Table_20_Contents">
      <style:text-properties officeooo:rsid="00de8f58" officeooo:paragraph-rsid="00de8f58"/>
    </style:style>
    <style:style style:name="P296" style:family="paragraph" style:parent-style-name="Table_20_Contents">
      <style:text-properties officeooo:rsid="00defcf9" officeooo:paragraph-rsid="00defcf9"/>
    </style:style>
    <style:style style:name="P297" style:family="paragraph" style:parent-style-name="Table_20_Contents">
      <style:text-properties officeooo:rsid="00e22666" officeooo:paragraph-rsid="00e22666"/>
    </style:style>
    <style:style style:name="P298" style:family="paragraph" style:parent-style-name="Table_20_Contents">
      <style:text-properties officeooo:rsid="00e5596c" officeooo:paragraph-rsid="00e5596c"/>
    </style:style>
    <style:style style:name="P299" style:family="paragraph" style:parent-style-name="Table_20_Contents">
      <style:text-properties officeooo:rsid="00e8cb57" officeooo:paragraph-rsid="00e8cb57"/>
    </style:style>
    <style:style style:name="P300" style:family="paragraph" style:parent-style-name="Table_20_Contents">
      <style:text-properties officeooo:rsid="00ebd2cd" officeooo:paragraph-rsid="00ebd2cd"/>
    </style:style>
    <style:style style:name="P301" style:family="paragraph" style:parent-style-name="Table_20_Contents">
      <style:text-properties officeooo:rsid="00ee8dbd" officeooo:paragraph-rsid="00ee8dbd"/>
    </style:style>
    <style:style style:name="P302" style:family="paragraph" style:parent-style-name="Table_20_Contents">
      <style:text-properties officeooo:rsid="00ef48f5" officeooo:paragraph-rsid="00ef48f5"/>
    </style:style>
    <style:style style:name="P303" style:family="paragraph" style:parent-style-name="Table_20_Contents">
      <style:text-properties officeooo:rsid="00efea2e" officeooo:paragraph-rsid="00efea2e"/>
    </style:style>
    <style:style style:name="P304" style:family="paragraph" style:parent-style-name="Table_20_Contents">
      <style:text-properties officeooo:rsid="00f0593a" officeooo:paragraph-rsid="00f0593a"/>
    </style:style>
    <style:style style:name="P305" style:family="paragraph" style:parent-style-name="Table_20_Contents">
      <style:text-properties officeooo:rsid="00f4d591" officeooo:paragraph-rsid="00f4d591"/>
    </style:style>
    <style:style style:name="P306" style:family="paragraph" style:parent-style-name="Table_20_Contents">
      <style:text-properties officeooo:rsid="00f52a2a" officeooo:paragraph-rsid="00f52a2a"/>
    </style:style>
    <style:style style:name="P307" style:family="paragraph" style:parent-style-name="Table_20_Contents">
      <style:text-properties officeooo:rsid="00f6b90a" officeooo:paragraph-rsid="00f6b90a"/>
    </style:style>
    <style:style style:name="P308" style:family="paragraph" style:parent-style-name="Table_20_Contents">
      <style:text-properties officeooo:rsid="00f77d2b" officeooo:paragraph-rsid="00f77d2b"/>
    </style:style>
    <style:style style:name="P309" style:family="paragraph" style:parent-style-name="Table_20_Contents">
      <style:text-properties officeooo:rsid="00f9e1fb" officeooo:paragraph-rsid="00f9e1fb"/>
    </style:style>
    <style:style style:name="P310" style:family="paragraph" style:parent-style-name="Table_20_Contents">
      <style:text-properties officeooo:rsid="00fa35ed" officeooo:paragraph-rsid="00fa35ed"/>
    </style:style>
    <style:style style:name="P311" style:family="paragraph" style:parent-style-name="Table_20_Contents">
      <style:text-properties officeooo:rsid="00fcad9f" officeooo:paragraph-rsid="00fcad9f"/>
    </style:style>
    <style:style style:name="P312" style:family="paragraph" style:parent-style-name="Table_20_Contents">
      <style:text-properties officeooo:rsid="00fe673b" officeooo:paragraph-rsid="00fe673b"/>
    </style:style>
    <style:style style:name="P313" style:family="paragraph" style:parent-style-name="Table_20_Contents">
      <style:text-properties officeooo:rsid="00fe673b" officeooo:paragraph-rsid="00591f4b"/>
    </style:style>
    <style:style style:name="P314" style:family="paragraph" style:parent-style-name="Table_20_Contents">
      <style:text-properties officeooo:rsid="00ffac04" officeooo:paragraph-rsid="00ffac04"/>
    </style:style>
    <style:style style:name="P315" style:family="paragraph" style:parent-style-name="Table_20_Contents">
      <style:text-properties officeooo:rsid="00ffac04" officeooo:paragraph-rsid="01017785"/>
    </style:style>
    <style:style style:name="P316" style:family="paragraph" style:parent-style-name="Table_20_Contents">
      <style:text-properties officeooo:rsid="00ffc43f" officeooo:paragraph-rsid="00ffc43f"/>
    </style:style>
    <style:style style:name="P317" style:family="paragraph" style:parent-style-name="Table_20_Contents">
      <style:text-properties officeooo:rsid="01017785" officeooo:paragraph-rsid="01017785"/>
    </style:style>
    <style:style style:name="P318" style:family="paragraph" style:parent-style-name="Table_20_Contents">
      <style:text-properties officeooo:rsid="010458f2" officeooo:paragraph-rsid="010458f2"/>
    </style:style>
    <style:style style:name="P319" style:family="paragraph" style:parent-style-name="Table_20_Contents">
      <style:text-properties officeooo:rsid="010458f2" officeooo:paragraph-rsid="01061bad"/>
    </style:style>
    <style:style style:name="P320" style:family="paragraph" style:parent-style-name="Table_20_Contents">
      <style:text-properties officeooo:rsid="01061bad" officeooo:paragraph-rsid="01061bad"/>
    </style:style>
    <style:style style:name="P321" style:family="paragraph" style:parent-style-name="Table_20_Contents">
      <style:text-properties officeooo:rsid="010794dc" officeooo:paragraph-rsid="010794dc"/>
    </style:style>
    <style:style style:name="P322" style:family="paragraph" style:parent-style-name="Table_20_Contents">
      <style:text-properties officeooo:rsid="01079890" officeooo:paragraph-rsid="01079890"/>
    </style:style>
    <style:style style:name="P323" style:family="paragraph" style:parent-style-name="Table_20_Contents">
      <style:text-properties officeooo:rsid="01093599" officeooo:paragraph-rsid="01093599"/>
    </style:style>
    <style:style style:name="P324" style:family="paragraph" style:parent-style-name="Table_20_Contents">
      <style:text-properties officeooo:rsid="010b7ea4" officeooo:paragraph-rsid="010b7ea4"/>
    </style:style>
    <style:style style:name="P325" style:family="paragraph" style:parent-style-name="Table_20_Contents">
      <style:text-properties officeooo:rsid="01113599" officeooo:paragraph-rsid="01113599"/>
    </style:style>
    <style:style style:name="P326" style:family="paragraph" style:parent-style-name="Table_20_Contents">
      <style:text-properties officeooo:rsid="01117d3f" officeooo:paragraph-rsid="01117d3f"/>
    </style:style>
    <style:style style:name="P327" style:family="paragraph" style:parent-style-name="Table_20_Contents">
      <style:text-properties officeooo:rsid="0111bea1" officeooo:paragraph-rsid="0111bea1"/>
    </style:style>
    <style:style style:name="P328" style:family="paragraph" style:parent-style-name="Table_20_Contents">
      <style:text-properties officeooo:rsid="0111f3e3" officeooo:paragraph-rsid="0111f3e3"/>
    </style:style>
    <style:style style:name="P329" style:family="paragraph" style:parent-style-name="Table_20_Heading">
      <style:text-properties officeooo:rsid="0019fb4e" officeooo:paragraph-rsid="0023d831"/>
    </style:style>
    <style:style style:name="P330" style:family="paragraph" style:parent-style-name="Table_20_Heading">
      <style:text-properties officeooo:rsid="0019fb4e" officeooo:paragraph-rsid="0024e9d2"/>
    </style:style>
    <style:style style:name="P331" style:family="paragraph" style:parent-style-name="Table_20_Heading">
      <style:text-properties officeooo:rsid="0019fb4e" officeooo:paragraph-rsid="002dbe78"/>
    </style:style>
    <style:style style:name="P332" style:family="paragraph" style:parent-style-name="Table_20_Heading">
      <style:text-properties officeooo:rsid="0019fb4e" officeooo:paragraph-rsid="0046b652"/>
    </style:style>
    <style:style style:name="P333" style:family="paragraph" style:parent-style-name="Table_20_Heading">
      <style:text-properties officeooo:rsid="0019fb4e" officeooo:paragraph-rsid="004872db"/>
    </style:style>
    <style:style style:name="P334" style:family="paragraph" style:parent-style-name="Table_20_Heading">
      <style:text-properties officeooo:rsid="0019fb4e" officeooo:paragraph-rsid="006d333c"/>
    </style:style>
    <style:style style:name="P335" style:family="paragraph" style:parent-style-name="Table_20_Heading">
      <style:text-properties officeooo:rsid="0019fb4e" officeooo:paragraph-rsid="00a22569"/>
    </style:style>
    <style:style style:name="P336" style:family="paragraph" style:parent-style-name="Table_20_Heading">
      <style:text-properties officeooo:rsid="0019fb4e" officeooo:paragraph-rsid="00a749d1"/>
    </style:style>
    <style:style style:name="P337" style:family="paragraph" style:parent-style-name="Table_20_Heading">
      <style:text-properties officeooo:rsid="0019fb4e" officeooo:paragraph-rsid="00b728d2"/>
    </style:style>
    <style:style style:name="P338" style:family="paragraph" style:parent-style-name="Table_20_Heading">
      <style:text-properties officeooo:rsid="001dc8bb" officeooo:paragraph-rsid="0051e61b"/>
    </style:style>
    <style:style style:name="P339" style:family="paragraph" style:parent-style-name="Table_20_Heading">
      <style:text-properties officeooo:rsid="00218946" officeooo:paragraph-rsid="005d668b"/>
    </style:style>
    <style:style style:name="P340" style:family="paragraph" style:parent-style-name="Table_20_Heading">
      <style:text-properties officeooo:rsid="002b8fc8" officeooo:paragraph-rsid="00591f4b"/>
    </style:style>
    <style:style style:name="P341" style:family="paragraph" style:parent-style-name="Table_20_Heading">
      <style:text-properties officeooo:rsid="004a4204" officeooo:paragraph-rsid="004a4204"/>
    </style:style>
    <style:style style:name="P342" style:family="paragraph" style:parent-style-name="Table_20_Heading">
      <style:text-properties officeooo:rsid="004a4204" officeooo:paragraph-rsid="0050de4e"/>
    </style:style>
    <style:style style:name="P343" style:family="paragraph" style:parent-style-name="Table_20_Heading">
      <style:text-properties officeooo:rsid="004a4204" officeooo:paragraph-rsid="0051e61b"/>
    </style:style>
    <style:style style:name="P344" style:family="paragraph" style:parent-style-name="Table_20_Heading">
      <style:text-properties officeooo:rsid="004a4204" officeooo:paragraph-rsid="00594359"/>
    </style:style>
    <style:style style:name="P345" style:family="paragraph" style:parent-style-name="Table_20_Heading">
      <style:text-properties officeooo:rsid="004a4204" officeooo:paragraph-rsid="005b01bb"/>
    </style:style>
    <style:style style:name="P346" style:family="paragraph" style:parent-style-name="Table_20_Heading">
      <style:text-properties officeooo:rsid="004a4204" officeooo:paragraph-rsid="005bc751"/>
    </style:style>
    <style:style style:name="P347" style:family="paragraph" style:parent-style-name="Table_20_Heading">
      <style:text-properties officeooo:rsid="004a4204" officeooo:paragraph-rsid="005e2c89"/>
    </style:style>
    <style:style style:name="P348" style:family="paragraph" style:parent-style-name="Table_20_Heading">
      <style:text-properties officeooo:rsid="004a4204" officeooo:paragraph-rsid="00602e3e"/>
    </style:style>
    <style:style style:name="P349" style:family="paragraph" style:parent-style-name="Table_20_Heading">
      <style:text-properties officeooo:rsid="004a4204" officeooo:paragraph-rsid="0069dda5"/>
    </style:style>
    <style:style style:name="P350" style:family="paragraph" style:parent-style-name="Table_20_Heading">
      <style:text-properties officeooo:rsid="004a4204" officeooo:paragraph-rsid="0076f9d5"/>
    </style:style>
    <style:style style:name="P351" style:family="paragraph" style:parent-style-name="Table_20_Heading">
      <style:text-properties officeooo:rsid="004a4204" officeooo:paragraph-rsid="00785618"/>
    </style:style>
    <style:style style:name="P352" style:family="paragraph" style:parent-style-name="Table_20_Heading">
      <style:text-properties officeooo:rsid="004a4204" officeooo:paragraph-rsid="0083c4bd"/>
    </style:style>
    <style:style style:name="P353" style:family="paragraph" style:parent-style-name="Table_20_Heading">
      <style:text-properties officeooo:rsid="004a4204" officeooo:paragraph-rsid="009fbd2d"/>
    </style:style>
    <style:style style:name="P354" style:family="paragraph" style:parent-style-name="Table_20_Heading">
      <style:text-properties officeooo:rsid="004a4204" officeooo:paragraph-rsid="00a808f9"/>
    </style:style>
    <style:style style:name="P355" style:family="paragraph" style:parent-style-name="Table_20_Heading">
      <style:text-properties officeooo:rsid="004a4204" officeooo:paragraph-rsid="00aa5418"/>
    </style:style>
    <style:style style:name="P356" style:family="paragraph" style:parent-style-name="Table_20_Heading">
      <style:text-properties officeooo:rsid="004a4204" officeooo:paragraph-rsid="00abd0a4"/>
    </style:style>
    <style:style style:name="P357" style:family="paragraph" style:parent-style-name="Table_20_Heading">
      <style:text-properties officeooo:rsid="004a4204" officeooo:paragraph-rsid="00b3f4fc"/>
    </style:style>
    <style:style style:name="P358" style:family="paragraph" style:parent-style-name="Table_20_Heading">
      <style:text-properties officeooo:rsid="004a4204" officeooo:paragraph-rsid="00b5a950"/>
    </style:style>
    <style:style style:name="P359" style:family="paragraph" style:parent-style-name="Table_20_Heading">
      <style:text-properties officeooo:rsid="004a4204" officeooo:paragraph-rsid="00ccb13e"/>
    </style:style>
    <style:style style:name="P360" style:family="paragraph" style:parent-style-name="Table_20_Heading">
      <style:text-properties officeooo:rsid="004a4204" officeooo:paragraph-rsid="00ce8fb7"/>
    </style:style>
    <style:style style:name="P361" style:family="paragraph" style:parent-style-name="Table_20_Heading">
      <style:text-properties officeooo:rsid="00561d90" officeooo:paragraph-rsid="00561d90"/>
    </style:style>
    <style:style style:name="P362" style:family="paragraph" style:parent-style-name="Table_20_Heading">
      <style:text-properties officeooo:rsid="005d668b" officeooo:paragraph-rsid="005d668b"/>
    </style:style>
    <style:style style:name="P363" style:family="paragraph" style:parent-style-name="Table_20_Heading">
      <style:text-properties officeooo:rsid="005d668b" officeooo:paragraph-rsid="0069dda5"/>
    </style:style>
    <style:style style:name="P364" style:family="paragraph" style:parent-style-name="Table_20_Heading">
      <style:text-properties officeooo:rsid="005d668b" officeooo:paragraph-rsid="006d333c"/>
    </style:style>
    <style:style style:name="P365" style:family="paragraph" style:parent-style-name="Table_20_Heading">
      <style:text-properties officeooo:rsid="006d333c" officeooo:paragraph-rsid="006d333c"/>
    </style:style>
    <style:style style:name="P366" style:family="paragraph" style:parent-style-name="Table_20_Heading">
      <style:text-properties officeooo:rsid="00700365" officeooo:paragraph-rsid="00700365"/>
    </style:style>
    <style:style style:name="P367" style:family="paragraph" style:parent-style-name="Table_20_Heading">
      <style:paragraph-properties>
        <style:tab-stops>
          <style:tab-stop style:position="1.868cm"/>
        </style:tab-stops>
      </style:paragraph-properties>
      <style:text-properties officeooo:rsid="00700365" officeooo:paragraph-rsid="00700365"/>
    </style:style>
    <style:style style:name="P368" style:family="paragraph" style:parent-style-name="Table_20_Heading">
      <style:text-properties officeooo:rsid="00713b93" officeooo:paragraph-rsid="00713b93"/>
    </style:style>
    <style:style style:name="P369" style:family="paragraph" style:parent-style-name="Table_20_Heading">
      <style:paragraph-properties>
        <style:tab-stops>
          <style:tab-stop style:position="1.868cm"/>
        </style:tab-stops>
      </style:paragraph-properties>
      <style:text-properties officeooo:rsid="00713b93" officeooo:paragraph-rsid="00713b93"/>
    </style:style>
    <style:style style:name="P370" style:family="paragraph" style:parent-style-name="Table_20_Heading">
      <style:text-properties officeooo:rsid="007d614d" officeooo:paragraph-rsid="007d614d"/>
    </style:style>
    <style:style style:name="P371" style:family="paragraph" style:parent-style-name="Text_20_body">
      <style:paragraph-properties fo:break-before="page"/>
      <style:text-properties officeooo:rsid="0051e61b" officeooo:paragraph-rsid="0051e61b"/>
    </style:style>
    <style:style style:name="P372" style:family="paragraph" style:parent-style-name="Text_20_body">
      <style:paragraph-properties fo:break-before="page"/>
      <style:text-properties fo:font-style="normal" officeooo:rsid="0024e9d2" officeooo:paragraph-rsid="00713b93" style:font-style-asian="normal" style:font-style-complex="normal"/>
    </style:style>
    <style:style style:name="P373" style:family="paragraph" style:parent-style-name="Text_20_body">
      <style:paragraph-properties fo:break-before="page"/>
      <style:text-properties fo:font-style="normal" officeooo:rsid="00561d90" officeooo:paragraph-rsid="00561d90" style:font-style-asian="normal" style:font-style-complex="normal"/>
    </style:style>
    <style:style style:name="P374" style:family="paragraph" style:parent-style-name="Text_20_body" style:list-style-name="">
      <style:text-properties officeooo:rsid="00967022" officeooo:paragraph-rsid="00967022"/>
    </style:style>
    <style:style style:name="P375" style:family="paragraph" style:parent-style-name="Heading_20_4">
      <style:text-properties officeooo:rsid="00efea2e" officeooo:paragraph-rsid="00efea2e"/>
    </style:style>
    <style:style style:name="P376" style:family="paragraph" style:parent-style-name="Heading_20_4">
      <style:text-properties officeooo:rsid="00a6d95a" officeooo:paragraph-rsid="00a6d95a"/>
    </style:style>
    <style:style style:name="P377" style:family="paragraph" style:parent-style-name="Heading_20_4">
      <style:text-properties officeooo:rsid="00df8c64" officeooo:paragraph-rsid="00df8c64"/>
    </style:style>
    <style:style style:name="P378" style:family="paragraph" style:parent-style-name="Heading_20_4" style:list-style-name="">
      <style:text-properties officeooo:rsid="00aa5418" officeooo:paragraph-rsid="00aa5418"/>
    </style:style>
    <style:style style:name="P379" style:family="paragraph" style:parent-style-name="Heading_20_4">
      <style:paragraph-properties fo:break-before="page"/>
      <style:text-properties officeooo:rsid="00a6d95a" officeooo:paragraph-rsid="00a6d95a"/>
    </style:style>
    <style:style style:name="P380" style:family="paragraph" style:parent-style-name="Heading_20_4">
      <style:paragraph-properties fo:break-before="page"/>
      <style:text-properties officeooo:rsid="00aa5418" officeooo:paragraph-rsid="00aa5418"/>
    </style:style>
    <style:style style:name="P381" style:family="paragraph" style:parent-style-name="Heading_20_4">
      <style:paragraph-properties fo:break-before="page"/>
      <style:text-properties officeooo:rsid="00abd0a4" officeooo:paragraph-rsid="00abd0a4"/>
    </style:style>
    <style:style style:name="P382" style:family="paragraph" style:parent-style-name="Heading_20_1" style:list-style-name="">
      <style:text-properties officeooo:rsid="00967022" officeooo:paragraph-rsid="00967022"/>
    </style:style>
    <style:style style:name="P383" style:family="paragraph" style:parent-style-name="Heading_20_1">
      <style:paragraph-properties fo:break-before="page"/>
    </style:style>
    <style:style style:name="P384" style:family="paragraph" style:parent-style-name="Heading_20_2" style:list-style-name="">
      <style:text-properties officeooo:rsid="00967022" officeooo:paragraph-rsid="00967022"/>
    </style:style>
    <style:style style:name="P385" style:family="paragraph" style:parent-style-name="Heading_20_2">
      <style:text-properties officeooo:rsid="0044df8c" officeooo:paragraph-rsid="0044df8c"/>
    </style:style>
    <style:style style:name="P386" style:family="paragraph" style:parent-style-name="Heading_20_2">
      <style:text-properties officeooo:rsid="00a5e662" officeooo:paragraph-rsid="00a5e662"/>
    </style:style>
    <style:style style:name="P387" style:family="paragraph" style:parent-style-name="Heading_20_2" style:list-style-name="">
      <style:text-properties fo:font-style="normal" officeooo:rsid="0019fb4e" officeooo:paragraph-rsid="0019fb4e" style:font-style-asian="normal" style:font-style-complex="normal"/>
    </style:style>
    <style:style style:name="P388" style:family="paragraph" style:parent-style-name="Heading_20_2">
      <style:text-properties officeooo:rsid="0019fb4e" officeooo:paragraph-rsid="00abd0a4"/>
    </style:style>
    <style:style style:name="P389" style:family="paragraph" style:parent-style-name="Heading_20_2">
      <style:paragraph-properties fo:break-before="page"/>
      <style:text-properties fo:font-style="normal" officeooo:rsid="00602e3e" officeooo:paragraph-rsid="00602e3e" style:font-style-asian="normal" style:font-style-complex="normal"/>
    </style:style>
    <style:style style:name="P390" style:family="paragraph" style:parent-style-name="Heading_20_2">
      <style:paragraph-properties fo:break-before="page"/>
      <style:text-properties fo:font-style="normal" officeooo:rsid="00cd8fd3" officeooo:paragraph-rsid="00cd8fd3" style:font-style-asian="normal" style:font-style-complex="normal"/>
    </style:style>
    <style:style style:name="P391" style:family="paragraph" style:parent-style-name="Heading_20_2">
      <style:paragraph-properties fo:break-before="page"/>
      <style:text-properties officeooo:rsid="00a749d1" officeooo:paragraph-rsid="00a749d1"/>
    </style:style>
    <style:style style:name="P392" style:family="paragraph" style:parent-style-name="Heading_20_2">
      <style:paragraph-properties fo:break-before="page"/>
      <style:text-properties officeooo:rsid="0019fb4e" officeooo:paragraph-rsid="002dbe78"/>
    </style:style>
    <style:style style:name="P393" style:family="paragraph" style:parent-style-name="Heading_20_2">
      <style:paragraph-properties fo:break-before="page"/>
      <style:text-properties officeooo:rsid="0019fb4e" officeooo:paragraph-rsid="00b3f4fc"/>
    </style:style>
    <style:style style:name="P394" style:family="paragraph" style:parent-style-name="Heading_20_2">
      <style:paragraph-properties fo:break-before="page"/>
      <style:text-properties officeooo:rsid="00a22569" officeooo:paragraph-rsid="00a22569"/>
    </style:style>
    <style:style style:name="P395" style:family="paragraph" style:parent-style-name="Heading_20_2">
      <style:paragraph-properties fo:break-before="page"/>
      <style:text-properties officeooo:rsid="00b3f4fc" officeooo:paragraph-rsid="00b728d2"/>
    </style:style>
    <style:style style:name="P396" style:family="paragraph" style:parent-style-name="Heading_20_2">
      <style:paragraph-properties fo:break-before="page"/>
      <style:text-properties officeooo:rsid="00b7372b" officeooo:paragraph-rsid="00b7372b"/>
    </style:style>
    <style:style style:name="P397" style:family="paragraph" style:parent-style-name="Table_20_Contents">
      <style:text-properties officeooo:rsid="004fed1f" officeooo:paragraph-rsid="004fed1f"/>
    </style:style>
    <style:style style:name="P398" style:family="paragraph" style:parent-style-name="Table_20_Contents">
      <style:text-properties officeooo:rsid="0113fe23" officeooo:paragraph-rsid="0113fe23"/>
    </style:style>
    <style:style style:name="P399" style:family="paragraph" style:parent-style-name="Heading_20_3">
      <style:text-properties officeooo:rsid="0044df8c" officeooo:paragraph-rsid="0044df8c"/>
    </style:style>
    <style:style style:name="P400" style:family="paragraph" style:parent-style-name="Heading_20_3" style:list-style-name="">
      <style:text-properties officeooo:rsid="004872db" officeooo:paragraph-rsid="004872db"/>
    </style:style>
    <style:style style:name="P401" style:family="paragraph" style:parent-style-name="Heading_20_3">
      <style:text-properties officeooo:rsid="00cb527d" officeooo:paragraph-rsid="00cb527d"/>
    </style:style>
    <style:style style:name="P402" style:family="paragraph" style:parent-style-name="Heading_20_3">
      <style:text-properties fo:font-style="normal" officeooo:rsid="005b01bb" officeooo:paragraph-rsid="005b01bb" style:font-style-asian="normal" style:font-style-complex="normal"/>
    </style:style>
    <style:style style:name="P403" style:family="paragraph" style:parent-style-name="Heading_20_3">
      <style:text-properties fo:font-style="normal" officeooo:rsid="00b5a950" officeooo:paragraph-rsid="00b5a950" style:font-style-asian="normal" style:font-style-complex="normal"/>
    </style:style>
    <style:style style:name="P404"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405" style:family="paragraph" style:parent-style-name="Heading_20_3">
      <style:text-properties officeooo:rsid="00b3f4fc" officeooo:paragraph-rsid="00b3f4fc"/>
    </style:style>
    <style:style style:name="P406" style:family="paragraph" style:parent-style-name="Heading_20_3">
      <style:text-properties officeooo:rsid="00a808f9" officeooo:paragraph-rsid="00b5a950"/>
    </style:style>
    <style:style style:name="P407" style:family="paragraph" style:parent-style-name="Heading_20_3">
      <style:text-properties officeooo:rsid="00a8a1dc" officeooo:paragraph-rsid="00a8a1dc"/>
    </style:style>
    <style:style style:name="P408"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409" style:family="paragraph" style:parent-style-name="Heading_20_3">
      <style:paragraph-properties fo:break-before="page"/>
      <style:text-properties officeooo:rsid="004872db" officeooo:paragraph-rsid="004872db"/>
    </style:style>
    <style:style style:name="P410" style:family="paragraph" style:parent-style-name="Heading_20_3">
      <style:paragraph-properties fo:break-before="page"/>
      <style:text-properties fo:font-style="normal" officeooo:rsid="010b7ea4" officeooo:paragraph-rsid="010b7ea4" style:font-style-asian="normal" style:font-style-complex="normal"/>
    </style:style>
    <style:style style:name="P411" style:family="paragraph" style:parent-style-name="Heading_20_3">
      <style:paragraph-properties fo:break-before="page"/>
      <style:text-properties fo:font-style="normal" officeooo:rsid="005b01bb" officeooo:paragraph-rsid="005b01bb" style:font-style-asian="normal" style:font-style-complex="normal"/>
    </style:style>
    <style:style style:name="P412" style:family="paragraph" style:parent-style-name="Heading_20_3">
      <style:paragraph-properties fo:break-before="page"/>
      <style:text-properties fo:font-style="normal" officeooo:rsid="00b5a950" officeooo:paragraph-rsid="00b5a950" style:font-style-asian="normal" style:font-style-complex="normal"/>
    </style:style>
    <style:style style:name="P413" style:family="paragraph" style:parent-style-name="Heading_20_3">
      <style:paragraph-properties fo:break-before="page"/>
      <style:text-properties officeooo:rsid="005b01bb" officeooo:paragraph-rsid="00b3f4fc"/>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officeooo:rsid="00d8a220" style:font-style-asian="normal" style:font-style-complex="normal"/>
    </style:style>
    <style:style style:name="T59" style:family="text">
      <style:text-properties fo:font-style="normal" officeooo:rsid="0068298b" style:font-style-asian="normal" style:font-style-complex="normal"/>
    </style:style>
    <style:style style:name="T60" style:family="text">
      <style:text-properties fo:font-style="normal" officeooo:rsid="006d333c"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2b8fc8" style:font-style-asian="normal" style:font-weight-asian="normal" style:font-style-complex="normal" style:font-weight-complex="normal"/>
    </style:style>
    <style:style style:name="T63" style:family="text">
      <style:text-properties fo:font-style="normal" fo:font-weight="normal" officeooo:rsid="0076f9d5" style:font-style-asian="normal" style:font-weight-asian="normal" style:font-style-complex="normal" style:font-weight-complex="normal"/>
    </style:style>
    <style:style style:name="T64" style:family="text">
      <style:text-properties fo:font-style="normal" fo:font-weight="normal" officeooo:rsid="00b5a950" style:font-style-asian="normal" style:font-weight-asian="normal" style:font-style-complex="normal" style:font-weight-complex="normal"/>
    </style:style>
    <style:style style:name="T65" style:family="text">
      <style:text-properties officeooo:rsid="001f09d0"/>
    </style:style>
    <style:style style:name="T66" style:family="text">
      <style:text-properties officeooo:rsid="002be551"/>
    </style:style>
    <style:style style:name="T67" style:family="text">
      <style:text-properties officeooo:rsid="002dbe78"/>
    </style:style>
    <style:style style:name="T68" style:family="text">
      <style:text-properties officeooo:rsid="00379e43"/>
    </style:style>
    <style:style style:name="T69" style:family="text">
      <style:text-properties officeooo:rsid="00402c4c"/>
    </style:style>
    <style:style style:name="T70" style:family="text">
      <style:text-properties officeooo:rsid="0042f13e"/>
    </style:style>
    <style:style style:name="T71" style:family="text">
      <style:text-properties officeooo:rsid="0019fb4e"/>
    </style:style>
    <style:style style:name="T72" style:family="text">
      <style:text-properties officeooo:rsid="0046b652"/>
    </style:style>
    <style:style style:name="T73" style:family="text">
      <style:text-properties officeooo:rsid="004872db"/>
    </style:style>
    <style:style style:name="T74" style:family="text">
      <style:text-properties officeooo:rsid="004fed1f"/>
    </style:style>
    <style:style style:name="T75" style:family="text">
      <style:text-properties officeooo:rsid="0051e61b"/>
    </style:style>
    <style:style style:name="T76" style:family="text">
      <style:text-properties officeooo:rsid="0053a4d6"/>
    </style:style>
    <style:style style:name="T77" style:family="text">
      <style:text-properties officeooo:rsid="00548c3d"/>
    </style:style>
    <style:style style:name="T78" style:family="text">
      <style:text-properties officeooo:rsid="0054c59f"/>
    </style:style>
    <style:style style:name="T79" style:family="text">
      <style:text-properties officeooo:rsid="00591f4b"/>
    </style:style>
    <style:style style:name="T80" style:family="text">
      <style:text-properties officeooo:rsid="00594359"/>
    </style:style>
    <style:style style:name="T81" style:family="text">
      <style:text-properties officeooo:rsid="005bc751"/>
    </style:style>
    <style:style style:name="T82" style:family="text">
      <style:text-properties officeooo:rsid="00602e3e"/>
    </style:style>
    <style:style style:name="T83" style:family="text">
      <style:text-properties officeooo:rsid="0061f554"/>
    </style:style>
    <style:style style:name="T84" style:family="text">
      <style:text-properties officeooo:rsid="0069dda5"/>
    </style:style>
    <style:style style:name="T85" style:family="text">
      <style:text-properties officeooo:rsid="0069ecb8"/>
    </style:style>
    <style:style style:name="T86" style:family="text">
      <style:text-properties officeooo:rsid="001b379c"/>
    </style:style>
    <style:style style:name="T87" style:family="text">
      <style:text-properties officeooo:rsid="006bfe4c"/>
    </style:style>
    <style:style style:name="T88" style:family="text">
      <style:text-properties officeooo:rsid="006d333c"/>
    </style:style>
    <style:style style:name="T89" style:family="text">
      <style:text-properties officeooo:rsid="006e4969"/>
    </style:style>
    <style:style style:name="T90" style:family="text">
      <style:text-properties officeooo:rsid="00713b93"/>
    </style:style>
    <style:style style:name="T91" style:family="text">
      <style:text-properties officeooo:rsid="00744d05"/>
    </style:style>
    <style:style style:name="T92" style:family="text">
      <style:text-properties officeooo:rsid="00745443"/>
    </style:style>
    <style:style style:name="T93" style:family="text">
      <style:text-properties officeooo:rsid="007518a0"/>
    </style:style>
    <style:style style:name="T94" style:family="text">
      <style:text-properties officeooo:rsid="0076f9d5"/>
    </style:style>
    <style:style style:name="T95" style:family="text">
      <style:text-properties officeooo:rsid="00785618"/>
    </style:style>
    <style:style style:name="T96" style:family="text">
      <style:text-properties officeooo:rsid="007e98b5"/>
    </style:style>
    <style:style style:name="T97" style:family="text">
      <style:text-properties officeooo:rsid="00802585"/>
    </style:style>
    <style:style style:name="T98" style:family="text">
      <style:text-properties officeooo:rsid="008079b7"/>
    </style:style>
    <style:style style:name="T99" style:family="text">
      <style:text-properties officeooo:rsid="0083c4bd"/>
    </style:style>
    <style:style style:name="T100" style:family="text">
      <style:text-properties officeooo:rsid="00852faf"/>
    </style:style>
    <style:style style:name="T101" style:family="text">
      <style:text-properties officeooo:rsid="0086b973"/>
    </style:style>
    <style:style style:name="T102" style:family="text">
      <style:text-properties officeooo:rsid="008704a9"/>
    </style:style>
    <style:style style:name="T103" style:family="text">
      <style:text-properties officeooo:rsid="008b7713"/>
    </style:style>
    <style:style style:name="T104" style:family="text">
      <style:text-properties officeooo:rsid="008d72c8"/>
    </style:style>
    <style:style style:name="T105" style:family="text">
      <style:text-properties officeooo:rsid="0090f0aa"/>
    </style:style>
    <style:style style:name="T106" style:family="text">
      <style:text-properties officeooo:rsid="0099702f"/>
    </style:style>
    <style:style style:name="T107" style:family="text">
      <style:text-properties officeooo:rsid="009e8933"/>
    </style:style>
    <style:style style:name="T108" style:family="text">
      <style:text-properties officeooo:rsid="00a808f9"/>
    </style:style>
    <style:style style:name="T109" style:family="text">
      <style:text-properties officeooo:rsid="00abd0a4"/>
    </style:style>
    <style:style style:name="T110" style:family="text">
      <style:text-properties officeooo:rsid="00b5a950"/>
    </style:style>
    <style:style style:name="T111" style:family="text">
      <style:text-properties officeooo:rsid="00b728d2"/>
    </style:style>
    <style:style style:name="T112" style:family="text">
      <style:text-properties officeooo:rsid="00b7372b"/>
    </style:style>
    <style:style style:name="T113" style:family="text">
      <style:text-properties officeooo:rsid="00ba0d33"/>
    </style:style>
    <style:style style:name="T114" style:family="text">
      <style:text-properties officeooo:rsid="00bb701e"/>
    </style:style>
    <style:style style:name="T115" style:family="text">
      <style:text-properties officeooo:rsid="00bd5bec"/>
    </style:style>
    <style:style style:name="T116" style:family="text">
      <style:text-properties officeooo:rsid="00bf25db"/>
    </style:style>
    <style:style style:name="T117" style:family="text">
      <style:text-properties officeooo:rsid="00c14568"/>
    </style:style>
    <style:style style:name="T118" style:family="text">
      <style:text-properties officeooo:rsid="00c1b621"/>
    </style:style>
    <style:style style:name="T119" style:family="text">
      <style:text-properties officeooo:rsid="00c38847"/>
    </style:style>
    <style:style style:name="T120" style:family="text">
      <style:text-properties officeooo:rsid="00c3b793"/>
    </style:style>
    <style:style style:name="T121" style:family="text">
      <style:text-properties officeooo:rsid="00c3c225"/>
    </style:style>
    <style:style style:name="T122" style:family="text">
      <style:text-properties officeooo:rsid="00c46e1b"/>
    </style:style>
    <style:style style:name="T123" style:family="text">
      <style:text-properties officeooo:rsid="00c9df78"/>
    </style:style>
    <style:style style:name="T124" style:family="text">
      <style:text-properties officeooo:rsid="00cb527d"/>
    </style:style>
    <style:style style:name="T125" style:family="text">
      <style:text-properties officeooo:rsid="00606ff5"/>
    </style:style>
    <style:style style:name="T126" style:family="text">
      <style:text-properties officeooo:rsid="00ce8fb7"/>
    </style:style>
    <style:style style:name="T127" style:family="text">
      <style:text-properties officeooo:rsid="00cf4be3"/>
    </style:style>
    <style:style style:name="T128" style:family="text">
      <style:text-properties officeooo:rsid="00d0d526"/>
    </style:style>
    <style:style style:name="T129" style:family="text">
      <style:text-properties officeooo:rsid="00d35d7b"/>
    </style:style>
    <style:style style:name="T130" style:family="text">
      <style:text-properties officeooo:rsid="00d3c780"/>
    </style:style>
    <style:style style:name="T131" style:family="text">
      <style:text-properties officeooo:rsid="00d5a304"/>
    </style:style>
    <style:style style:name="T132" style:family="text">
      <style:text-properties officeooo:rsid="00d5d631"/>
    </style:style>
    <style:style style:name="T133" style:family="text">
      <style:text-properties officeooo:rsid="00d71118"/>
    </style:style>
    <style:style style:name="T134" style:family="text">
      <style:text-properties officeooo:rsid="00dbcbd3"/>
    </style:style>
    <style:style style:name="T135" style:family="text">
      <style:text-properties officeooo:rsid="00dd2949"/>
    </style:style>
    <style:style style:name="T136" style:family="text">
      <style:text-properties officeooo:rsid="00dd4dfe"/>
    </style:style>
    <style:style style:name="T137" style:family="text">
      <style:text-properties officeooo:rsid="00de8f58"/>
    </style:style>
    <style:style style:name="T138" style:family="text">
      <style:text-properties officeooo:rsid="00df55f6"/>
    </style:style>
    <style:style style:name="T139" style:family="text">
      <style:text-properties officeooo:rsid="00df8c64"/>
    </style:style>
    <style:style style:name="T140" style:family="text">
      <style:text-properties officeooo:rsid="00e11809"/>
    </style:style>
    <style:style style:name="T141" style:family="text">
      <style:text-properties officeooo:rsid="00e22666"/>
    </style:style>
    <style:style style:name="T142" style:family="text">
      <style:text-properties officeooo:rsid="00e629e2"/>
    </style:style>
    <style:style style:name="T143" style:family="text">
      <style:text-properties officeooo:rsid="00ecf9e7"/>
    </style:style>
    <style:style style:name="T144" style:family="text">
      <style:text-properties officeooo:rsid="00ee7b52"/>
    </style:style>
    <style:style style:name="T145" style:family="text">
      <style:text-properties officeooo:rsid="00ef75f5"/>
    </style:style>
    <style:style style:name="T146" style:family="text">
      <style:text-properties officeooo:rsid="00f0593a"/>
    </style:style>
    <style:style style:name="T147" style:family="text">
      <style:text-properties officeooo:rsid="00f21fbd"/>
    </style:style>
    <style:style style:name="T148" style:family="text">
      <style:text-properties officeooo:rsid="00f81ae9"/>
    </style:style>
    <style:style style:name="T149" style:family="text">
      <style:text-properties officeooo:rsid="00fba0c6"/>
    </style:style>
    <style:style style:name="T150" style:family="text">
      <style:text-properties officeooo:rsid="00fcad9f"/>
    </style:style>
    <style:style style:name="T151" style:family="text">
      <style:text-properties officeooo:rsid="00fe673b"/>
    </style:style>
    <style:style style:name="T152" style:family="text">
      <style:text-properties officeooo:rsid="01017785"/>
    </style:style>
    <style:style style:name="T153" style:family="text">
      <style:text-properties officeooo:rsid="01011643"/>
    </style:style>
    <style:style style:name="T154" style:family="text">
      <style:text-properties officeooo:rsid="010150c0"/>
    </style:style>
    <style:style style:name="T155" style:family="text">
      <style:text-properties officeooo:rsid="010211ae"/>
    </style:style>
    <style:style style:name="T156" style:family="text">
      <style:text-properties officeooo:rsid="01061bad"/>
    </style:style>
    <style:style style:name="T157" style:family="text">
      <style:text-properties officeooo:rsid="01093599"/>
    </style:style>
    <style:style style:name="T158" style:family="text">
      <style:text-properties officeooo:rsid="010a9f24"/>
    </style:style>
    <style:style style:name="T159" style:family="text">
      <style:text-properties officeooo:rsid="010f632e"/>
    </style:style>
    <style:style style:name="T160" style:family="text">
      <style:text-properties officeooo:rsid="01101bcc"/>
    </style:style>
    <style:style style:name="T161" style:family="text">
      <style:text-properties officeooo:rsid="0112d1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2" text:outline-level="1"><text:span text:style-name="T118">OpenBoard Dashboard</text:span> API</text:h>
      <text:h text:style-name="P374"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2">paul.haesler@data61.csiro.au</text:span></text:a></text:h>
      <text:h text:style-name="P374" text:outline-level="1"/>
      <text:h text:style-name="P384"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222">Version</text:p>
          </table:table-cell>
          <table:table-cell table:style-name="Table36.A1" office:value-type="string">
            <text:p text:style-name="P222">Release Date<text:line-break/><text:span text:style-name="T118">(d/m/y)</text:span></text:p>
          </table:table-cell>
          <table:table-cell table:style-name="Table36.C1" office:value-type="string">
            <text:p text:style-name="P222">Changes</text:p>
          </table:table-cell>
        </table:table-row>
        <table:table-row>
          <table:table-cell table:style-name="Table36.A2" office:value-type="string">
            <text:p text:style-name="P258">1.<text:span text:style-name="T118">0</text:span></text:p>
          </table:table-cell>
          <table:table-cell table:style-name="Table36.A2" office:value-type="string">
            <text:p text:style-name="P258"><text:span text:style-name="T118">9/10</text:span>/2015</text:p>
          </table:table-cell>
          <table:table-cell table:style-name="Table36.C2" office:value-type="string">
            <text:p text:style-name="P279">Rebranded as OpenBoard. <text:s/>Restarted version number at 1.0</text:p>
          </table:table-cell>
        </table:table-row>
        <table:table-row>
          <table:table-cell table:style-name="Table36.A2" office:value-type="string">
            <text:p text:style-name="P292">2.0</text:p>
          </table:table-cell>
          <table:table-cell table:style-name="Table36.A2" office:value-type="string">
            <text:p text:style-name="P262"><text:span text:style-name="T134">15/04</text:span>/<text:span text:style-name="T133">2016</text:span></text:p>
          </table:table-cell>
          <table:table-cell table:style-name="Table36.C2" office:value-type="string">
            <text:p text:style-name="P292">Change views from cartesian product of frequencies, locations and themes into naviga<text:span text:style-name="T137">ta</text:span>ble hierarchies. <text:s/>Backward incompatible to version 1.0, so incrementing version number to 2.0.</text:p>
          </table:table-cell>
        </table:table-row>
        <table:table-row>
          <table:table-cell table:style-name="Table36.A2" office:value-type="string">
            <text:p text:style-name="P295">2.1</text:p>
          </table:table-cell>
          <table:table-cell table:style-name="Table36.A2" office:value-type="string">
            <text:p text:style-name="P295">3/5/2016</text:p>
          </table:table-cell>
          <table:table-cell table:style-name="Table36.C2" office:value-type="string">
            <text:p text:style-name="P295">Added siblings to view description. <text:span text:style-name="T140">Miscellaneous cleanup of typos and ambiguities.</text:span></text:p>
          </table:table-cell>
        </table:table-row>
        <table:table-row>
          <table:table-cell table:style-name="Table36.A2" office:value-type="string">
            <text:p text:style-name="P302">2.2</text:p>
          </table:table-cell>
          <table:table-cell table:style-name="Table36.A2" office:value-type="string">
            <text:p text:style-name="P302">17/6/2016</text:p>
          </table:table-cell>
          <table:table-cell table:style-name="Table36.C2" office:value-type="string">
            <text:p text:style-name="P302">Dynamic names allowed in graph clusters and datasets.</text:p>
          </table:table-cell>
        </table:table-row>
        <table:table-row>
          <table:table-cell table:style-name="Table36.A2" office:value-type="string">
            <text:p text:style-name="P305">2.3</text:p>
          </table:table-cell>
          <table:table-cell table:style-name="Table36.A2" office:value-type="string">
            <text:p text:style-name="P305">20/7/2016</text:p>
          </table:table-cell>
          <table:table-cell table:style-name="Table36.C2" office:value-type="string">
            <text:p text:style-name="P305">External views</text:p>
          </table:table-cell>
        </table:table-row>
        <table:table-row>
          <table:table-cell table:style-name="Table36.A2" office:value-type="string">
            <text:p text:style-name="P309">2.4</text:p>
          </table:table-cell>
          <table:table-cell table:style-name="Table36.A2" office:value-type="string">
            <text:p text:style-name="P309"><text:span text:style-name="T149">4</text:span>/8/2016</text:p>
          </table:table-cell>
          <table:table-cell table:style-name="Table36.C2" office:value-type="string">
            <text:p text:style-name="P308">Null statistics, <text:span text:style-name="T149">text_block tiles. Suppressed actual_frequency in widget definition – always supplied in widget data call.</text:span></text:p>
          </table:table-cell>
        </table:table-row>
        <table:table-row>
          <table:table-cell table:style-name="Table36.A2" office:value-type="string">
            <text:p text:style-name="P311">2.5</text:p>
          </table:table-cell>
          <table:table-cell table:style-name="Table36.A2" office:value-type="string">
            <text:p text:style-name="P311">23/8/2016</text:p>
          </table:table-cell>
          <table:table-cell table:style-name="Table36.C2" office:value-type="string">
            <text:p text:style-name="P311">Replace old “single_main_stat” and “double_main_stat” tile types with “main_stat” type and a “main_stat_count”.</text:p>
          </table:table-cell>
        </table:table-row>
        <table:table-row table:style-name="Table36.9">
          <table:table-cell table:style-name="Table36.A2" office:value-type="string">
            <text:p text:style-name="P316">2.6</text:p>
          </table:table-cell>
          <table:table-cell table:style-name="Table36.A2" office:value-type="string">
            <text:p text:style-name="P316">31/8/2016</text:p>
          </table:table-cell>
          <table:table-cell table:style-name="Table36.C2" office:value-type="string">
            <text:p text:style-name="P316">Replaced dynamic cluster labels with fully dynamic clusters. <text:s/>Dynamic dataset labels are still in place.</text:p>
          </table:table-cell>
        </table:table-row>
        <table:table-row table:style-name="Table36.9">
          <table:table-cell table:style-name="Table36.A2" office:value-type="string">
            <text:p text:style-name="P316"/>
          </table:table-cell>
          <table:table-cell table:style-name="Table36.A2" office:value-type="string">
            <text:p text:style-name="P316"/>
          </table:table-cell>
          <table:table-cell table:style-name="Table36.C2" office:value-type="string">
            <text:p text:style-name="P321">Added line/sector/bar/cluster labels. <text:s/><text:span text:style-name="T158">Added error-bars.</text:span></text:p>
          </table:table-cell>
        </table:table-row>
        <table:table-row table:style-name="Table36.9">
          <table:table-cell table:style-name="Table36.A2" office:value-type="string">
            <text:p text:style-name="P324">2.7</text:p>
          </table:table-cell>
          <table:table-cell table:style-name="Table36.A2" office:value-type="string">
            <text:p text:style-name="P324">27/10/2016</text:p>
          </table:table-cell>
          <table:table-cell table:style-name="Table36.C2" office:value-type="string">
            <text:p text:style-name="P324">Added other_menus to views.</text:p>
          </table:table-cell>
        </table:table-row>
        <table:table-row table:style-name="Table36.9">
          <table:table-cell table:style-name="Table36.A2" office:value-type="string">
            <text:p text:style-name="P324"/>
          </table:table-cell>
          <table:table-cell table:style-name="Table36.A2" office:value-type="string">
            <text:p text:style-name="P324"/>
          </table:table-cell>
          <table:table-cell table:style-name="Table36.C2" office:value-type="string">
            <text:p text:style-name="P325">Minor corrections pointed out by Yuri Feldman.</text:p>
          </table:table-cell>
        </table:table-row>
        <table:table-row table:style-name="Table36.9">
          <table:table-cell table:style-name="Table36.A2" office:value-type="string">
            <text:p text:style-name="P328">2.8</text:p>
          </table:table-cell>
          <table:table-cell table:style-name="Table36.A2" office:value-type="string">
            <text:p text:style-name="P328">22/11/2016</text:p>
          </table:table-cell>
          <table:table-cell table:style-name="Table36.C2" office:value-type="string">
            <text:p text:style-name="P328">Added name and label to view definition, <text:span text:style-name="T161">and view label to widget definition.</text:span></text:p>
          </table:table-cell>
        </table:table-row>
        <table:table-row table:style-name="Table36.9">
          <table:table-cell table:style-name="Table36.A2" office:value-type="string">
            <text:p text:style-name="P324"/>
          </table:table-cell>
          <table:table-cell table:style-name="Table36.A2" office:value-type="string">
            <text:p text:style-name="P324"/>
          </table:table-cell>
          <table:table-cell table:style-name="Table36.C2" office:value-type="string">
            <text:p text:style-name="P324"/>
          </table:table-cell>
        </table:table-row>
        <table:table-row table:style-name="Table36.9">
          <table:table-cell table:style-name="Table36.A2" office:value-type="string">
            <text:p text:style-name="P324"/>
          </table:table-cell>
          <table:table-cell table:style-name="Table36.A2" office:value-type="string">
            <text:p text:style-name="P324"/>
          </table:table-cell>
          <table:table-cell table:style-name="Table36.C2" office:value-type="string">
            <text:p text:style-name="P324"/>
          </table:table-cell>
        </table:table-row>
      </table:table>
      <text:h text:style-name="P374" text:outline-level="1"><text:s/></text:h>
      <text:h text:style-name="P383" text:outline-level="1"><text:span text:style-name="T118">Openboard API</text:span> </text:h>
      <text:p text:style-name="P86">This document describes the <text:span text:style-name="T118">Openboard </text:span>dashboard API.</text:p>
      <text:h text:style-name="P385" text:outline-level="2">Authentication</text:h>
      <text:p text:style-name="P87"><text:span text:style-name="T106">Some </text:span>API methods <text:span text:style-name="T106">may</text:span> require authentication. <text:s/></text:p>
      <text:p text:style-name="P87"><text:span text:style-name="T116">Cookie-based</text:span> authentication takes the form of a cookie named “sessionid” containing an encrypted session identifier (the cookie is obtained via <text:span text:style-name="T72">the login method described below)</text:span>.</text:p>
      <text:p text:style-name="P88">Because the API calls are being served from a different domain to the front end HTML, this requires correctly set CORS (and P3P for IE) headers to comply with browser security.</text:p>
      <text:p text:style-name="P105">Header-based authentication takes the form of an HTML header: X-Dashboard-Session-Id which contains an encrypted session identifier, as returned by the login method described below.</text:p>
      <text:h text:style-name="P399" text:outline-level="3">Login</text:h>
      <text:p text:style-name="P88">URL: api-root/login</text:p>
      <text:p text:style-name="P88">GET args: </text:p>
      <table:table table:name="Table8" table:style-name="Table8">
        <table:table-column table:style-name="Table8.A"/>
        <table:table-column table:style-name="Table8.B"/>
        <table:table-header-rows>
          <table:table-row>
            <table:table-cell table:style-name="Table8.A1" office:value-type="string">
              <text:p text:style-name="P332">Argument</text:p>
            </table:table-cell>
            <table:table-cell table:style-name="Table8.B1" office:value-type="string">
              <text:p text:style-name="P332">Description</text:p>
            </table:table-cell>
          </table:table-row>
        </table:table-header-rows>
        <table:table-row>
          <table:table-cell table:style-name="Table8.A2" office:value-type="string">
            <text:p text:style-name="P154">username</text:p>
          </table:table-cell>
          <table:table-cell table:style-name="Table8.B2" office:value-type="string">
            <text:p text:style-name="P149">The <text:span text:style-name="T72">username of the user to login</text:span></text:p>
          </table:table-cell>
        </table:table-row>
        <table:table-row>
          <table:table-cell table:style-name="Table8.A2" office:value-type="string">
            <text:p text:style-name="P154">password</text:p>
          </table:table-cell>
          <table:table-cell table:style-name="Table8.B2" office:value-type="string">
            <text:p text:style-name="P138">The <text:span text:style-name="T72">password of the user to login.</text:span></text:p>
          </table:table-cell>
        </table:table-row>
      </table:table>
      <text:p text:style-name="P47"/>
      <text:p text:style-name="P58">AUTHENTICATION: <text:s/>Not required.</text:p>
      <text:p text:style-name="P58">RESPONSE description: <text:s/><text:span text:style-name="T116">A string containing the session id.</text:span> <text:s/>Also sets a sessionid cookie which can then be sent with subsequent API calls.</text:p>
      <text:p text:style-name="P114">COMMENTS: Arguments can be sent as either GET or POST parameters. <text:s/>Incorrect username/password results in a 403 FORBIDDEN response.</text:p>
      <text:p text:style-name="P114">POSSIBLE FUTURE DIRECTIONS: Input arguments should only be accepted as POST parameters. <text:s/>Using GET parameters leaks passwords into the Apache log, which is a security risk.</text:p>
      <text:h text:style-name="P408" text:outline-level="3">Logout</text:h>
      <text:p text:style-name="P114">URL: api-root/logout</text:p>
      <text:p text:style-name="P114">GET args: None</text:p>
      <text:p text:style-name="P120"><text:span text:style-name="T6">RESPONSE description: <text:s/>An empty </text:span><text:span text:style-name="T17">list.</text:span></text:p>
      <text:p text:style-name="P116">COMMENTS: After calling logout, the sessionid is no longer valid for use in other API calls.</text:p>
      <text:h text:style-name="P400" text:outline-level="3"/>
      <text:h text:style-name="P409" text:outline-level="3">Change Password</text:h>
      <text:p text:style-name="P121"><text:span text:style-name="T6">URL: api-root/</text:span><text:span text:style-name="T17">change_password</text:span></text:p>
      <text:p text:style-name="P115">GET args:</text:p>
      <table:table table:name="Table9" table:style-name="Table9">
        <table:table-column table:style-name="Table9.A"/>
        <table:table-column table:style-name="Table9.B"/>
        <table:table-header-rows>
          <table:table-row>
            <table:table-cell table:style-name="Table9.A1" office:value-type="string">
              <text:p text:style-name="P333">Argument</text:p>
            </table:table-cell>
            <table:table-cell table:style-name="Table9.B1" office:value-type="string">
              <text:p text:style-name="P333">Description</text:p>
            </table:table-cell>
          </table:table-row>
        </table:table-header-rows>
        <table:table-row>
          <table:table-cell table:style-name="Table9.A2" office:value-type="string">
            <text:p text:style-name="P156">old_password</text:p>
          </table:table-cell>
          <table:table-cell table:style-name="Table9.B2" office:value-type="string">
            <text:p text:style-name="P150">The <text:span text:style-name="T73">current password of the currently logged in user.</text:span></text:p>
          </table:table-cell>
        </table:table-row>
        <table:table-row>
          <table:table-cell table:style-name="Table9.A2" office:value-type="string">
            <text:p text:style-name="P155"><text:span text:style-name="T73">new_</text:span>password</text:p>
          </table:table-cell>
          <table:table-cell table:style-name="Table9.B2" office:value-type="string">
            <text:p text:style-name="P139">T<text:span text:style-name="T73">he value to change the current user's password to.</text:span></text:p>
          </table:table-cell>
        </table:table-row>
      </table:table>
      <text:p text:style-name="P115"/>
      <text:p text:style-name="P117">AUTHENTICATION: required</text:p>
      <text:p text:style-name="P121"><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22"><text:span text:style-name="T6">COMMENTS: </text:span><text:span text:style-name="T16">Arguments can be sent as either GET or POST parameters.</text:span></text:p>
      <text:p text:style-name="P115">POSSIBLE FUTURE DIRECTIONS: Input arguments should only be accepted as POST parameters. <text:s/>Using GET parameters leaks passwords into the Apache log, which is a security risk.</text:p>
      <text:h text:style-name="P386" text:outline-level="2">Available <text:span text:style-name="T118">d</text:span>ashboard <text:span text:style-name="T118">v</text:span>iews</text:h>
      <text:p text:style-name="P106">Dashboard views define an hierarchical navigation structure of pages within a dashboard application. Each view typically defines a <text:span text:style-name="T123">page in a dashboard application.</text:span> There may be multiple <text:span text:style-name="T124">top-level</text:span> views which may be selected from a top level menu. A view may have subviews which can be navigated to directly from a subview, or from a widget. <text:s/><text:span text:style-name="T123">A canonical navigation hierarchy is maintained for bread-crumbing, etc. <text:s/>A view may have additional properties that are meaningful in the context of a particular dashboard application.</text:span></text:p>
      <text:h text:style-name="P401" text:outline-level="3">Get Top Level Views</text:h>
      <text:p text:style-name="P41">URL: <text:span text:style-name="T1">api-root</text:span><text:span text:style-name="T6">/</text:span><text:span text:style-name="T48">top_level_views</text:span></text:p>
      <text:p text:style-name="P56">GET args: None</text:p>
      <text:p text:style-name="P96">AUTHENTICATION: May be required, depending on system configuration.</text:p>
      <text:p text:style-name="P107"><text:span text:style-name="T71">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59">Key</text:p>
            </table:table-cell>
            <table:table-cell table:style-name="Table10.A1" office:value-type="string">
              <text:p text:style-name="P359">Type</text:p>
            </table:table-cell>
            <table:table-cell table:style-name="Table10.C1" office:value-type="string">
              <text:p text:style-name="P359">Description</text:p>
            </table:table-cell>
          </table:table-row>
        </table:table-header-rows>
        <table:table-row>
          <table:table-cell table:style-name="Table10.A2" office:value-type="string">
            <text:p text:style-name="P158">name</text:p>
          </table:table-cell>
          <table:table-cell table:style-name="Table10.A2" office:value-type="string">
            <text:p text:style-name="P158">string</text:p>
          </table:table-cell>
          <table:table-cell table:style-name="Table10.C2" office:value-type="string">
            <text:p text:style-name="P280"><text:span text:style-name="T6">A display name for the </text:span><text:span text:style-name="T49">view. Used in bread crumbs and menus.</text:span></text:p>
          </table:table-cell>
        </table:table-row>
        <table:table-row>
          <table:table-cell table:style-name="Table10.A2" office:value-type="string">
            <text:p text:style-name="P281">label</text:p>
          </table:table-cell>
          <table:table-cell table:style-name="Table10.A2" office:value-type="string">
            <text:p text:style-name="P158">string</text:p>
          </table:table-cell>
          <table:table-cell table:style-name="Table10.C2" office:value-type="string">
            <text:p text:style-name="P280"><text:span text:style-name="T8">A short “slug” label for </text:span><text:span text:style-name="T19">the theme,</text:span><text:span text:style-name="T8"> for use in API call parameters.</text:span></text:p>
          </table:table-cell>
        </table:table-row>
        <table:table-row>
          <table:table-cell table:style-name="Table10.A2" office:value-type="string">
            <text:p text:style-name="P304">api_url_base</text:p>
          </table:table-cell>
          <table:table-cell table:style-name="Table10.A2" office:value-type="string">
            <text:p text:style-name="P303">string</text:p>
          </table:table-cell>
          <table:table-cell table:style-name="Table10.C2" office:value-type="string">
            <text:p text:style-name="P303">(optional) API base URL for the Openboard deployment that serves the widget definitions and data for this view.</text:p>
          </table:table-cell>
        </table:table-row>
      </table:table>
      <text:p text:style-name="P57"/>
      <text:p text:style-name="P57"/>
      <text:p text:style-name="P57"><text:soft-page-break/></text:p>
      <text:p text:style-name="P57">RESPONSE example:</text:p>
      <text:p text:style-name="P24">[</text:p>
      <text:p text:style-name="P24"><text:tab/>{</text:p>
      <text:p text:style-name="P24"><text:tab/><text:tab/><text:span text:style-name="T125">"</text:span>name<text:span text:style-name="T125">"</text:span>: <text:span text:style-name="T125">"</text:span>General<text:span text:style-name="T125">"</text:span>,</text:p>
      <text:p text:style-name="P136"><text:tab/><text:tab/><text:tab/><text:span text:style-name="T125">"</text:span>label<text:span text:style-name="T125">"</text:span>: <text:span text:style-name="T125">"</text:span>general<text:span text:style-name="T125">"</text:span></text:p>
      <text:p text:style-name="P136"><text:tab/><text:tab/>},</text:p>
      <text:p text:style-name="P24"><text:tab/>{</text:p>
      <text:p text:style-name="P24"><text:tab/><text:tab/>"name": "Air and Water",</text:p>
      <text:p text:style-name="P24"><text:tab/><text:tab/>"label": "environment",</text:p>
      <text:p text:style-name="P24"><text:tab/>},</text:p>
      <text:p text:style-name="P24"><text:tab/>{</text:p>
      <text:p text:style-name="P24"><text:tab/><text:tab/>"name": "Roads, Rail and Ports",</text:p>
      <text:p text:style-name="P24"><text:tab/><text:tab/>"label": "infrastructure",</text:p>
      <text:p text:style-name="P25"><text:tab/><text:tab/>"<text:span text:style-name="T147">api_url_base</text:span>": "<text:span text:style-name="T147">http://anotherserver.domain.com/rrp_api</text:span>",</text:p>
      <text:p text:style-name="P24"><text:tab/>},</text:p>
      <text:p text:style-name="P24"><text:tab/>...</text:p>
      <text:p text:style-name="P24">]</text:p>
      <text:h text:style-name="P375" text:outline-level="4">External Views (Distributed deployments)</text:h>
      <text:p text:style-name="P111">When very large numbers of views are required, it may be desirable to split them into multiple Openboard deployments for performance and scalability. <text:s/>This is supported by the concept of external views. <text:s/>The full heirarchical view structure is replicated on all deployments, but only one deployment will contain the widget definitions and data for any given view. <text:s/>Other deployments will simply have a place-holder for that view, with the API url base <text:span text:style-name="T146">pointing to the deployment that actually hosts the widgets and data.</text:span></text:p>
      <text:p text:style-name="P112">No attempt has been made to support authentication across deployments. <text:s/>Distributed deployment should therefore only be used when no authentication is required.</text:p>
      <text:p text:style-name="P113">All view-based API methods (e.g. get view, get widget data, etc.) if passed an externally-hosted view will automatically redirect (using Http 302 Redirect) to the external API URL for the view. </text:p>
      <text:h text:style-name="P389" text:outline-level="2">Get Icon Libraries</text:h>
      <text:p text:style-name="P36">URL: <text:span text:style-name="T1">api-root</text:span><text:span text:style-name="T6">/</text:span><text:span text:style-name="T26">icons</text:span></text:p>
      <text:p text:style-name="P69">AUTHENTICATION: May be required, depending on system configuration.</text:p>
      <text:p text:style-name="P48">GET args: None</text:p>
      <text:p text:style-name="P36">REQUEST example: <text:span text:style-name="T1">apt-root</text:span><text:span text:style-name="T6">/</text:span><text:span text:style-name="T26">icons</text:span></text:p>
      <text:p text:style-name="P15"><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348">Key</text:p>
            </table:table-cell>
            <table:table-cell table:style-name="Table28.A1" office:value-type="string">
              <text:p text:style-name="P348">Type</text:p>
            </table:table-cell>
            <table:table-cell table:style-name="Table28.C1" office:value-type="string">
              <text:p text:style-name="P348">Description</text:p>
            </table:table-cell>
          </table:table-row>
        </table:table-header-rows>
        <table:table-row>
          <table:table-cell table:style-name="Table28.A2" office:value-type="string">
            <text:p text:style-name="P229">library</text:p>
          </table:table-cell>
          <table:table-cell table:style-name="Table28.A2" office:value-type="string">
            <text:p text:style-name="P229">string</text:p>
          </table:table-cell>
          <table:table-cell table:style-name="Table28.C2" office:value-type="string">
            <text:p text:style-name="P229">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229">value</text:p>
          </table:table-cell>
          <table:table-cell table:style-name="Table28.A2" office:value-type="string">
            <text:p text:style-name="P157">string</text:p>
          </table:table-cell>
          <table:table-cell table:style-name="Table28.C2" office:value-type="string">
            <text:p text:style-name="P228"><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229">alt_text</text:p>
          </table:table-cell>
          <table:table-cell table:style-name="Table28.A2" office:value-type="string">
            <text:p text:style-name="P157">string</text:p>
          </table:table-cell>
          <table:table-cell table:style-name="Table28.C2" office:value-type="string">
            <text:p text:style-name="P229"><text:span text:style-name="T8">T</text:span><text:span text:style-name="T6">he alt text to be displayed with the icon image.</text:span></text:p>
          </table:table-cell>
        </table:table-row>
      </table:table>
      <text:p text:style-name="P48"/>
      <text:p text:style-name="P48">RESPONSE example:</text:p>
      <text:p text:style-name="P20">{</text:p>
      <text:p text:style-name="P20"><text:s text:c="4"/>"weather_icon_scale": [</text:p>
      <text:p text:style-name="P20"><text:s text:c="8"/>{</text:p>
      <text:p text:style-name="P20"><text:s text:c="12"/>"alt_text": "Sunny", </text:p>
      <text:p text:style-name="P20"><text:s text:c="12"/>"value": "sunny", </text:p>
      <text:p text:style-name="P20"><text:s text:c="12"/>"library": "weather_icon_scale"</text:p>
      <text:p text:style-name="P20"><text:s text:c="8"/>}, </text:p>
      <text:p text:style-name="P20"><text:s text:c="8"/>{</text:p>
      <text:p text:style-name="P20"><text:s text:c="12"/>"alt_text": "Clear", </text:p>
      <text:p text:style-name="P20"><text:s text:c="12"/>"value": "clear", </text:p>
      <text:p text:style-name="P20"><text:s text:c="12"/>"library": "weather_icon_scale"</text:p>
      <text:p text:style-name="P20"><text:s text:c="8"/>}, </text:p>
      <text:p text:style-name="P21"><text:s text:c="8"/>…</text:p>
      <text:p text:style-name="P21"><text:tab/><text:span text:style-name="T118">],</text:span></text:p>
      <text:p text:style-name="P21"><text:tab/>….<text:line-break/>}</text:p>
      <text:p text:style-name="P22"/>
      <text:h text:style-name="P387" text:outline-level="2"/>
      <text:h text:style-name="P390" text:outline-level="2">Get View</text:h>
      <text:p text:style-name="P42">URL: <text:span text:style-name="T1">api-root</text:span><text:span text:style-name="T6">/</text:span><text:span text:style-name="T50">view/</text:span><text:span text:style-name="T56">&lt;</text:span><text:span text:style-name="T50">view_label</text:span><text:span text:style-name="T56">&gt;</text:span></text:p>
      <text:p text:style-name="P97"><text:span text:style-name="T11">AUTHENTICATION: May be required, depending on system configuration </text:span><text:span text:style-name="T6">and choice of </text:span><text:span text:style-name="T50">view</text:span><text:span text:style-name="T6">.</text:span></text:p>
      <text:p text:style-name="P42"><text:span text:style-name="T6">REQUEST example: </text:span><text:span text:style-name="T1">apt-root</text:span><text:span text:style-name="T6">/</text:span><text:span text:style-name="T50">view/</text:span><text:span text:style-name="T51">air_pollution</text:span></text:p>
      <text:p text:style-name="P108"><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60">Key</text:p>
            </table:table-cell>
            <table:table-cell table:style-name="Table11.A1" office:value-type="string">
              <text:p text:style-name="P360">Type</text:p>
            </table:table-cell>
            <table:table-cell table:style-name="Table11.C1" office:value-type="string">
              <text:p text:style-name="P360">Description</text:p>
            </table:table-cell>
          </table:table-row>
        </table:table-header-rows>
        <table:table-row table:style-name="Table11.1">
          <table:table-cell table:style-name="Table11.A2" office:value-type="string">
            <text:p text:style-name="P326">label</text:p>
          </table:table-cell>
          <table:table-cell table:style-name="Table11.A2" office:value-type="string">
            <text:p text:style-name="P326">String</text:p>
          </table:table-cell>
          <table:table-cell table:style-name="Table11.C2" office:value-type="string">
            <text:p text:style-name="P326">The label of this view. This will be the same label as passed in the URL.</text:p>
          </table:table-cell>
        </table:table-row>
        <table:table-row table:style-name="Table11.1">
          <table:table-cell table:style-name="Table11.A2" office:value-type="string">
            <text:p text:style-name="P327">name</text:p>
          </table:table-cell>
          <table:table-cell table:style-name="Table11.A2" office:value-type="string">
            <text:p text:style-name="P327">String</text:p>
          </table:table-cell>
          <table:table-cell table:style-name="Table11.C2" office:value-type="string">
            <text:p text:style-name="P327">A name for the view which may be displayed to end users.</text:p>
          </table:table-cell>
        </table:table-row>
        <table:table-row table:style-name="Table11.1">
          <table:table-cell table:style-name="Table11.A2" office:value-type="string">
            <text:p text:style-name="P283">crumbs</text:p>
          </table:table-cell>
          <table:table-cell table:style-name="Table11.A2" office:value-type="string">
            <text:p text:style-name="P283">List of View Description Objects</text:p>
          </table:table-cell>
          <table:table-cell table:style-name="Table11.C2" office:value-type="string">
            <text:p text:style-name="P283">A list of <text:span text:style-name="T127">View Descriptions</text:span> <text:span text:style-name="T127">(see above) </text:span>tracing the navigation hierarchy from a top-level view to the current view. <text:span text:style-name="T127">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283"><text:span text:style-name="T127">c</text:span>hildren</text:p>
          </table:table-cell>
          <table:table-cell table:style-name="Table11.A2" office:value-type="string">
            <text:p text:style-name="P283">List of View De<text:span text:style-name="T127">scriptions</text:span></text:p>
          </table:table-cell>
          <table:table-cell table:style-name="Table11.C2" office:value-type="string">
            <text:p text:style-name="P176">The <text:span text:style-name="T126">child views of this view. (Only included if show_children is true.)</text:span></text:p>
          </table:table-cell>
        </table:table-row>
        <table:table-row table:style-name="Table11.1">
          <table:table-cell table:style-name="Table11.A2" office:value-type="string">
            <text:p text:style-name="P294">siblings</text:p>
          </table:table-cell>
          <table:table-cell table:style-name="Table11.A2" office:value-type="string">
            <text:p text:style-name="P294">List of View Descriptions</text:p>
          </table:table-cell>
          <table:table-cell table:style-name="Table11.C2" office:value-type="string">
            <text:p text:style-name="P294">The sibling views of this view. (i.e. other child views of this view’s parent.) <text:s/><text:span text:style-name="T136">(Only included if show_siblings is true.)</text:span></text:p>
          </table:table-cell>
        </table:table-row>
        <table:table-row table:style-name="Table11.1">
          <table:table-cell table:style-name="Table11.A2" office:value-type="string">
            <text:p text:style-name="P324">other_menus</text:p>
          </table:table-cell>
          <table:table-cell table:style-name="Table11.A2" office:value-type="string">
            <text:p text:style-name="P324">List of Menu Descriptions</text:p>
          </table:table-cell>
          <table:table-cell table:style-name="Table11.C2" office:value-type="string">
            <text:p text:style-name="P324">Secondary (non-hierarchical) menus to display for this view. <text:s/>(Only included if this view is included in any secondary menus.)</text:p>
          </table:table-cell>
        </table:table-row>
        <table:table-row table:style-name="Table11.1">
          <table:table-cell table:style-name="Table11.A2" office:value-type="string">
            <text:p text:style-name="P281">type</text:p>
          </table:table-cell>
          <table:table-cell table:style-name="Table11.A2" office:value-type="string">
            <text:p text:style-name="P281">string</text:p>
          </table:table-cell>
          <table:table-cell table:style-name="Table11.C2" office:value-type="string">
            <text:p text:style-name="P281">The name of the view type. <text:s/>Typically used by the front-end to select between page layout templates.</text:p>
          </table:table-cell>
        </table:table-row>
        <table:table-row table:style-name="Table11.1">
          <table:table-cell table:style-name="Table11.A2" office:value-type="string">
            <text:p text:style-name="P281">show_children</text:p>
          </table:table-cell>
          <table:table-cell table:style-name="Table11.A2" office:value-type="string">
            <text:p text:style-name="P281">boolean</text:p>
          </table:table-cell>
          <table:table-cell table:style-name="Table11.C2" office:value-type="string">
            <text:p text:style-name="P281">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294">show_siblings</text:p>
          </table:table-cell>
          <table:table-cell table:style-name="Table11.A2" office:value-type="string">
            <text:p text:style-name="P294">boolean </text:p>
          </table:table-cell>
          <table:table-cell table:style-name="Table11.C2" office:value-type="string">
            <text:p text:style-name="P281">If true, then a menu should be provided for direct navigation to <text:span text:style-name="T135">sibling</text:span> views (if any exist). <text:s/>If false, then <text:span text:style-name="T135">sibling</text:span> views can only be navigated to via widgets. <text:s/>Guaranteed to be consistent across all views of a given type.</text:p>
          </table:table-cell>
        </table:table-row>
        <table:table-row table:style-name="Table11.1">
          <table:table-cell table:style-name="Table11.A2" office:value-type="string">
            <text:p text:style-name="P282">properties</text:p>
          </table:table-cell>
          <table:table-cell table:style-name="Table11.A2" office:value-type="string">
            <text:p text:style-name="P282">object</text:p>
          </table:table-cell>
          <table:table-cell table:style-name="Table11.C2" office:value-type="string">
            <text:p text:style-name="P282">An associative array of key-value pairs for additional implementation-specific properties of the view.</text:p>
          </table:table-cell>
        </table:table-row>
        <table:table-row table:style-name="Table11.1">
          <table:table-cell table:style-name="Table11.A2" office:value-type="string">
            <text:p text:style-name="P284">widgets</text:p>
          </table:table-cell>
          <table:table-cell table:style-name="Table11.A2" office:value-type="string">
            <text:p text:style-name="P284">List of Widget Definitions </text:p>
          </table:table-cell>
          <table:table-cell table:style-name="Table11.C2" office:value-type="string">
            <text:p text:style-name="P110"><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109"><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text:span><text:soft-page-break/><text:span text:style-name="T50">widgets displayed in a specially formatted manner at the bottom of the dashboard (Weather, Events and News feed).</text:span></text:p>
      <text:h text:style-name="P410" text:outline-level="3">Menu Definitions</text:h>
      <text:p text:style-name="P84">A Menu Definition is an oject with the following keys:</text:p>
      <table:table table:name="Table1" table:style-name="Table1">
        <table:table-column table:style-name="Table1.A"/>
        <table:table-column table:style-name="Table1.B"/>
        <table:table-column table:style-name="Table1.C"/>
        <table:table-row>
          <table:table-cell table:style-name="Table1.A1" office:value-type="string">
            <text:p text:style-name="P223">Key</text:p>
          </table:table-cell>
          <table:table-cell table:style-name="Table1.A1" office:value-type="string">
            <text:p text:style-name="P223">Type</text:p>
          </table:table-cell>
          <table:table-cell table:style-name="Table1.C1" office:value-type="string">
            <text:p text:style-name="P223">Description</text:p>
          </table:table-cell>
        </table:table-row>
        <table:table-row>
          <table:table-cell table:style-name="Table1.A2" office:value-type="string">
            <text:p text:style-name="P324">name</text:p>
          </table:table-cell>
          <table:table-cell table:style-name="Table1.A2" office:value-type="string">
            <text:p text:style-name="P324">string</text:p>
          </table:table-cell>
          <table:table-cell table:style-name="Table1.C2" office:value-type="string">
            <text:p text:style-name="P324">Display name for the menu to distinguish it from other displayed menus. May be blank or null in which case the menu is not labeled.</text:p>
          </table:table-cell>
        </table:table-row>
        <table:table-row>
          <table:table-cell table:style-name="Table1.A2" office:value-type="string">
            <text:p text:style-name="P324">members</text:p>
          </table:table-cell>
          <table:table-cell table:style-name="Table1.A2" office:value-type="string">
            <text:p text:style-name="P324">List of Menu Item Definitions</text:p>
          </table:table-cell>
          <table:table-cell table:style-name="Table1.C2" office:value-type="string">
            <text:p text:style-name="P324">The list of options available in this menu.</text:p>
          </table:table-cell>
        </table:table-row>
      </table:table>
      <text:p text:style-name="P84">A Menu Item Definition is an object with the following keys:</text:p>
      <table:table table:name="Table12" table:style-name="Table12">
        <table:table-column table:style-name="Table12.A"/>
        <table:table-column table:style-name="Table12.B"/>
        <table:table-column table:style-name="Table12.C"/>
        <table:table-row>
          <table:table-cell table:style-name="Table12.A1" office:value-type="string">
            <text:p text:style-name="P223">Key</text:p>
          </table:table-cell>
          <table:table-cell table:style-name="Table12.A1" office:value-type="string">
            <text:p text:style-name="P223">Type</text:p>
          </table:table-cell>
          <table:table-cell table:style-name="Table12.C1" office:value-type="string">
            <text:p text:style-name="P223">Description</text:p>
          </table:table-cell>
        </table:table-row>
        <table:table-row>
          <table:table-cell table:style-name="Table12.A2" office:value-type="string">
            <text:p text:style-name="P324">menu_entry</text:p>
          </table:table-cell>
          <table:table-cell table:style-name="Table12.A2" office:value-type="string">
            <text:p text:style-name="P324">string</text:p>
          </table:table-cell>
          <table:table-cell table:style-name="Table12.C2" office:value-type="string">
            <text:p text:style-name="P324">The displayed label for this menu option.</text:p>
          </table:table-cell>
        </table:table-row>
        <table:table-row>
          <table:table-cell table:style-name="Table12.A2" office:value-type="string">
            <text:p text:style-name="P324">view</text:p>
          </table:table-cell>
          <table:table-cell table:style-name="Table12.A2" office:value-type="string">
            <text:p text:style-name="P324">View Description (or string)</text:p>
          </table:table-cell>
          <table:table-cell table:style-name="Table12.C2" office:value-type="string">
            <text:p text:style-name="P324">The View Description for the view this menu option points to. <text:s/>(or the string literal “self” if this menu option refers to the current view.)</text:p>
          </table:table-cell>
        </table:table-row>
      </table:table>
      <text:h text:style-name="P402" text:outline-level="3">Widget and Tile Definitions</text:h>
      <text:p text:style-name="P89"><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41">Key</text:p>
            </table:table-cell>
            <table:table-cell table:style-name="Table13.A1" office:value-type="string">
              <text:p text:style-name="P341">Type</text:p>
            </table:table-cell>
            <table:table-cell table:style-name="Table13.C1" office:value-type="string">
              <text:p text:style-name="P341">Description</text:p>
            </table:table-cell>
          </table:table-row>
        </table:table-header-rows>
        <table:table-row table:style-name="Table13.1">
          <table:table-cell table:style-name="Table13.A2" office:value-type="string">
            <text:p text:style-name="P160">name</text:p>
          </table:table-cell>
          <table:table-cell table:style-name="Table13.A2" office:value-type="string">
            <text:p text:style-name="P160">string</text:p>
          </table:table-cell>
          <table:table-cell table:style-name="Table13.C2" office:value-type="string">
            <text:p text:style-name="P175">The display name of the widget</text:p>
          </table:table-cell>
        </table:table-row>
        <table:table-row table:style-name="Table13.1">
          <table:table-cell table:style-name="Table13.A2" office:value-type="string">
            <text:p text:style-name="P160">subtitle</text:p>
          </table:table-cell>
          <table:table-cell table:style-name="Table13.A2" office:value-type="string">
            <text:p text:style-name="P160">string</text:p>
          </table:table-cell>
          <table:table-cell table:style-name="Table13.C2" office:value-type="string">
            <text:p text:style-name="P175">The display subtitle of the widget (<text:span text:style-name="T74">can be null)</text:span></text:p>
          </table:table-cell>
        </table:table-row>
        <table:table-row table:style-name="Table13.1">
          <table:table-cell table:style-name="Table13.A2" office:value-type="string">
            <text:p text:style-name="P398">current_view</text:p>
          </table:table-cell>
          <table:table-cell table:style-name="Table13.A2" office:value-type="string">
            <text:p text:style-name="P398">string</text:p>
          </table:table-cell>
          <table:table-cell table:style-name="Table13.C2" office:value-type="string">
            <text:p text:style-name="P398">The label of the current view. <text:s/>Will always match the label of the enclosing view definition.</text:p>
          </table:table-cell>
        </table:table-row>
        <table:table-row table:style-name="Table13.1">
          <table:table-cell table:style-name="Table13.A2" office:value-type="string">
            <text:p text:style-name="P160">category</text:p>
          </table:table-cell>
          <table:table-cell table:style-name="Table13.A2" office:value-type="string">
            <text:p text:style-name="P160">string</text:p>
          </table:table-cell>
          <table:table-cell table:style-name="Table13.C2" office:value-type="string">
            <text:p text:style-name="P177">The category of the widget. <text:s/>(<text:span text:style-name="T119">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55">category_aspect</text:p>
          </table:table-cell>
          <table:table-cell table:style-name="Table13.A2" office:value-type="string">
            <text:p text:style-name="P255">integer</text:p>
          </table:table-cell>
          <table:table-cell table:style-name="Table13.C2" office:value-type="string">
            <text:p text:style-name="P255"><text:span text:style-name="T119">Used by some front-end implementations to determine the relative width of widgets in a particular category (e.g. when category determines display column.) <text:s/></text:span>Guaranteed to be <text:span text:style-name="T119">constant</text:span> within a single category.</text:p>
          </table:table-cell>
        </table:table-row>
        <table:table-row table:style-name="Table13.1">
          <table:table-cell table:style-name="Table13.A2" office:value-type="string">
            <text:p text:style-name="P160">subcategory</text:p>
          </table:table-cell>
          <table:table-cell table:style-name="Table13.A2" office:value-type="string">
            <text:p text:style-name="P160">string</text:p>
          </table:table-cell>
          <table:table-cell table:style-name="Table13.C2" office:value-type="string">
            <text:p text:style-name="P177">The subcategory of the widget.</text:p>
          </table:table-cell>
        </table:table-row>
        <table:table-row table:style-name="Table13.1">
          <table:table-cell table:style-name="Table13.A2" office:value-type="string">
            <text:p text:style-name="P160">about</text:p>
          </table:table-cell>
          <table:table-cell table:style-name="Table13.A2" office:value-type="string">
            <text:p text:style-name="P160">string</text:p>
          </table:table-cell>
          <table:table-cell table:style-name="Table13.C2" office:value-type="string">
            <text:p text:style-name="P177">HTML formatted text explaining the data contained in the widget – for direct display to users.</text:p>
          </table:table-cell>
        </table:table-row>
        <table:table-row table:style-name="Table13.1">
          <table:table-cell table:style-name="Table13.A2" office:value-type="string">
            <text:p text:style-name="P160">refresh_rate</text:p>
          </table:table-cell>
          <table:table-cell table:style-name="Table13.A2" office:value-type="string">
            <text:p text:style-name="P160">integer</text:p>
          </table:table-cell>
          <table:table-cell table:style-name="Table13.C2" office:value-type="string">
            <text:p text:style-name="P177">How often the front end should requery the API for updated data for the widget. <text:s/>In seconds.</text:p>
          </table:table-cell>
        </table:table-row>
        <table:table-row table:style-name="Table13.1">
          <table:table-cell table:style-name="Table13.A2" office:value-type="string">
            <text:p text:style-name="P285">label</text:p>
          </table:table-cell>
          <table:table-cell table:style-name="Table13.A2" office:value-type="string">
            <text:p text:style-name="P160">string</text:p>
          </table:table-cell>
          <table:table-cell table:style-name="Table13.C2" office:value-type="string">
            <text:p text:style-name="P159"><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60">source_url</text:p>
          </table:table-cell>
          <table:table-cell table:style-name="Table13.A2" office:value-type="string">
            <text:p text:style-name="P160">string</text:p>
          </table:table-cell>
          <table:table-cell table:style-name="Table13.C2" office:value-type="string">
            <text:p text:style-name="P178">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60">source_url_text</text:p>
          </table:table-cell>
          <table:table-cell table:style-name="Table13.A2" office:value-type="string">
            <text:p text:style-name="P160">string</text:p>
          </table:table-cell>
          <table:table-cell table:style-name="Table13.C2" office:value-type="string">
            <text:p text:style-name="P178">The text to display in the hyperlink pointing to source_url<text:span text:style-name="T1">.</text:span></text:p>
          </table:table-cell>
        </table:table-row>
        <text:soft-page-break/>
        <table:table-row table:style-name="Table13.1">
          <table:table-cell table:style-name="Table13.A2" office:value-type="string">
            <text:p text:style-name="P287">child_view</text:p>
          </table:table-cell>
          <table:table-cell table:style-name="Table13.A2" office:value-type="string">
            <text:p text:style-name="P287">string</text:p>
          </table:table-cell>
          <table:table-cell table:style-name="Table13.C2" office:value-type="string">
            <text:p text:style-name="P287">(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287">child_view_text</text:p>
          </table:table-cell>
          <table:table-cell table:style-name="Table13.A2" office:value-type="string">
            <text:p text:style-name="P287">string</text:p>
          </table:table-cell>
          <table:table-cell table:style-name="Table13.C2" office:value-type="string">
            <text:p text:style-name="P287">(Optional) The text to display in the hyperlink pointing to the child view.</text:p>
          </table:table-cell>
        </table:table-row>
        <table:table-row table:style-name="Table13.1">
          <table:table-cell table:style-name="Table13.A2" office:value-type="string">
            <text:p text:style-name="P160">display</text:p>
          </table:table-cell>
          <table:table-cell table:style-name="Table13.A2" office:value-type="string">
            <text:p text:style-name="P161">Object </text:p>
            <text:p text:style-name="P161">(Display Definition)</text:p>
          </table:table-cell>
          <table:table-cell table:style-name="Table13.C2" office:value-type="string">
            <text:p text:style-name="P178">Description of the format of the data for the widget and how it is to be presented.</text:p>
          </table:table-cell>
        </table:table-row>
      </table:table>
      <text:p text:style-name="P66"/>
      <text:p text:style-name="P66"/>
      <text:h text:style-name="P379" text:outline-level="4">Display Definition</text:h>
      <text:p text:style-name="P66">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342">Key</text:p>
          </table:table-cell>
          <table:table-cell table:style-name="Table14.A1" office:value-type="string">
            <text:p text:style-name="P342">Type</text:p>
          </table:table-cell>
          <table:table-cell table:style-name="Table14.C1" office:value-type="string">
            <text:p text:style-name="P342">Description</text:p>
          </table:table-cell>
        </table:table-row>
        <table:table-row>
          <table:table-cell table:style-name="Table14.A2" office:value-type="string">
            <text:p text:style-name="P178">expansion_hint</text:p>
          </table:table-cell>
          <table:table-cell table:style-name="Table14.A2" office:value-type="string">
            <text:p text:style-name="P162">string</text:p>
          </table:table-cell>
          <table:table-cell table:style-name="Table14.C2" office:value-type="string">
            <text:p text:style-name="P178">The text to be displayed on the control to expand the widget. <text:span text:style-name="T104">Will be null if no expansion tiles.</text:span></text:p>
          </table:table-cell>
        </table:table-row>
        <table:table-row>
          <table:table-cell table:style-name="Table14.A2" office:value-type="string">
            <text:p text:style-name="P178"><text:span text:style-name="T104">de</text:span>expansion_hint</text:p>
          </table:table-cell>
          <table:table-cell table:style-name="Table14.A2" office:value-type="string">
            <text:p text:style-name="P162">string</text:p>
          </table:table-cell>
          <table:table-cell table:style-name="Table14.C2" office:value-type="string">
            <text:p text:style-name="P178">The text to be displayed on the control to <text:span text:style-name="T104">collapse</text:span> the <text:span text:style-name="T104">expanded </text:span>widget. <text:span text:style-name="T104">Will be null if no expansion tiles.</text:span></text:p>
          </table:table-cell>
        </table:table-row>
        <table:table-row>
          <table:table-cell table:style-name="Table14.A2" office:value-type="string">
            <text:p text:style-name="P178">tiles</text:p>
          </table:table-cell>
          <table:table-cell table:style-name="Table14.A2" office:value-type="string">
            <text:p text:style-name="P178">List of Tile Definition objects.</text:p>
          </table:table-cell>
          <table:table-cell table:style-name="Table14.C2" office:value-type="string">
            <text:p text:style-name="P178">A list of tiles. <text:s/>A widget must have <text:span text:style-name="T103">at least </text:span>one default (non-expansion) tile, and may have an expansion tile as well. <text:span text:style-name="T75">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63">raw_data_sets</text:p>
          </table:table-cell>
          <table:table-cell table:style-name="Table14.A2" office:value-type="string">
            <text:p text:style-name="P263">List of Raw Data Set Definition objects</text:p>
          </table:table-cell>
          <table:table-cell table:style-name="Table14.C2" office:value-type="string">
            <text:p text:style-name="P263">A list of raw data sets (CSV files) available <text:span text:style-name="T120">for download </text:span>for the widget. <text:s/>Optional – not supplied if no raw data sets defined.</text:p>
          </table:table-cell>
        </table:table-row>
      </table:table>
      <text:h text:style-name="P376" text:outline-level="4">Raw Data Set Definition</text:h>
      <text:p text:style-name="P71">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353">Key</text:p>
          </table:table-cell>
          <table:table-cell table:style-name="Table37.A1" office:value-type="string">
            <text:p text:style-name="P353">Type</text:p>
          </table:table-cell>
          <table:table-cell table:style-name="Table37.C1" office:value-type="string">
            <text:p text:style-name="P353">Description</text:p>
          </table:table-cell>
        </table:table-row>
        <table:table-row>
          <table:table-cell table:style-name="Table37.A2" office:value-type="string">
            <text:p text:style-name="P285">label</text:p>
          </table:table-cell>
          <table:table-cell table:style-name="Table37.A2" office:value-type="string">
            <text:p text:style-name="P173">string</text:p>
          </table:table-cell>
          <table:table-cell table:style-name="Table37.C2" office:value-type="string">
            <text:p text:style-name="P159"><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296">name</text:p>
          </table:table-cell>
          <table:table-cell table:style-name="Table37.A2" office:value-type="string">
            <text:p text:style-name="P296">string</text:p>
          </table:table-cell>
          <table:table-cell table:style-name="Table37.C2" office:value-type="string">
            <text:p text:style-name="P296">The display name for the raw data set.</text:p>
          </table:table-cell>
        </table:table-row>
        <table:table-row>
          <table:table-cell table:style-name="Table37.A2" office:value-type="string">
            <text:p text:style-name="P264">columns</text:p>
          </table:table-cell>
          <table:table-cell table:style-name="Table37.A2" office:value-type="string">
            <text:p text:style-name="P264">List of Column Definition objects</text:p>
          </table:table-cell>
          <table:table-cell table:style-name="Table37.C2" office:value-type="string">
            <text:p text:style-name="P264">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376" text:outline-level="4">Tile Definition</text:h>
      <text:p text:style-name="P72">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343">Key</text:p>
          </table:table-cell>
          <table:table-cell table:style-name="Table15.A1" office:value-type="string">
            <text:p text:style-name="P343">Type</text:p>
          </table:table-cell>
          <table:table-cell table:style-name="Table15.C1" office:value-type="string">
            <text:p text:style-name="P343">Description</text:p>
          </table:table-cell>
        </table:table-row>
        <table:table-row>
          <table:table-cell table:style-name="Table15.A2" office:value-type="string">
            <text:p text:style-name="P179">type</text:p>
          </table:table-cell>
          <table:table-cell table:style-name="Table15.A2" office:value-type="string">
            <text:p text:style-name="P163">string</text:p>
          </table:table-cell>
          <table:table-cell table:style-name="Table15.C2" office:value-type="string">
            <text:p text:style-name="P179">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79">expansion</text:p>
          </table:table-cell>
          <table:table-cell table:style-name="Table15.A2" office:value-type="string">
            <text:p text:style-name="P179">boolean</text:p>
          </table:table-cell>
          <table:table-cell table:style-name="Table15.C2" office:value-type="string">
            <text:p text:style-name="P179">True for expansion tile<text:span text:style-name="T154">s</text:span>, false for the default (non-expansion) tile<text:span text:style-name="T154">s</text:span>.</text:p>
          </table:table-cell>
        </table:table-row>
        <table:table-row>
          <table:table-cell table:style-name="Table15.A2" office:value-type="string">
            <text:p text:style-name="P253">aspect</text:p>
          </table:table-cell>
          <table:table-cell table:style-name="Table15.A2" office:value-type="string">
            <text:p text:style-name="P253">integer</text:p>
          </table:table-cell>
          <table:table-cell table:style-name="Table15.C2" office:value-type="string">
            <text:p text:style-name="P253">Implementation-specific field indicating the <text:span text:style-name="T120">relative</text:span> <text:span text:style-name="T120">width</text:span> <text:span text:style-name="T148">and/or height </text:span>of the tile.</text:p>
          </table:table-cell>
        </table:table-row>
      </table:table>
      <text:p text:style-name="P73"/>
      <text:p text:style-name="P371"><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338"><text:span text:style-name="T65">Display T</text:span>ile type</text:p>
            </table:table-cell>
            <table:table-cell table:style-name="Table16.B1" office:value-type="string">
              <text:p text:style-name="P338">Description</text:p>
            </table:table-cell>
          </table:table-row>
        </table:table-header-rows>
        <table:table-row table:style-name="Table16.1">
          <table:table-cell table:style-name="Table16.A2" office:value-type="string">
            <text:p text:style-name="P141">main_stat</text:p>
          </table:table-cell>
          <table:table-cell table:style-name="Table16.B2" office:value-type="string">
            <text:p text:style-name="P141"><text:span text:style-name="T76">A </text:span>tile with a <text:span text:style-name="T150">number of </text:span>main statistic<text:span text:style-name="T150">s</text:span> shown, and optionally one or more secondary statistic<text:span text:style-name="T75">s</text:span>.</text:p>
          </table:table-cell>
        </table:table-row>
        <table:table-row table:style-name="Table16.1">
          <table:table-cell table:style-name="Table16.A2" office:value-type="string">
            <text:p text:style-name="P256">text_template</text:p>
          </table:table-cell>
          <table:table-cell table:style-name="Table16.B17" office:value-type="string">
            <text:p text:style-name="P256">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79">single_list_stat</text:p>
          </table:table-cell>
          <table:table-cell table:style-name="Table16.B17" office:value-type="string">
            <text:p text:style-name="P181">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40">multi_list_stat</text:p>
          </table:table-cell>
          <table:table-cell table:style-name="Table16.B17" office:value-type="string">
            <text:p text:style-name="P240">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41">priority_list</text:p>
          </table:table-cell>
          <table:table-cell table:style-name="Table16.B17" office:value-type="string">
            <text:p text:style-name="P141">A list of statistics, to be displayed in the order in which they were defined. </text:p>
          </table:table-cell>
        </table:table-row>
        <table:table-row table:style-name="Table16.1">
          <table:table-cell table:style-name="Table16.A2" office:value-type="string">
            <text:p text:style-name="P141">urgency_list</text:p>
          </table:table-cell>
          <table:table-cell table:style-name="Table16.B17" office:value-type="string">
            <text:p text:style-name="P141">A list of statistics, ordered by traffic light value, e.g. bad/red statistics first.</text:p>
          </table:table-cell>
        </table:table-row>
        <table:table-row table:style-name="Table16.1">
          <table:table-cell table:style-name="Table16.A2" office:value-type="string">
            <text:p text:style-name="P148">list_overflow</text:p>
          </table:table-cell>
          <table:table-cell table:style-name="Table16.B17" office:value-type="string">
            <text:p text:style-name="P148">If the<text:span text:style-name="T153">re is one</text:span> default tile of type priority_list, urgency_list, <text:span text:style-name="T77">newsfeed or single_list_stat</text:span>, <text:span text:style-name="T69">then</text:span> <text:span text:style-name="T153">an</text:span> expansion tile can be of type “list_overflow”. <text:s/>The tile <text:span text:style-name="T77">should then be displayed with</text:span> all <text:span text:style-name="T77">list items</text:span> from the default tile list that didn't fit on the default tile. </text:p>
          </table:table-cell>
        </table:table-row>
        <table:table-row table:style-name="Table16.1">
          <table:table-cell table:style-name="Table16.A2" office:value-type="string">
            <text:p text:style-name="P153">calendar</text:p>
          </table:table-cell>
          <table:table-cell table:style-name="Table16.B17" office:value-type="string">
            <text:p text:style-name="P153">A calendar tile – may only contain one statistic which must be of event_list type.</text:p>
          </table:table-cell>
        </table:table-row>
        <table:table-row table:style-name="Table16.1">
          <table:table-cell table:style-name="Table16.A2" office:value-type="string">
            <text:p text:style-name="P141">graph</text:p>
          </table:table-cell>
          <table:table-cell table:style-name="Table16.B17" office:value-type="string">
            <text:p text:style-name="P141">A graph is rendered in the tile.</text:p>
          </table:table-cell>
        </table:table-row>
        <table:table-row table:style-name="Table16.1">
          <table:table-cell table:style-name="Table16.A2" office:value-type="string">
            <text:p text:style-name="P179">grid</text:p>
          </table:table-cell>
          <table:table-cell table:style-name="Table16.B17" office:value-type="string">
            <text:p text:style-name="P182">Statistics are displayed in a rectangular grid.</text:p>
          </table:table-cell>
        </table:table-row>
        <table:table-row table:style-name="Table16.1">
          <table:table-cell table:style-name="Table16.A2" office:value-type="string">
            <text:p text:style-name="P141">graph_<text:span text:style-name="T91">single_stat</text:span></text:p>
          </table:table-cell>
          <table:table-cell table:style-name="Table16.B17" office:value-type="string">
            <text:p text:style-name="P141">A graph is rendered in the tile, <text:span text:style-name="T91">along with one non-display-list statistic.</text:span></text:p>
          </table:table-cell>
        </table:table-row>
        <table:table-row table:style-name="Table16.1">
          <table:table-cell table:style-name="Table16.A2" office:value-type="string">
            <text:p text:style-name="P179">grid_<text:span text:style-name="T91">single_stat</text:span></text:p>
          </table:table-cell>
          <table:table-cell table:style-name="Table16.B17" office:value-type="string">
            <text:p text:style-name="P182">Statistics are displayed in a rectangular grid. <text:span text:style-name="T78">An additional non-display-list statistic is displayed outside the grid.</text:span></text:p>
          </table:table-cell>
        </table:table-row>
        <table:table-row table:style-name="Table16.1">
          <table:table-cell table:style-name="Table16.A2" office:value-type="string">
            <text:p text:style-name="P179">newsfeed</text:p>
          </table:table-cell>
          <table:table-cell table:style-name="Table16.B17" office:value-type="string">
            <text:p text:style-name="P183">A tile containing a single statistic of type string_kv_list.</text:p>
          </table:table-cell>
        </table:table-row>
        <table:table-row table:style-name="Table16.1">
          <table:table-cell table:style-name="Table16.A2" office:value-type="string">
            <text:p text:style-name="P179">news_ticker</text:p>
          </table:table-cell>
          <table:table-cell table:style-name="Table16.B17" office:value-type="string">
            <text:p text:style-name="P183">A tile containing a single statistic of type string_list. <text:s/>Used for <text:span text:style-name="T120">a</text:span> scrolling news feed.</text:p>
          </table:table-cell>
        </table:table-row>
        <table:table-row table:style-name="Table16.1">
          <table:table-cell table:style-name="Table16.A2" office:value-type="string">
            <text:p text:style-name="P240">tag_cloud</text:p>
          </table:table-cell>
          <table:table-cell table:style-name="Table16.B17" office:value-type="string">
            <text:p text:style-name="P240">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52">time_line</text:p>
          </table:table-cell>
          <table:table-cell table:style-name="Table16.B17" office:value-type="string">
            <text:p text:style-name="P252">A tile containing a time-line. Contains a single hierarchical_event_list statistic.</text:p>
          </table:table-cell>
        </table:table-row>
        <table:table-row table:style-name="Table16.1">
          <table:table-cell table:style-name="Table16.A2" office:value-type="string">
            <text:p text:style-name="P195">map</text:p>
          </table:table-cell>
          <table:table-cell table:style-name="Table16.B18" office:value-type="string">
            <text:p text:style-name="P195">A map is rendered in the tile.</text:p>
          </table:table-cell>
        </table:table-row>
        <table:table-row table:style-name="Table16.1">
          <table:table-cell table:style-name="Table16.A2" office:value-type="string">
            <text:p text:style-name="P207">text_block</text:p>
          </table:table-cell>
          <table:table-cell table:style-name="Table16.B19" office:value-type="string">
            <text:p text:style-name="P207">A block of raw HTML text to be served with the widget data. There can be at most one text_block tile per widget.</text:p>
          </table:table-cell>
        </table:table-row>
      </table:table>
      <text:p text:style-name="P3"/>
      <text:p text:style-name="P83"/>
      <text:p text:style-name="P373">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61">Tile Type(s)</text:p>
            </table:table-cell>
            <table:table-cell table:style-name="Table17.A1" office:value-type="string">
              <text:p text:style-name="P361">Key</text:p>
            </table:table-cell>
            <table:table-cell table:style-name="Table17.A1" office:value-type="string">
              <text:p text:style-name="P361">Type</text:p>
            </table:table-cell>
            <table:table-cell table:style-name="Table17.D1" office:value-type="string">
              <text:p text:style-name="P361">Description</text:p>
            </table:table-cell>
          </table:table-row>
        </table:table-header-rows>
        <table:table-row table:style-name="Table17.1">
          <table:table-cell table:style-name="Table17.A2" office:value-type="string">
            <text:p text:style-name="P184">All except: graph, grid, list_overflow, map</text:p>
          </table:table-cell>
          <table:table-cell table:style-name="Table17.A2" office:value-type="string">
            <text:p text:style-name="P184">statistics</text:p>
          </table:table-cell>
          <table:table-cell table:style-name="Table17.A2" office:value-type="string">
            <text:p text:style-name="P184">List of Statistic Definition objects.</text:p>
          </table:table-cell>
          <table:table-cell table:style-name="Table17.D2" office:value-type="string">
            <text:p text:style-name="P184">List of statistics to be displayed in the tile.</text:p>
          </table:table-cell>
        </table:table-row>
        <table:table-row table:style-name="Table17.1">
          <table:table-cell table:style-name="Table17.A2" office:value-type="string">
            <text:p text:style-name="P184">single_list_stat, <text:span text:style-name="T93">multi_list_stat,</text:span> priority_list, urgency_list</text:p>
          </table:table-cell>
          <table:table-cell table:style-name="Table17.A2" office:value-type="string">
            <text:p text:style-name="P299">columns</text:p>
          </table:table-cell>
          <table:table-cell table:style-name="Table17.A2" office:value-type="string">
            <text:p text:style-name="P184">integer</text:p>
          </table:table-cell>
          <table:table-cell table:style-name="Table17.D2" office:value-type="string">
            <text:p text:style-name="P299">The number of columns to break the list into.</text:p>
          </table:table-cell>
        </table:table-row>
        <table:table-row table:style-name="Table17.1">
          <table:table-cell table:style-name="Table17.A2" office:value-type="string">
            <text:p text:style-name="P184"><text:span text:style-name="T159">single_list_stat, </text:span>priority_list, urgency_list</text:p>
          </table:table-cell>
          <table:table-cell table:style-name="Table17.A2" office:value-type="string">
            <text:p text:style-name="P184">list_label_width</text:p>
          </table:table-cell>
          <table:table-cell table:style-name="Table17.A2" office:value-type="string">
            <text:p text:style-name="P184">integer</text:p>
          </table:table-cell>
          <table:table-cell table:style-name="Table17.D2" office:value-type="string">
            <text:p text:style-name="P184">How wide the label column of the list should be. (as the percentage of the width of the whole tile.)</text:p>
          </table:table-cell>
        </table:table-row>
        <table:table-row table:style-name="Table17.1">
          <table:table-cell table:style-name="Table17.A2" office:value-type="string">
            <text:p text:style-name="P311">main_stat</text:p>
          </table:table-cell>
          <table:table-cell table:style-name="Table17.A2" office:value-type="string">
            <text:p text:style-name="P311">main_stat_count</text:p>
          </table:table-cell>
          <table:table-cell table:style-name="Table17.A2" office:value-type="string">
            <text:p text:style-name="P311">Integer</text:p>
          </table:table-cell>
          <table:table-cell table:style-name="Table17.D2" office:value-type="string">
            <text:p text:style-name="P311">The number of main statistics. Any additional statistics are secondary statistics.</text:p>
          </table:table-cell>
        </table:table-row>
        <table:table-row table:style-name="Table17.1">
          <table:table-cell table:style-name="Table17.A2" office:value-type="string">
            <text:p text:style-name="P256">text_template</text:p>
          </table:table-cell>
          <table:table-cell table:style-name="Table17.A2" office:value-type="string">
            <text:p text:style-name="P256">template</text:p>
          </table:table-cell>
          <table:table-cell table:style-name="Table17.A2" office:value-type="string">
            <text:p text:style-name="P256">string</text:p>
          </table:table-cell>
          <table:table-cell table:style-name="Table17.D2" office:value-type="string">
            <text:p text:style-name="P256">The text template. <text:s/>Statistic values are represented in the template by “%{statistic_url}”.</text:p>
          </table:table-cell>
        </table:table-row>
        <table:table-row table:style-name="Table17.1">
          <table:table-cell table:style-name="Table17.A2" office:value-type="string">
            <text:p text:style-name="P184">grid, <text:span text:style-name="T93">grid_single_stat</text:span></text:p>
          </table:table-cell>
          <table:table-cell table:style-name="Table17.A2" office:value-type="string">
            <text:p text:style-name="P184">grid</text:p>
          </table:table-cell>
          <table:table-cell table:style-name="Table17.A2" office:value-type="string">
            <text:p text:style-name="P184">Object (Grid Definition)</text:p>
          </table:table-cell>
          <table:table-cell table:style-name="Table17.D2" office:value-type="string">
            <text:p text:style-name="P184">Description of how the grid is to be displayed, and what data is to be displayed in it.</text:p>
          </table:table-cell>
        </table:table-row>
        <table:table-row table:style-name="Table17.8">
          <table:table-cell table:style-name="Table17.A2" office:value-type="string">
            <text:p text:style-name="P192"><text:span text:style-name="T93">g</text:span>raph, <text:span text:style-name="T93">graph_single_stat</text:span></text:p>
          </table:table-cell>
          <table:table-cell table:style-name="Table17.A2" office:value-type="string">
            <text:p text:style-name="P192">graph</text:p>
          </table:table-cell>
          <table:table-cell table:style-name="Table17.A2" office:value-type="string">
            <text:p text:style-name="P196">Graph Definition Object</text:p>
          </table:table-cell>
          <table:table-cell table:style-name="Table17.D2" office:value-type="string">
            <text:p text:style-name="P197">Describes what data is to be plotted on the graph, and how it is to be displayed.</text:p>
          </table:table-cell>
        </table:table-row>
        <table:table-row table:style-name="Table17.8">
          <table:table-cell table:style-name="Table17.A2" office:value-type="string">
            <text:p text:style-name="P198">map</text:p>
          </table:table-cell>
          <table:table-cell table:style-name="Table17.A2" office:value-type="string">
            <text:p text:style-name="P198">map</text:p>
          </table:table-cell>
          <table:table-cell table:style-name="Table17.A2" office:value-type="string">
            <text:p text:style-name="P198"><text:span text:style-name="T110">Widget </text:span>Map Definition object</text:p>
          </table:table-cell>
          <table:table-cell table:style-name="Table17.D2" office:value-type="string">
            <text:p text:style-name="P198">Describes what geo-<text:span text:style-name="T155">s</text:span>patial data is to be plotted on the map.</text:p>
          </table:table-cell>
        </table:table-row>
      </table:table>
      <text:h text:style-name="P405" text:outline-level="3"><text:span text:style-name="T64">Widget </text:span><text:span text:style-name="T62">M</text:span><text:span text:style-name="T61">ap Definitions</text:span></text:h>
      <text:p text:style-name="P14"><text:span text:style-name="T6">A </text:span><text:span text:style-name="T41">Widget </text:span><text:span text:style-name="T6">Map Definition is an object with the following keys:</text:span></text:p>
      <text:p text:style-name="P10"/>
      <table:table table:name="Table43" table:style-name="Table43">
        <table:table-column table:style-name="Table43.A"/>
        <table:table-column table:style-name="Table43.B"/>
        <table:table-column table:style-name="Table43.C"/>
        <table:table-row>
          <table:table-cell table:style-name="Table43.A1" office:value-type="string">
            <text:p text:style-name="P357">Key</text:p>
          </table:table-cell>
          <table:table-cell table:style-name="Table43.A1" office:value-type="string">
            <text:p text:style-name="P357">Type</text:p>
          </table:table-cell>
          <table:table-cell table:style-name="Table43.C1" office:value-type="string">
            <text:p text:style-name="P357">Description</text:p>
          </table:table-cell>
        </table:table-row>
        <table:table-row>
          <table:table-cell table:style-name="Table43.A2" office:value-type="string">
            <text:p text:style-name="P203">layers</text:p>
          </table:table-cell>
          <table:table-cell table:style-name="Table43.A2" office:value-type="string">
            <text:p text:style-name="P199">List of <text:span text:style-name="T131">Map Layer</text:span> Definition Objects</text:p>
          </table:table-cell>
          <table:table-cell table:style-name="Table43.C2" office:value-type="string">
            <text:p text:style-name="P199"><text:span text:style-name="T131">Map feature layers</text:span> to be displayed on the map.</text:p>
          </table:table-cell>
        </table:table-row>
        <table:table-row>
          <table:table-cell table:style-name="Table43.A2" office:value-type="string">
            <text:p text:style-name="P200">window</text:p>
          </table:table-cell>
          <table:table-cell table:style-name="Table43.A2" office:value-type="string">
            <text:p text:style-name="P200">Geo-Window Definition Object</text:p>
          </table:table-cell>
          <table:table-cell table:style-name="Table43.C2" office:value-type="string">
            <text:p text:style-name="P200">The bounding rectangle of the map.</text:p>
          </table:table-cell>
        </table:table-row>
        <table:table-row>
          <table:table-cell table:style-name="Table43.A2" office:value-type="string">
            <text:p text:style-name="P204">label</text:p>
          </table:table-cell>
          <table:table-cell table:style-name="Table43.A2" office:value-type="string">
            <text:p text:style-name="P189">string</text:p>
          </table:table-cell>
          <table:table-cell table:style-name="Table43.C2" office:value-type="string">
            <text:p text:style-name="P191">A short “slug” label for the graph, used in the Get Graph API call response.</text:p>
          </table:table-cell>
        </table:table-row>
      </table:table>
      <text:h text:style-name="P404" text:outline-level="3"/>
      <text:h text:style-name="P413" text:outline-level="3"><text:span text:style-name="T62">G</text:span><text:span text:style-name="T61">raph </text:span><text:span text:style-name="T63">Definitions</text:span></text:h>
      <text:p text:style-name="P85">A <text:span text:style-name="T95">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350">Key</text:p>
          </table:table-cell>
          <table:table-cell table:style-name="Table32.A1" office:value-type="string">
            <text:p text:style-name="P350">Type</text:p>
          </table:table-cell>
          <table:table-cell table:style-name="Table32.C1" office:value-type="string">
            <text:p text:style-name="P350">Description</text:p>
          </table:table-cell>
        </table:table-row>
        <table:table-row>
          <table:table-cell table:style-name="Table32.A2" office:value-type="string">
            <text:p text:style-name="P180"><text:span text:style-name="T94">graph_</text:span>type</text:p>
          </table:table-cell>
          <table:table-cell table:style-name="Table32.A2" office:value-type="string">
            <text:p text:style-name="P170">string</text:p>
          </table:table-cell>
          <table:table-cell table:style-name="Table32.C2" office:value-type="string">
            <text:p text:style-name="P180">The type of the t<text:span text:style-name="T138">graph</text:span>. <text:s/>Supported types are listed below. <text:s/>The <text:span text:style-name="T94">Graph</text:span> Definition may have other additional keys, depending on the <text:span text:style-name="T138">graph</text:span> type. This is also described below.</text:p>
          </table:table-cell>
        </table:table-row>
        <table:table-row>
          <table:table-cell table:style-name="Table32.A2" office:value-type="string">
            <text:p text:style-name="P192">heading</text:p>
          </table:table-cell>
          <table:table-cell table:style-name="Table32.A2" office:value-type="string">
            <text:p text:style-name="P192">string</text:p>
          </table:table-cell>
          <table:table-cell table:style-name="Table32.C2" office:value-type="string">
            <text:p text:style-name="P192">Text to be displayed above (or below) the graph as an overall heading for the graph. <text:s/><text:span text:style-name="T94">(May be null)</text:span></text:p>
          </table:table-cell>
        </table:table-row>
        <table:table-row>
          <table:table-cell table:style-name="Table32.A2" office:value-type="string">
            <text:p text:style-name="P204">label</text:p>
          </table:table-cell>
          <table:table-cell table:style-name="Table32.A2" office:value-type="string">
            <text:p text:style-name="P188">string</text:p>
          </table:table-cell>
          <table:table-cell table:style-name="Table32.C2" office:value-type="string">
            <text:p text:style-name="P190">A short “slug” label for the graph, used in the Get Graph API call response.</text:p>
          </table:table-cell>
        </table:table-row>
        <table:table-row>
          <table:table-cell table:style-name="Table32.A2" office:value-type="string">
            <text:p text:style-name="P193">display_options</text:p>
          </table:table-cell>
          <table:table-cell table:style-name="Table32.A2" office:value-type="string">
            <text:p text:style-name="P193">Display Option <text:s/>Object</text:p>
          </table:table-cell>
          <table:table-cell table:style-name="Table32.C2" office:value-type="string">
            <text:p text:style-name="P193">Display options. <text:s/>Contents depend on graph type, as described below.</text:p>
          </table:table-cell>
        </table:table-row>
      </table:table>
      <text:p text:style-name="P13">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340">graph_type</text:p>
            </table:table-cell>
            <table:table-cell table:style-name="Table18.A1" office:value-type="string">
              <text:p text:style-name="P340">description</text:p>
            </table:table-cell>
            <table:table-cell table:style-name="Table18.A1" office:value-type="string">
              <text:p text:style-name="P370">Additional Graph Definition Keys</text:p>
            </table:table-cell>
            <table:table-cell table:style-name="Table18.D1" office:value-type="string">
              <text:p text:style-name="P340">descriptions</text:p>
            </table:table-cell>
          </table:table-row>
        </table:table-header-rows>
        <table:table-row table:style-name="Table18.1">
          <table:table-cell table:style-name="Table18.A2" table:number-rows-spanned="5" office:value-type="string">
            <text:p text:style-name="P143">line</text:p>
          </table:table-cell>
          <table:table-cell table:style-name="Table18.A2" table:number-rows-spanned="5" office:value-type="string">
            <text:p text:style-name="P143">A line (or multi-line) graph.</text:p>
          </table:table-cell>
          <table:table-cell table:style-name="Table18.A2" office:value-type="string">
            <text:p text:style-name="P143">vert<text:span text:style-name="T67">ical</text:span>_axis</text:p>
          </table:table-cell>
          <table:table-cell table:style-name="Table18.D2" office:value-type="string">
            <text:p text:style-name="P145">The vertical axis of a line graph is assumed to be numeric. This option <text:span text:style-name="T79">is an object</text:span> contain<text:span text:style-name="T79">ing</text:span> <text:span text:style-name="T93">an optional label </text:span>for the axis <text:span text:style-name="T79">(key “name”, a string value)</text:span>, and whether the zero point must be displayed <text:span text:style-name="T79">(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211">secondary_vertical_axis</text:p>
          </table:table-cell>
          <table:table-cell table:style-name="Table18.D2" office:value-type="string">
            <text:p text:style-name="P211">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43">horiz<text:span text:style-name="T67">ontal</text:span>_axis</text:p>
          </table:table-cell>
          <table:table-cell table:style-name="Table18.D2" office:value-type="string">
            <text:p text:style-name="P145">The horizontal axis of a line graph has a type <text:span text:style-name="T79">(key “type”, string. <text:s/>Allowed values: “numeric”, “date”, “time”, “datetime”) </text:span>and an optional label <text:span text:style-name="T79">(key “label”, a string).</text:span></text:p>
          </table:table-cell>
        </table:table-row>
        <table:table-row table:style-name="Table18.1">
          <table:covered-table-cell/>
          <table:covered-table-cell/>
          <table:table-cell table:style-name="Table18.A2" office:value-type="string">
            <text:p text:style-name="P318">line_label</text:p>
          </table:table-cell>
          <table:table-cell table:style-name="Table18.D2" office:value-type="string">
            <text:p text:style-name="P318">An over-all heading for lines. <text:span text:style-name="T156">Can be used for example as a heading for a line legend. <text:s/>E.g. if each line represented data for a different city, the line_label might be “City” or “Cities”.</text:span></text:p>
          </table:table-cell>
        </table:table-row>
        <table:table-row table:style-name="Table18.1">
          <table:covered-table-cell/>
          <table:covered-table-cell/>
          <table:table-cell table:style-name="Table18.A2" office:value-type="string">
            <text:p text:style-name="P143">lines</text:p>
          </table:table-cell>
          <table:table-cell table:style-name="Table18.D2" office:value-type="string">
            <text:p text:style-name="P251">A list of Graph Dataset Definition objects, defining the lines (datasets) to be plotted on the graph.</text:p>
          </table:table-cell>
        </table:table-row>
        <table:table-row table:style-name="Table18.1">
          <table:table-cell table:style-name="Table18.A2" table:number-rows-spanned="7" office:value-type="string">
            <text:p text:style-name="P143">histogram</text:p>
          </table:table-cell>
          <table:table-cell table:style-name="Table18.A2" table:number-rows-spanned="7" office:value-type="string">
            <text:p text:style-name="P143">A (vertical) histogram or clustered histogram.</text:p>
          </table:table-cell>
          <table:table-cell table:style-name="Table18.A2" office:value-type="string">
            <text:p text:style-name="P143"><text:span text:style-name="T66">numeric</text:span>_axis</text:p>
          </table:table-cell>
          <table:table-cell table:style-name="Table18.D2" office:value-type="string">
            <text:p text:style-name="P185">Describes the numeric (vertical) axis of the histogram. <text:s/>Uses the same format as the “<text:span text:style-name="T80">vert</text:span>ic<text:span text:style-name="T80">al</text:span>_axis” key for line type graphs, as described above. </text:p>
          </table:table-cell>
        </table:table-row>
        <table:table-row table:style-name="Table18.1">
          <table:covered-table-cell/>
          <table:covered-table-cell/>
          <table:table-cell table:style-name="Table18.A2" office:value-type="string">
            <text:p text:style-name="P211">secondary_numeric_axis</text:p>
          </table:table-cell>
          <table:table-cell table:style-name="Table18.D2" office:value-type="string">
            <text:p text:style-name="P211">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312">dynamic_clusters</text:p>
          </table:table-cell>
          <table:table-cell table:style-name="Table18.D2" office:value-type="string">
            <text:p text:style-name="P312">Boolean value. If true, clusters are not explicitly defined in the Graph Object, but instead are defined dynamically in the <text:s/><text:span text:style-name="T60">Graph Data Description Object.</text:span></text:p>
          </table:table-cell>
        </table:table-row>
        <table:table-row table:style-name="Table18.1">
          <table:covered-table-cell/>
          <table:covered-table-cell/>
          <table:table-cell table:style-name="Table18.A2" office:value-type="string">
            <text:p text:style-name="P320">cluster_label</text:p>
          </table:table-cell>
          <table:table-cell table:style-name="Table18.D2" office:value-type="string">
            <text:p text:style-name="P318">An over-all heading for <text:span text:style-name="T156">clusters</text:span>. <text:span text:style-name="T156">E.g. if each cluster represented data for a different city, the cluster_label might be “City” or “Cities”.</text:span></text:p>
          </table:table-cell>
        </table:table-row>
        <table:table-row table:style-name="Table18.1">
          <table:covered-table-cell/>
          <table:covered-table-cell/>
          <table:table-cell table:style-name="Table18.A2" office:value-type="string">
            <text:p text:style-name="P145">clusters</text:p>
          </table:table-cell>
          <table:table-cell table:style-name="Table18.D2" office:value-type="string">
            <text:p text:style-name="P251"><text:span text:style-name="T151">Only present if dynamic_clusters is false. </text:span>A list of Graph Cluster Definition objects, representing the histogram clusters.</text:p>
          </table:table-cell>
        </table:table-row>
        <table:table-row table:style-name="Table18.1">
          <table:covered-table-cell/>
          <table:covered-table-cell/>
          <table:table-cell table:style-name="Table18.A2" office:value-type="string">
            <text:p text:style-name="P320">bar_label</text:p>
          </table:table-cell>
          <table:table-cell table:style-name="Table18.D2" office:value-type="string">
            <text:p text:style-name="P318">An over-all heading for <text:span text:style-name="T156">bars</text:span>. <text:span text:style-name="T156">Can be used for example as a heading for a bar legend. <text:s/>E.g. if each line represented data for a different city, the bar_label might be “City” or “Cities”.</text:span></text:p>
          </table:table-cell>
        </table:table-row>
        <table:table-row table:style-name="Table18.1">
          <table:covered-table-cell/>
          <table:covered-table-cell/>
          <table:table-cell table:style-name="Table18.A2" office:value-type="string">
            <text:p text:style-name="P145">bars</text:p>
          </table:table-cell>
          <table:table-cell table:style-name="Table18.D2" office:value-type="string">
            <text:p text:style-name="P250">A list of Graph Dataset Definition objects representing the individual bars in each cluster.</text:p>
          </table:table-cell>
        </table:table-row>
        <table:table-row table:style-name="Table18.1">
          <table:table-cell table:style-name="Table18.A2" office:value-type="string">
            <text:p text:style-name="P143">bar</text:p>
          </table:table-cell>
          <table:table-cell table:style-name="Table18.A2" office:value-type="string">
            <text:p text:style-name="P143">As for histogram, but displayed horizontally.</text:p>
          </table:table-cell>
          <table:table-cell table:style-name="Table18.D2" table:number-columns-spanned="2" office:value-type="string">
            <text:p text:style-name="P186">As for histogram.</text:p>
          </table:table-cell>
          <table:covered-table-cell/>
        </table:table-row>
        <table:table-row table:style-name="Table18.15">
          <table:table-cell table:style-name="Table18.A2" table:number-rows-spanned="5" office:value-type="string">
            <text:p text:style-name="P143">pie</text:p>
          </table:table-cell>
          <table:table-cell table:style-name="Table18.A2" table:number-rows-spanned="5" office:value-type="string">
            <text:p text:style-name="P143">A pie chart, or set of related pie charts.</text:p>
          </table:table-cell>
          <table:table-cell table:style-name="Table18.A2" office:value-type="string">
            <text:p text:style-name="P313">dynamic_clusters</text:p>
          </table:table-cell>
          <table:table-cell table:style-name="Table18.D2" office:value-type="string">
            <text:p text:style-name="P312">Boolean value. If true, pies are not explicitly defined in the Graph Object, but instead are defined dynamically in the <text:s/><text:span text:style-name="T60">Graph Data Description Object.</text:span></text:p>
          </table:table-cell>
        </table:table-row>
        <table:table-row table:style-name="Table18.1">
          <table:covered-table-cell/>
          <table:covered-table-cell/>
          <table:table-cell table:style-name="Table18.A2" office:value-type="string">
            <text:p text:style-name="P320">pie_label</text:p>
          </table:table-cell>
          <table:table-cell table:style-name="Table18.D2" office:value-type="string">
            <text:p text:style-name="P319">An over-all heading for <text:span text:style-name="T156">pies</text:span>. <text:span text:style-name="T156">E.g. if each pie represented data for a different city, the pie_label might be “City” or “Cities”.</text:span></text:p>
          </table:table-cell>
        </table:table-row>
        <table:table-row table:style-name="Table18.1">
          <table:covered-table-cell/>
          <table:covered-table-cell/>
          <table:table-cell table:style-name="Table18.A2" office:value-type="string">
            <text:p text:style-name="P145">pies</text:p>
          </table:table-cell>
          <table:table-cell table:style-name="Table18.D2" office:value-type="string">
            <text:p text:style-name="P147"><text:span text:style-name="T151">Only present if dynamic_clusters is false. A list of Graph Cluster Definition objects representing the separate pies in a</text:span> multiple pie char<text:span text:style-name="T95">t (contains a single entry for a single pie chart)</text:span>. <text:span text:style-name="T95">As for clusters in a bar/histogram graph.</text:span></text:p>
          </table:table-cell>
        </table:table-row>
        <table:table-row table:style-name="Table18.1">
          <table:covered-table-cell/>
          <table:covered-table-cell/>
          <table:table-cell table:style-name="Table18.A2" office:value-type="string">
            <text:p text:style-name="P320">sector_label</text:p>
          </table:table-cell>
          <table:table-cell table:style-name="Table18.D2" office:value-type="string">
            <text:p text:style-name="P318">An over-all heading for <text:span text:style-name="T156">sectors</text:span>. <text:span text:style-name="T156">Can be used for example as a heading for a sector legend. <text:s/>E.g. if each sector represented data for a different city, the sector_label might be “City” or “Cities”.</text:span></text:p>
          </table:table-cell>
        </table:table-row>
        <table:table-row table:style-name="Table18.1">
          <table:covered-table-cell/>
          <table:covered-table-cell/>
          <table:table-cell table:style-name="Table18.A2" office:value-type="string">
            <text:p text:style-name="P145">sectors</text:p>
          </table:table-cell>
          <table:table-cell table:style-name="Table18.D2" office:value-type="string">
            <text:p text:style-name="P146">A <text:span text:style-name="T100">list of Graph Dataset Definitio</text:span>n object<text:span text:style-name="T100">s</text:span> representing the pie sectors <text:span text:style-name="T100">in each pie</text:span>. As for bars <text:span text:style-name="T95">(in histogram and bar type graphs) </text:span>and lines <text:span text:style-name="T95">(in line type graphs) </text:span>above.</text:p>
          </table:table-cell>
        </table:table-row>
      </table:table>
      <text:h text:style-name="P377" text:outline-level="4"><text:soft-page-break/>Graph Display Option</text:h>
      <text:p text:style-name="P79">A Graph Display Option <text:span text:style-name="T96">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370">graph_type</text:p>
            </table:table-cell>
            <table:table-cell table:style-name="Table34.A1" office:value-type="string">
              <text:p text:style-name="P370">Option</text:p>
            </table:table-cell>
            <table:table-cell table:style-name="Table34.A1" office:value-type="string">
              <text:p text:style-name="P370">Type</text:p>
            </table:table-cell>
            <table:table-cell table:style-name="Table34.D1" office:value-type="string">
              <text:p text:style-name="P370">Description</text:p>
            </table:table-cell>
          </table:table-row>
        </table:table-header-rows>
        <table:table-row table:style-name="Table34.1">
          <table:table-cell table:style-name="Table34.A2" table:number-rows-spanned="6" office:value-type="string">
            <text:p text:style-name="P243">line</text:p>
          </table:table-cell>
          <table:table-cell table:style-name="Table34.A2" office:value-type="string">
            <text:p text:style-name="P243">lines</text:p>
          </table:table-cell>
          <table:table-cell table:style-name="Table34.A2" office:value-type="string">
            <text:p text:style-name="P244">string</text:p>
          </table:table-cell>
          <table:table-cell table:style-name="Table34.D2" office:value-type="string">
            <text:p text:style-name="P244">How the lines joining the datapoints are to be displayed. Allowed values are:</text:p>
            <text:p text:style-name="P244"/>
            <text:p text:style-name="P244">straight: Datapoints should be joined by (jagged) straight lines.</text:p>
            <text:p text:style-name="P244">bezier: <text:span text:style-name="T97">Datapoints should be joined by smooth curves.</text:span></text:p>
            <text:p text:style-name="P245">none: Datapoints should not be joined.</text:p>
          </table:table-cell>
        </table:table-row>
        <table:table-row table:style-name="Table34.1">
          <table:covered-table-cell/>
          <table:table-cell table:style-name="Table34.A2" office:value-type="string">
            <text:p text:style-name="P243">points</text:p>
          </table:table-cell>
          <table:table-cell table:style-name="Table34.A2" office:value-type="string">
            <text:p text:style-name="P244">string</text:p>
          </table:table-cell>
          <table:table-cell table:style-name="Table34.D2" office:value-type="string">
            <text:p text:style-name="P245">How the individual datapoints are to be displayed:</text:p>
            <text:p text:style-name="P245"/>
            <text:p text:style-name="P245">none: Individual datapoints should not be displayed. (NB. If both “lines” and “points” are “none” the graph will always be blank!)</text:p>
            <text:p text:style-name="P245">triangle/circle/square: Individual datapoints should be displayed as small instances of the respective shape.</text:p>
            <text:p text:style-name="P245">vertical-bar: Each datapoint is displayed as a thin vertical bar (similar to a histogram).</text:p>
          </table:table-cell>
        </table:table-row>
        <table:table-row table:style-name="Table34.1">
          <table:covered-table-cell/>
          <table:table-cell table:style-name="Table34.A2" office:value-type="string">
            <text:p text:style-name="P249">shaded</text:p>
          </table:table-cell>
          <table:table-cell table:style-name="Table34.A2" office:value-type="string">
            <text:p text:style-name="P249">boolean</text:p>
          </table:table-cell>
          <table:table-cell table:style-name="Table34.D2" office:value-type="string">
            <text:p text:style-name="P249">If true, area under the line is to be coloured in. Cannot be true if lines is “none”.<text:line-break/><text:span text:style-name="T100">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43">single_graph</text:p>
          </table:table-cell>
          <table:table-cell table:style-name="Table34.A2" office:value-type="string">
            <text:p text:style-name="P244">boolean</text:p>
          </table:table-cell>
          <table:table-cell table:style-name="Table34.D2" office:value-type="string">
            <text:p text:style-name="P245">If true, display on a single graph. <text:s/>If false, display as a series of smaller individual graphs.</text:p>
            <text:p text:style-name="P245">N.B. Single-graph true is incompatible with vertical-bar points.</text:p>
          </table:table-cell>
        </table:table-row>
        <table:table-row table:style-name="Table34.1">
          <table:covered-table-cell/>
          <table:table-cell table:style-name="Table34.A2" office:value-type="string">
            <text:p text:style-name="P254">rotates</text:p>
          </table:table-cell>
          <table:table-cell table:style-name="Table34.A2" office:value-type="string">
            <text:p text:style-name="P254">boolean</text:p>
          </table:table-cell>
          <table:table-cell table:style-name="Table34.D2" office:value-type="string">
            <text:p text:style-name="P254">Can only be true if <text:span text:style-name="T105">single_graph is false. <text:s/>Display rotates through the individual graphs, one at a time.</text:span></text:p>
          </table:table-cell>
        </table:table-row>
        <table:table-row table:style-name="Table34.1">
          <table:covered-table-cell/>
          <table:table-cell table:style-name="Table34.A2" office:value-type="string">
            <text:p text:style-name="P243">point_colour_map</text:p>
          </table:table-cell>
          <table:table-cell table:style-name="Table34.A2" office:value-type="string">
            <text:p text:style-name="P126">Colour Map <text:span text:style-name="T99">Definition</text:span> Object</text:p>
          </table:table-cell>
          <table:table-cell table:style-name="Table34.D2" office:value-type="string">
            <text:p text:style-name="P245">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43">bar/histogram</text:p>
          </table:table-cell>
          <table:table-cell table:style-name="Table34.A2" office:value-type="string">
            <text:p text:style-name="P243">stacked</text:p>
          </table:table-cell>
          <table:table-cell table:style-name="Table34.A2" office:value-type="string">
            <text:p text:style-name="P244">boolean</text:p>
          </table:table-cell>
          <table:table-cell table:style-name="Table34.D2" office:value-type="string">
            <text:p text:style-name="P194">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43">single_graph</text:p>
          </table:table-cell>
          <table:table-cell table:style-name="Table34.A2" office:value-type="string">
            <text:p text:style-name="P244">boolean</text:p>
          </table:table-cell>
          <table:table-cell table:style-name="Table34.D2" office:value-type="string">
            <text:p text:style-name="P245">If true, display on a single graph. <text:s/>If false, display as a series of smaller individual graphs.</text:p>
          </table:table-cell>
        </table:table-row>
        <table:table-row table:style-name="Table34.1">
          <table:covered-table-cell/>
          <table:table-cell table:style-name="Table34.A2" office:value-type="string">
            <text:p text:style-name="P254">rotates</text:p>
          </table:table-cell>
          <table:table-cell table:style-name="Table34.A2" office:value-type="string">
            <text:p text:style-name="P254">boolean</text:p>
          </table:table-cell>
          <table:table-cell table:style-name="Table34.D2" office:value-type="string">
            <text:p text:style-name="P254">Can only be true if <text:span text:style-name="T105">single_graph is false. <text:s/>Display rotates through the individual graphs, one at a time.</text:span></text:p>
          </table:table-cell>
        </table:table-row>
        <table:table-row table:style-name="Table34.1">
          <table:table-cell table:style-name="Table34.A2" office:value-type="string">
            <text:p text:style-name="P243">pie</text:p>
          </table:table-cell>
          <table:table-cell table:style-name="Table34.A2" office:value-type="string">
            <text:p text:style-name="P243">-</text:p>
          </table:table-cell>
          <table:table-cell table:style-name="Table34.A2" office:value-type="string">
            <text:p text:style-name="Table_20_Contents"/>
          </table:table-cell>
          <table:table-cell table:style-name="Table34.D2" office:value-type="string">
            <text:p text:style-name="P144">No special display-options for pie graphs have been identified yet. The Display Option object will be empty.</text:p>
          </table:table-cell>
        </table:table-row>
      </table:table>
      <text:h text:style-name="P378" text:outline-level="4"/>
      <text:h text:style-name="P380" text:outline-level="4">Colour Map Definition Objects</text:h>
      <text:p text:style-name="P67">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52">Key</text:p>
          </table:table-cell>
          <table:table-cell table:style-name="Table35.A1" office:value-type="string">
            <text:p text:style-name="P352">Type</text:p>
          </table:table-cell>
          <table:table-cell table:style-name="Table35.C1" office:value-type="string">
            <text:p text:style-name="P352">Description</text:p>
          </table:table-cell>
        </table:table-row>
        <table:table-row table:style-name="Table35.1">
          <table:table-cell table:style-name="Table35.A2" office:value-type="string">
            <text:p text:style-name="P285">name</text:p>
          </table:table-cell>
          <table:table-cell table:style-name="Table35.A2" office:value-type="string">
            <text:p text:style-name="P172">string</text:p>
          </table:table-cell>
          <table:table-cell table:style-name="Table35.C2" office:value-type="string">
            <text:p text:style-name="P248">A <text:span text:style-name="T128">name</text:span> identifying the colour map. (Can be used by the front end to map colour hints to a designer-specified palette.)</text:p>
          </table:table-cell>
        </table:table-row>
        <table:table-row table:style-name="Table35.1">
          <table:table-cell table:style-name="Table35.A2" office:value-type="string">
            <text:p text:style-name="P248">map</text:p>
          </table:table-cell>
          <table:table-cell table:style-name="Table35.A2" office:value-type="string">
            <text:p text:style-name="P127">List of Colour Mapping Objects</text:p>
          </table:table-cell>
          <table:table-cell table:style-name="Table35.C2" office:value-type="string">
            <text:p text:style-name="P246">Each Colour Mapping object contains two keys:</text:p>
            <text:p text:style-name="P246">“min_value” (numeric): The minimum vertical axis value for which this colour should be used.</text:p>
            <text:p text:style-name="P246">“colour” (string): A colour hint for how <text:span text:style-name="T98">to display datapoints in the relevant range.</text:span></text:p>
            <text:p text:style-name="P247">The list of colour mapping objects will be sorted in ascending order of min_value. <text:s/>The first colour mapping object in the list may have a null min_value.</text:p>
          </table:table-cell>
        </table:table-row>
      </table:table>
      <text:h text:style-name="P377" text:outline-level="4">Graph Dataset Definition</text:h>
      <text:p text:style-name="P65">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351">Key</text:p>
          </table:table-cell>
          <table:table-cell table:style-name="Table33.A1" office:value-type="string">
            <text:p text:style-name="P351">Type</text:p>
          </table:table-cell>
          <table:table-cell table:style-name="Table33.C1" office:value-type="string">
            <text:p text:style-name="P351">Description</text:p>
          </table:table-cell>
        </table:table-row>
        <table:table-row>
          <table:table-cell table:style-name="Table33.A2" office:value-type="string">
            <text:p text:style-name="P285">label</text:p>
          </table:table-cell>
          <table:table-cell table:style-name="Table33.A2" office:value-type="string">
            <text:p text:style-name="P250">string</text:p>
          </table:table-cell>
          <table:table-cell table:style-name="Table33.C2" office:value-type="string">
            <text:p text:style-name="P250">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285">name</text:p>
          </table:table-cell>
          <table:table-cell table:style-name="Table33.A2" office:value-type="string">
            <text:p text:style-name="P171">string</text:p>
          </table:table-cell>
          <table:table-cell table:style-name="Table33.C2" office:value-type="string">
            <text:p text:style-name="P213">The display <text:span text:style-name="T128">name</text:span> for the dataset.</text:p>
          </table:table-cell>
        </table:table-row>
        <table:table-row>
          <table:table-cell table:style-name="Table33.A2" office:value-type="string">
            <text:p text:style-name="P300">dynamic_name_display</text:p>
          </table:table-cell>
          <table:table-cell table:style-name="Table33.A2" office:value-type="string">
            <text:p text:style-name="P300">boolean</text:p>
          </table:table-cell>
          <table:table-cell table:style-name="Table33.C2" office:value-type="string">
            <text:p text:style-name="P300">If true the display name above <text:span text:style-name="T143">may </text:span>be over-ridden by <text:span text:style-name="T143">an override</text:span> display name returned by the Get Widget Graph API method.</text:p>
          </table:table-cell>
        </table:table-row>
        <table:table-row>
          <table:table-cell table:style-name="Table33.A2" office:value-type="string">
            <text:p text:style-name="P213">colour</text:p>
          </table:table-cell>
          <table:table-cell table:style-name="Table33.A2" office:value-type="string">
            <text:p text:style-name="P213">string</text:p>
          </table:table-cell>
          <table:table-cell table:style-name="Table33.C2" office:value-type="string">
            <text:p text:style-name="P213">Non-binding colour hint for the graph element representing the dataset.</text:p>
          </table:table-cell>
        </table:table-row>
        <table:table-row>
          <table:table-cell table:style-name="Table33.A2" office:value-type="string">
            <text:p text:style-name="P242">hyperlink</text:p>
          </table:table-cell>
          <table:table-cell table:style-name="Table33.A2" office:value-type="string">
            <text:p text:style-name="P242">string</text:p>
          </table:table-cell>
          <table:table-cell table:style-name="Table33.C2" office:value-type="string">
            <text:p text:style-name="P242">An external URL to link for this dataset (optional - may be null).</text:p>
          </table:table-cell>
        </table:table-row>
        <table:table-row>
          <table:table-cell table:style-name="Table33.A2" office:value-type="string">
            <text:p text:style-name="P213">use_secondary_vertical_axis</text:p>
          </table:table-cell>
          <table:table-cell table:style-name="Table33.A2" office:value-type="string">
            <text:p text:style-name="P213">boolean</text:p>
          </table:table-cell>
          <table:table-cell table:style-name="Table33.C2" office:value-type="string">
            <text:p text:style-name="P213">If true, the dataset is to be plotted against the secondary vertical axis.<text:line-break/>N.B. This key is called “use_secondary_numeric_axis” for graphs of type “histogram” and “bar”.</text:p>
          </table:table-cell>
        </table:table-row>
        <table:table-row>
          <table:table-cell table:style-name="Table33.A2" office:value-type="string">
            <text:p text:style-name="P322">use_error_bars</text:p>
          </table:table-cell>
          <table:table-cell table:style-name="Table33.A2" office:value-type="string">
            <text:p text:style-name="P322">boolean</text:p>
          </table:table-cell>
          <table:table-cell table:style-name="Table33.C2" office:value-type="string">
            <text:p text:style-name="P322">If true the data for this dataset will be accompanied by an upper and lower uncertainty limit, which may be plotted as error-bars. Not supported for pie charts.</text:p>
          </table:table-cell>
        </table:table-row>
      </table:table>
      <text:h text:style-name="P377" text:outline-level="4"><text:bookmark-start text:name="__RefNumPara__7124_1547244512"/><text:bookmark-start text:name="__RefHeading___Toc7126_1547244512"/>Graph Cluster Definition<text:bookmark-end text:name="__RefNumPara__7124_1547244512"/><text:bookmark-end text:name="__RefHeading___Toc7126_1547244512"/></text:h>
      <text:p text:style-name="P64">A Graph <text:span text:style-name="T95">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344">Key</text:p>
          </table:table-cell>
          <table:table-cell table:style-name="Table19.A1" office:value-type="string">
            <text:p text:style-name="P344">Type</text:p>
          </table:table-cell>
          <table:table-cell table:style-name="Table19.C1" office:value-type="string">
            <text:p text:style-name="P344">Description</text:p>
          </table:table-cell>
        </table:table-row>
        <table:table-row>
          <table:table-cell table:style-name="Table19.A2" office:value-type="string">
            <text:p text:style-name="P286">label</text:p>
          </table:table-cell>
          <table:table-cell table:style-name="Table19.A2" office:value-type="string">
            <text:p text:style-name="P250">string</text:p>
          </table:table-cell>
          <table:table-cell table:style-name="Table19.C2" office:value-type="string">
            <text:p text:style-name="P250">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285">name</text:p>
          </table:table-cell>
          <table:table-cell table:style-name="Table19.A2" office:value-type="string">
            <text:p text:style-name="P164">string</text:p>
          </table:table-cell>
          <table:table-cell table:style-name="Table19.C2" office:value-type="string">
            <text:p text:style-name="P211">The display <text:span text:style-name="T128">name f</text:span>or the dataset.</text:p>
          </table:table-cell>
        </table:table-row>
        <table:table-row>
          <table:table-cell table:style-name="Table19.A2" office:value-type="string">
            <text:p text:style-name="P242">hyperlink</text:p>
          </table:table-cell>
          <table:table-cell table:style-name="Table19.A2" office:value-type="string">
            <text:p text:style-name="P242">string</text:p>
          </table:table-cell>
          <table:table-cell table:style-name="Table19.C2" office:value-type="string">
            <text:p text:style-name="P242">An external URL to link for this <text:span text:style-name="T139">cluster</text:span> (optional - may be null).</text:p>
          </table:table-cell>
        </table:table-row>
      </table:table>
      <text:h text:style-name="P402" text:outline-level="3"><text:soft-page-break/>Grid Definitions</text:h>
      <text:p text:style-name="P59">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345">Key</text:p>
          </table:table-cell>
          <table:table-cell table:style-name="Table20.A1" office:value-type="string">
            <text:p text:style-name="P345">Type</text:p>
          </table:table-cell>
          <table:table-cell table:style-name="Table20.C1" office:value-type="string">
            <text:p text:style-name="P345">Description</text:p>
          </table:table-cell>
        </table:table-row>
        <table:table-row>
          <table:table-cell table:style-name="Table20.A2" office:value-type="string">
            <text:p text:style-name="P214">corner_header</text:p>
          </table:table-cell>
          <table:table-cell table:style-name="Table20.A2" office:value-type="string">
            <text:p text:style-name="P165">string</text:p>
          </table:table-cell>
          <table:table-cell table:style-name="Table20.C2" office:value-type="string">
            <text:p text:style-name="P214"><text:span text:style-name="T128">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214">show_column_headers</text:p>
          </table:table-cell>
          <table:table-cell table:style-name="Table20.A2" office:value-type="string">
            <text:p text:style-name="P214">boolean</text:p>
          </table:table-cell>
          <table:table-cell table:style-name="Table20.C2" office:value-type="string">
            <text:p text:style-name="P214">If true a heading row is displayed on the top of the grid, containing the labels for each column.</text:p>
          </table:table-cell>
        </table:table-row>
        <table:table-row>
          <table:table-cell table:style-name="Table20.A2" office:value-type="string">
            <text:p text:style-name="P214">show_row_headers</text:p>
          </table:table-cell>
          <table:table-cell table:style-name="Table20.A2" office:value-type="string">
            <text:p text:style-name="P214">boolean</text:p>
          </table:table-cell>
          <table:table-cell table:style-name="Table20.C2" office:value-type="string">
            <text:p text:style-name="P214">If true a heading column is displayed on the left of the grid, containing the labels for each row.</text:p>
          </table:table-cell>
        </table:table-row>
        <table:table-row>
          <table:table-cell table:style-name="Table20.A2" office:value-type="string">
            <text:p text:style-name="P214">columns</text:p>
          </table:table-cell>
          <table:table-cell table:style-name="Table20.A2" office:value-type="string">
            <text:p text:style-name="P214">List of Column Definition objects</text:p>
          </table:table-cell>
          <table:table-cell table:style-name="Table20.C2" office:value-type="string">
            <text:p text:style-name="P214">Descriptions of the columns to be displayed in the grid, <text:span text:style-name="T81">listed in display order from left to right.</text:span></text:p>
          </table:table-cell>
        </table:table-row>
        <table:table-row>
          <table:table-cell table:style-name="Table20.A2" office:value-type="string">
            <text:p text:style-name="P214">rows</text:p>
          </table:table-cell>
          <table:table-cell table:style-name="Table20.A2" office:value-type="string">
            <text:p text:style-name="P123">List of Row Definition objects</text:p>
          </table:table-cell>
          <table:table-cell table:style-name="Table20.C2" office:value-type="string">
            <text:p text:style-name="P214">Descriptions of the rows to be displayed in the grid, <text:span text:style-name="T81">listed in display order from top to bottom</text:span>.</text:p>
          </table:table-cell>
        </table:table-row>
      </table:table>
      <text:p text:style-name="P59">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345">Key</text:p>
          </table:table-cell>
          <table:table-cell table:style-name="Table21.A1" office:value-type="string">
            <text:p text:style-name="P345">Type</text:p>
          </table:table-cell>
          <table:table-cell table:style-name="Table21.C1" office:value-type="string">
            <text:p text:style-name="P345">Description</text:p>
          </table:table-cell>
        </table:table-row>
        <table:table-row>
          <table:table-cell table:style-name="Table21.A2" office:value-type="string">
            <text:p text:style-name="P285">header</text:p>
          </table:table-cell>
          <table:table-cell table:style-name="Table21.A2" office:value-type="string">
            <text:p text:style-name="P165">string</text:p>
          </table:table-cell>
          <table:table-cell table:style-name="Table21.C2" office:value-type="string">
            <text:p text:style-name="P214">The heading for the column.</text:p>
          </table:table-cell>
        </table:table-row>
      </table:table>
      <text:p text:style-name="P11"/>
      <text:p text:style-name="P11">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346">Key</text:p>
          </table:table-cell>
          <table:table-cell table:style-name="Table22.A1" office:value-type="string">
            <text:p text:style-name="P346">Type</text:p>
          </table:table-cell>
          <table:table-cell table:style-name="Table22.C1" office:value-type="string">
            <text:p text:style-name="P346">Description</text:p>
          </table:table-cell>
        </table:table-row>
        <table:table-row>
          <table:table-cell table:style-name="Table22.A2" office:value-type="string">
            <text:p text:style-name="P285">header</text:p>
          </table:table-cell>
          <table:table-cell table:style-name="Table22.A2" office:value-type="string">
            <text:p text:style-name="P166">string</text:p>
          </table:table-cell>
          <table:table-cell table:style-name="Table22.C2" office:value-type="string">
            <text:p text:style-name="P215">The heading for the <text:span text:style-name="T81">row.</text:span></text:p>
          </table:table-cell>
        </table:table-row>
        <table:table-row>
          <table:table-cell table:style-name="Table22.A2" office:value-type="string">
            <text:p text:style-name="P216">statistics</text:p>
          </table:table-cell>
          <table:table-cell table:style-name="Table22.A2" office:value-type="string">
            <text:p text:style-name="P216">list of Statistic Definition objects</text:p>
          </table:table-cell>
          <table:table-cell table:style-name="Table22.C2" office:value-type="string">
            <text:p text:style-name="P216">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1"/>
      <text:h text:style-name="P411" text:outline-level="3">Statistic Definitions</text:h>
      <text:p text:style-name="P90"><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62">Key</text:p>
            </table:table-cell>
            <table:table-cell table:style-name="Table23.A1" office:value-type="string">
              <text:p text:style-name="P362">When</text:p>
            </table:table-cell>
            <table:table-cell table:style-name="Table23.A1" office:value-type="string">
              <text:p text:style-name="P362">Type</text:p>
            </table:table-cell>
            <table:table-cell table:style-name="Table23.D1" office:value-type="string">
              <text:p text:style-name="P362">Description</text:p>
            </table:table-cell>
          </table:table-row>
        </table:table-header-rows>
        <table:table-row table:style-name="Table23.1">
          <table:table-cell table:style-name="Table23.A2" office:value-type="string">
            <text:p text:style-name="P285">label</text:p>
          </table:table-cell>
          <table:table-cell table:style-name="Table23.A2" office:value-type="string">
            <text:p text:style-name="P217">Always</text:p>
          </table:table-cell>
          <table:table-cell table:style-name="Table23.A2" office:value-type="string">
            <text:p text:style-name="P217">string</text:p>
          </table:table-cell>
          <table:table-cell table:style-name="Table23.D2" office:value-type="string">
            <text:p text:style-name="P219"><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217">type</text:p>
          </table:table-cell>
          <table:table-cell table:style-name="Table23.A2" office:value-type="string">
            <text:p text:style-name="P217">Always</text:p>
          </table:table-cell>
          <table:table-cell table:style-name="Table23.A2" office:value-type="string">
            <text:p text:style-name="P217">string</text:p>
          </table:table-cell>
          <table:table-cell table:style-name="Table23.D2" office:value-type="string">
            <text:p text:style-name="P217">The type of statistic. <text:s/>Allowed values are listed below.</text:p>
          </table:table-cell>
        </table:table-row>
        <table:table-row table:style-name="Table23.1">
          <table:table-cell table:style-name="Table23.A2" office:value-type="string">
            <text:p text:style-name="P224">name</text:p>
          </table:table-cell>
          <table:table-cell table:style-name="Table23.A2" office:value-type="string">
            <text:p text:style-name="P224">For all tile types except “grid”.</text:p>
          </table:table-cell>
          <table:table-cell table:style-name="Table23.A2" office:value-type="string">
            <text:p text:style-name="P224">string</text:p>
          </table:table-cell>
          <table:table-cell table:style-name="Table23.D2" office:value-type="string">
            <text:p text:style-name="P224">The name of the statistic. Usually for display (see below). May be blank if the statistic is to be unlabeled or <text:span text:style-name="T145">display_name </text:span>is false.</text:p>
          </table:table-cell>
        </table:table-row>
        <table:table-row table:style-name="Table23.1">
          <table:table-cell table:style-name="Table23.A2" office:value-type="string">
            <text:p text:style-name="P293">display_name</text:p>
          </table:table-cell>
          <table:table-cell table:style-name="Table23.A2" office:value-type="string">
            <text:p text:style-name="P224">For all tile types except “grid”.</text:p>
          </table:table-cell>
          <table:table-cell table:style-name="Table23.A2" office:value-type="string">
            <text:p text:style-name="P224">boolean</text:p>
          </table:table-cell>
          <table:table-cell table:style-name="Table23.D2" office:value-type="string">
            <text:p text:style-name="P224">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224">precision</text:p>
          </table:table-cell>
          <table:table-cell table:style-name="Table23.A2" office:value-type="string">
            <text:p text:style-name="P224">For statistics of type “numeric” and “numeric_kv_list”.</text:p>
          </table:table-cell>
          <table:table-cell table:style-name="Table23.A2" office:value-type="string">
            <text:p text:style-name="P224">Integer</text:p>
          </table:table-cell>
          <table:table-cell table:style-name="Table23.D2" office:value-type="string">
            <text:p text:style-name="P224">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224">unit</text:p>
          </table:table-cell>
          <table:table-cell table:style-name="Table23.A2" office:value-type="string">
            <text:p text:style-name="P224">For statistics of type “numeric” and “numeric_kv_list”.</text:p>
          </table:table-cell>
          <table:table-cell table:style-name="Table23.A2" office:value-type="string">
            <text:p text:style-name="P224">Object (Unit Definition)</text:p>
          </table:table-cell>
          <table:table-cell table:style-name="Table23.D2" office:value-type="string">
            <text:p text:style-name="P224">How the number is to be displayed.</text:p>
          </table:table-cell>
        </table:table-row>
        <table:table-row table:style-name="Table23.1">
          <table:table-cell table:style-name="Table23.A2" office:value-type="string">
            <text:p text:style-name="P227">traffic_light_scale</text:p>
          </table:table-cell>
          <table:table-cell table:style-name="Table23.A2" office:value-type="string">
            <text:p text:style-name="P227">Always</text:p>
          </table:table-cell>
          <table:table-cell table:style-name="Table23.A2" office:value-type="string">
            <text:p text:style-name="P227">Object (Traffic Light Definition)</text:p>
          </table:table-cell>
          <table:table-cell table:style-name="Table23.D2" office:value-type="string">
            <text:p text:style-name="P227">The traffic light scale (colour coding) to use for the statistic. <text:s/>Null if no traffic light scale applies for the statistic.</text:p>
          </table:table-cell>
        </table:table-row>
        <table:table-row table:style-name="Table23.1">
          <table:table-cell table:style-name="Table23.A2" office:value-type="string">
            <text:p text:style-name="P227">trend</text:p>
          </table:table-cell>
          <table:table-cell table:style-name="Table23.A2" office:value-type="string">
            <text:p text:style-name="P227">For statistic types except “string_list” and “long_string_list”.</text:p>
          </table:table-cell>
          <table:table-cell table:style-name="Table23.A2" office:value-type="string">
            <text:p text:style-name="P227">boolean</text:p>
          </table:table-cell>
          <table:table-cell table:style-name="Table23.D2" office:value-type="string">
            <text:p text:style-name="P227">If true, an up/down/steady trend arrow is to be displayed with the statistic.</text:p>
          </table:table-cell>
        </table:table-row>
        <table:table-row table:style-name="Table23.1">
          <table:table-cell table:style-name="Table23.A2" office:value-type="string">
            <text:p text:style-name="P227">icon_<text:span text:style-name="T83">l</text:span>ibrary</text:p>
          </table:table-cell>
          <table:table-cell table:style-name="Table23.A2" office:value-type="string">
            <text:p text:style-name="P227">For statistic types except “string_list” and “long_string_list”.</text:p>
          </table:table-cell>
          <table:table-cell table:style-name="Table23.A2" office:value-type="string">
            <text:p text:style-name="P227">string</text:p>
          </table:table-cell>
          <table:table-cell table:style-name="Table23.D2" office:value-type="string">
            <text:p text:style-name="P227">If not null, the <text:span text:style-name="T83">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230">rotates</text:p>
          </table:table-cell>
          <table:table-cell table:style-name="Table23.A2" office:value-type="string">
            <text:p text:style-name="P230">Only displayed if true.</text:p>
          </table:table-cell>
          <table:table-cell table:style-name="Table23.A2" office:value-type="string">
            <text:p text:style-name="P230">boolean</text:p>
          </table:table-cell>
          <table:table-cell table:style-name="Table23.D2" office:value-type="string">
            <text:p text:style-name="P231">For display list statistics, “rotates”=true means that only as many list items as can be displayed at once will be displayed, but the items displayed will be gradually rotated through the full set of list items supplied.</text:p>
            <text:p text:style-name="P231"/>
            <text:p text:style-name="P231">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230">hyperlinkable</text:p>
          </table:table-cell>
          <table:table-cell table:style-name="Table23.A2" office:value-type="string">
            <text:p text:style-name="P230">For d<text:span text:style-name="T92">isplay list statistics, and statistics with rotates=true</text:span></text:p>
          </table:table-cell>
          <table:table-cell table:style-name="Table23.A2" office:value-type="string">
            <text:p text:style-name="P230">boolean</text:p>
          </table:table-cell>
          <table:table-cell table:style-name="Table23.D2" office:value-type="string">
            <text:p text:style-name="P231">If true, an external URL can be optionally supplied for each list item.</text:p>
          </table:table-cell>
        </table:table-row>
        <table:table-row table:style-name="Table23.1">
          <table:table-cell table:style-name="Table23.A2" office:value-type="string">
            <text:p text:style-name="P241">numbered_list</text:p>
          </table:table-cell>
          <table:table-cell table:style-name="Table23.A2" office:value-type="string">
            <text:p text:style-name="P241">For display list statistics.</text:p>
          </table:table-cell>
          <table:table-cell table:style-name="Table23.A2" office:value-type="string">
            <text:p text:style-name="P241">Boolean</text:p>
          </table:table-cell>
          <table:table-cell table:style-name="Table23.D2" office:value-type="string">
            <text:p text:style-name="P241">If true, list items should be displayed numbered. </text:p>
          </table:table-cell>
        </table:table-row>
        <table:table-row table:style-name="Table23.1">
          <table:table-cell table:style-name="Table23.A2" office:value-type="string">
            <text:p text:style-name="P217">footer</text:p>
          </table:table-cell>
          <table:table-cell table:style-name="Table23.A2" office:value-type="string">
            <text:p text:style-name="P217">Always</text:p>
          </table:table-cell>
          <table:table-cell table:style-name="Table23.A2" office:value-type="string">
            <text:p text:style-name="P217">boolean</text:p>
          </table:table-cell>
          <table:table-cell table:style-name="Table23.D2" office:value-type="string">
            <text:p text:style-name="P217">If true, the statistic is to be displayed as a “footer” across the bottom of the tile. Cannot be true for display list statistics, and can only be true for at most one statistic per tile.</text:p>
          </table:table-cell>
        </table:table-row>
      </table:table>
      <text:p text:style-name="P91"><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339">Statistic Type</text:p>
            </table:table-cell>
            <table:table-cell table:style-name="Table24.B1" office:value-type="string">
              <text:p text:style-name="P339">Description</text:p>
            </table:table-cell>
          </table:table-row>
        </table:table-header-rows>
        <table:table-row table:style-name="Table24.1">
          <table:table-cell table:style-name="Table24.A2" table:number-columns-spanned="2" office:value-type="string">
            <text:p text:style-name="P221">Not display list statistics</text:p>
          </table:table-cell>
          <table:covered-table-cell/>
        </table:table-row>
        <table:table-row table:style-name="Table24.1">
          <table:table-cell table:style-name="Table24.A3" office:value-type="string">
            <text:p text:style-name="P142"><text:span text:style-name="T68">s</text:span>tring</text:p>
          </table:table-cell>
          <table:table-cell table:style-name="Table24.A2" office:value-type="string">
            <text:p text:style-name="P142">A <text:span text:style-name="T120">(short)</text:span> string value.</text:p>
          </table:table-cell>
        </table:table-row>
        <table:table-row table:style-name="Table24.1">
          <table:table-cell table:style-name="Table24.A3" office:value-type="string">
            <text:p text:style-name="P217">long_string</text:p>
          </table:table-cell>
          <table:table-cell table:style-name="Table24.A2" office:value-type="string">
            <text:p text:style-name="P217">A long string value</text:p>
          </table:table-cell>
        </table:table-row>
        <table:table-row table:style-name="Table24.1">
          <table:table-cell table:style-name="Table24.A3" office:value-type="string">
            <text:p text:style-name="P142"><text:span text:style-name="T68">n</text:span>umeric</text:p>
          </table:table-cell>
          <table:table-cell table:style-name="Table24.A2" office:value-type="string">
            <text:p text:style-name="P142">A number. <text:s text:c="2"/></text:p>
          </table:table-cell>
        </table:table-row>
        <table:table-row table:style-name="Table24.1">
          <table:table-cell table:style-name="Table24.A3" office:value-type="string">
            <text:p text:style-name="P151">am_pm</text:p>
          </table:table-cell>
          <table:table-cell table:style-name="Table24.A2" office:value-type="string">
            <text:p text:style-name="P151">An am-pm indicator.</text:p>
          </table:table-cell>
        </table:table-row>
        <table:table-row table:style-name="Table24.1">
          <table:table-cell table:style-name="Table24.A3" office:value-type="string">
            <text:p text:style-name="P306">null</text:p>
          </table:table-cell>
          <table:table-cell table:style-name="Table24.A2" office:value-type="string">
            <text:p text:style-name="P306">No base data: useful for eye-candy (e.g. an icon or a traffic light code) with no associated data.</text:p>
          </table:table-cell>
        </table:table-row>
        <table:table-row table:style-name="Table24.1">
          <table:table-cell table:style-name="Table24.A2" table:number-columns-spanned="2" office:value-type="string">
            <text:p text:style-name="P221">Display list statistics</text:p>
          </table:table-cell>
          <table:covered-table-cell/>
        </table:table-row>
        <table:table-row table:style-name="Table24.1">
          <table:table-cell table:style-name="Table24.A3" office:value-type="string">
            <text:p text:style-name="P142"><text:span text:style-name="T68">s</text:span>tring_<text:span text:style-name="T68">kv_l</text:span>ist</text:p>
          </table:table-cell>
          <table:table-cell table:style-name="Table24.A2" office:value-type="string">
            <text:p text:style-name="P142">A list of key value pairs where the key and value are both strings.</text:p>
          </table:table-cell>
        </table:table-row>
        <table:table-row table:style-name="Table24.1">
          <table:table-cell table:style-name="Table24.A3" office:value-type="string">
            <text:p text:style-name="P142"><text:span text:style-name="T68">n</text:span>umeric_<text:span text:style-name="T68">kv_l</text:span>ist</text:p>
          </table:table-cell>
          <table:table-cell table:style-name="Table24.A2" office:value-type="string">
            <text:p text:style-name="P142">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42"><text:span text:style-name="T68">s</text:span>tring_<text:span text:style-name="T68">l</text:span>ist</text:p>
          </table:table-cell>
          <table:table-cell table:style-name="Table24.A2" office:value-type="string">
            <text:p text:style-name="P142">A list of strings.</text:p>
          </table:table-cell>
        </table:table-row>
        <table:table-row table:style-name="Table24.1">
          <table:table-cell table:style-name="Table24.A3" office:value-type="string">
            <text:p text:style-name="P220">long_string_list</text:p>
          </table:table-cell>
          <table:table-cell table:style-name="Table24.A2" office:value-type="string">
            <text:p text:style-name="P220">A list of long strings</text:p>
          </table:table-cell>
        </table:table-row>
        <text:soft-page-break/>
        <table:table-row table:style-name="Table24.1">
          <table:table-cell table:style-name="Table24.A3" office:value-type="string">
            <text:p text:style-name="P152">event_list</text:p>
          </table:table-cell>
          <table:table-cell table:style-name="Table24.A2" office:value-type="string">
            <text:p text:style-name="P152">A list of key value pairs where the key is a date an the value is a string. <text:span text:style-name="T70">Can only appear in a calendar type tile.</text:span></text:p>
          </table:table-cell>
        </table:table-row>
        <table:table-row table:style-name="Table24.1">
          <table:table-cell table:style-name="Table24.A3" office:value-type="string">
            <text:p text:style-name="P252">hierarchical_event_list</text:p>
          </table:table-cell>
          <table:table-cell table:style-name="Table24.A2" office:value-type="string">
            <text:p text:style-name="P152">A list of key value pairs where the key <text:span text:style-name="T101">consists of </text:span>a date<text:span text:style-name="T101">time and a “level” (i.e. second, minute, hour,day, month,quarter,year); and</text:span> the value is a string. <text:span text:style-name="T70">Can only appear in a time_line type tile. <text:s/>The datetime value of each list item is rounded to the associated level.</text:span></text:p>
          </table:table-cell>
        </table:table-row>
      </table:table>
      <text:h text:style-name="P376" text:outline-level="4">Unit Definitions</text:h>
      <text:p text:style-name="P68">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347">Key</text:p>
          </table:table-cell>
          <table:table-cell table:style-name="Table25.A1" office:value-type="string">
            <text:p text:style-name="P347">Type</text:p>
          </table:table-cell>
          <table:table-cell table:style-name="Table25.C1" office:value-type="string">
            <text:p text:style-name="P347">Description</text:p>
          </table:table-cell>
        </table:table-row>
        <table:table-row>
          <table:table-cell table:style-name="Table25.A2" office:value-type="string">
            <text:p text:style-name="P224">prefix</text:p>
          </table:table-cell>
          <table:table-cell table:style-name="Table25.A2" office:value-type="string">
            <text:p text:style-name="P167">string</text:p>
          </table:table-cell>
          <table:table-cell table:style-name="Table25.C2" office:value-type="string">
            <text:p text:style-name="P224">Text to be displayed BEFORE the numeric value, e.g. “$” in “$34.55”. <text:s/>Only present if there is a prefix.</text:p>
          </table:table-cell>
        </table:table-row>
        <table:table-row>
          <table:table-cell table:style-name="Table25.A2" office:value-type="string">
            <text:p text:style-name="P224">suffix</text:p>
          </table:table-cell>
          <table:table-cell table:style-name="Table25.A2" office:value-type="string">
            <text:p text:style-name="P224">string</text:p>
          </table:table-cell>
          <table:table-cell table:style-name="Table25.C2" office:value-type="string">
            <text:p text:style-name="P224">Text to be displayed AFTER the numeric value, e.g. “%” in “4.5%”. <text:s/>Only present if there is a suffix</text:p>
          </table:table-cell>
        </table:table-row>
        <table:table-row>
          <table:table-cell table:style-name="Table25.A2" office:value-type="string">
            <text:p text:style-name="P224">underfix</text:p>
          </table:table-cell>
          <table:table-cell table:style-name="Table25.A2" office:value-type="string">
            <text:p text:style-name="P224">string</text:p>
          </table:table-cell>
          <table:table-cell table:style-name="Table25.C2" office:value-type="string">
            <text:p text:style-name="P224">Text to be displayed UNDER the numeric value. Only present if there is an underfix.</text:p>
          </table:table-cell>
        </table:table-row>
        <table:table-row>
          <table:table-cell table:style-name="Table25.A2" office:value-type="string">
            <text:p text:style-name="P224">signed</text:p>
          </table:table-cell>
          <table:table-cell table:style-name="Table25.A2" office:value-type="string">
            <text:p text:style-name="P224">boolean</text:p>
          </table:table-cell>
          <table:table-cell table:style-name="Table25.C2" office:value-type="string">
            <text:p text:style-name="P224">Only present if true. <text:s/>If true, a “+” sign is displayed when the value of the statistic data is positive. <text:s/>The “+” sign appears before any prefix. <text:s/></text:p>
            <text:p text:style-name="P224"/>
            <text:p text:style-name="P224">Note that a “-” sign is always displayed if the value of the statistic data is negative – the value of “signed” key in the unit does not effect this.</text:p>
          </table:table-cell>
        </table:table-row>
        <table:table-row>
          <table:table-cell table:style-name="Table25.A2" office:value-type="string">
            <text:p text:style-name="P259">si_prefix_rounding</text:p>
          </table:table-cell>
          <table:table-cell table:style-name="Table25.A2" office:value-type="string">
            <text:p text:style-name="P259">integer</text:p>
          </table:table-cell>
          <table:table-cell table:style-name="Table25.C2" office:value-type="string">
            <text:p text:style-name="P260">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7">rounding=2<text:line-break/>1→ 1, <text:s text:c="3"/>234 → 230, <text:s text:c="2"/>5328 <text:s/>→ 5.3k, <text:s text:c="2"/>45236457 <text:s/>→ 45M<text:line-break/><text:line-break/>Eg 2. Precision=2, si_prefix_rounding=4</text:span></text:p>
            <text:p text:style-name="P261">0.03 → 30m, 12.34→12.34, 234.77→234.8, 2345156.43→23.45M</text:p>
          </table:table-cell>
        </table:table-row>
      </table:table>
      <text:p text:style-name="P9">Note that all keys in a Unit Definition are optional. <text:s/>An empty object is a valid Unit Definition.</text:p>
      <text:h text:style-name="P379" text:outline-level="4">Traffic Light Definitions</text:h>
      <text:p text:style-name="P5">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348">Key</text:p>
          </table:table-cell>
          <table:table-cell table:style-name="Table26.A1" office:value-type="string">
            <text:p text:style-name="P348">Type</text:p>
          </table:table-cell>
          <table:table-cell table:style-name="Table26.C1" office:value-type="string">
            <text:p text:style-name="P348">Description</text:p>
          </table:table-cell>
        </table:table-row>
        <table:table-row>
          <table:table-cell table:style-name="Table26.A2" office:value-type="string">
            <text:p text:style-name="P227">scale</text:p>
          </table:table-cell>
          <table:table-cell table:style-name="Table26.A2" office:value-type="string">
            <text:p text:style-name="P168">string</text:p>
          </table:table-cell>
          <table:table-cell table:style-name="Table26.C2" office:value-type="string">
            <text:p text:style-name="P225">T<text:span text:style-name="T82">he name of the traffic light scale.</text:span></text:p>
          </table:table-cell>
        </table:table-row>
        <table:table-row>
          <table:table-cell table:style-name="Table26.A2" office:value-type="string">
            <text:p text:style-name="P227">codes</text:p>
          </table:table-cell>
          <table:table-cell table:style-name="Table26.A2" office:value-type="string">
            <text:p text:style-name="P227">List of Traffic Light Code Definition objects</text:p>
          </table:table-cell>
          <table:table-cell table:style-name="Table26.C2" office:value-type="string">
            <text:p text:style-name="P124">List of the possible colour codes within the scale, listed in order from “best” to “worst”. <text:s/>(This order is significant for urgency_list tiles.)</text:p>
          </table:table-cell>
        </table:table-row>
      </table:table>
      <text:p text:style-name="P5">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348">Key</text:p>
          </table:table-cell>
          <table:table-cell table:style-name="Table27.A1" office:value-type="string">
            <text:p text:style-name="P348">Type</text:p>
          </table:table-cell>
          <table:table-cell table:style-name="Table27.C1" office:value-type="string">
            <text:p text:style-name="P348">Description</text:p>
          </table:table-cell>
        </table:table-row>
        <table:table-row>
          <table:table-cell table:style-name="Table27.A2" office:value-type="string">
            <text:p text:style-name="P227">colour</text:p>
          </table:table-cell>
          <table:table-cell table:style-name="Table27.A2" office:value-type="string">
            <text:p text:style-name="P168">string</text:p>
          </table:table-cell>
          <table:table-cell table:style-name="Table27.C2" office:value-type="string">
            <text:p text:style-name="P212">Non-binding colour hint for the <text:span text:style-name="T82">traffic light code.</text:span></text:p>
          </table:table-cell>
        </table:table-row>
        <table:table-row>
          <table:table-cell table:style-name="Table27.A2" office:value-type="string">
            <text:p text:style-name="P227">value</text:p>
          </table:table-cell>
          <table:table-cell table:style-name="Table27.A2" office:value-type="string">
            <text:p text:style-name="P227">string</text:p>
          </table:table-cell>
          <table:table-cell table:style-name="Table27.C2" office:value-type="string">
            <text:p text:style-name="P124">A short “slug” value used to identify the traffic light code in the widget data API.</text:p>
          </table:table-cell>
        </table:table-row>
      </table:table>
      <text:p text:style-name="P4"/>
      <text:p text:style-name="P55">RESPONSE example:</text:p>
      <text:p text:style-name="P137">{</text:p>
      <text:p text:style-name="P137"><text:s text:c="4"/>"show_children": false, </text:p>
      <text:p text:style-name="P137"><text:s text:c="4"/>"properties": {</text:p>
      <text:p text:style-name="P137"><text:s text:c="8"/>"theme": "All", </text:p>
      <text:p text:style-name="P137"><text:s text:c="8"/>"frequency": "Current", </text:p>
      <text:p text:style-name="P137"><text:s text:c="8"/>"location": "Sydney"</text:p>
      <text:p text:style-name="P137"><text:s text:c="4"/>}, </text:p>
      <text:p text:style-name="P137"><text:s text:c="4"/>"crumbs": [</text:p>
      <text:p text:style-name="P137"><text:s text:c="8"/>{</text:p>
      <text:p text:style-name="P137"><text:s text:c="12"/>"name": "All", </text:p>
      <text:p text:style-name="P137"><text:s text:c="12"/>"label": "tall_migration"</text:p>
      <text:p text:style-name="P137"><text:s text:c="8"/>}, </text:p>
      <text:p text:style-name="P137"><text:s text:c="8"/>{</text:p>
      <text:p text:style-name="P137"><text:s text:c="12"/>"name": "Current", </text:p>
      <text:p text:style-name="P137"><text:s text:c="12"/>"label": "tall_frt_migration"</text:p>
      <text:p text:style-name="P137"><text:s text:c="8"/>}, </text:p>
      <text:p text:style-name="P137"><text:s text:c="8"/>{</text:p>
      <text:p text:style-name="P137"><text:s text:c="12"/>"name": "Sydney", </text:p>
      <text:p text:style-name="P137"><text:s text:c="12"/>"label": "tall_frt_lsyd_migration"</text:p>
      <text:p text:style-name="P137"><text:s text:c="8"/>}</text:p>
      <text:p text:style-name="P137"><text:s text:c="4"/>], </text:p>
      <text:p text:style-name="P137"><text:s text:c="4"/>"widgets": [</text:p>
      <text:p text:style-name="P137"><text:s text:c="8"/>{</text:p>
      <text:p text:style-name="P137"><text:s text:c="12"/>"subtitle": null, </text:p>
      <text:p text:style-name="P137"><text:s text:c="12"/>"subcategory": "Baseline", </text:p>
      <text:p text:style-name="P137"><text:s text:c="12"/>"source_url": "http://www.abc.net.au/news/nsw", </text:p>
      <text:p text:style-name="P137"><text:s text:c="12"/>"actual_frequency": "Real time", </text:p>
      <text:p text:style-name="P137"><text:s text:c="12"/>"category": "General", </text:p>
      <text:p text:style-name="P137"><text:s text:c="12"/>"about": "&lt;p&gt;News Headlines from ABC news RSS feed for New South Wales.&lt;/p&gt;", </text:p>
      <text:p text:style-name="P137"><text:s text:c="12"/>"category_aspect": 1, </text:p>
      <text:p text:style-name="P137"><text:s text:c="12"/>"name": "News Headlines", </text:p>
      <text:p text:style-name="P137"><text:s text:c="12"/>"refresh_rate": 320, </text:p>
      <text:p text:style-name="P137"><text:s text:c="12"/>"label": "news", </text:p>
      <text:p text:style-name="P137"><text:s text:c="12"/>"source_url_text": "ABC News", </text:p>
      <text:p text:style-name="P137"><text:s text:c="12"/>"display": {</text:p>
      <text:p text:style-name="P137"><text:s text:c="16"/>"tiles": [</text:p>
      <text:p text:style-name="P137"><text:s text:c="20"/>{</text:p>
      <text:p text:style-name="P137"><text:s text:c="24"/>"statistics": [</text:p>
      <text:p text:style-name="P137"><text:s text:c="28"/>{</text:p>
      <text:p text:style-name="P137"><text:s text:c="32"/>"display_name": true, </text:p>
      <text:p text:style-name="P137"><text:s text:c="32"/>"name": "", </text:p>
      <text:p text:style-name="P137"><text:s text:c="32"/>"numbered_list": false, </text:p>
      <text:p text:style-name="P137"><text:soft-page-break/><text:s text:c="32"/>"hyperlinkable": true, </text:p>
      <text:p text:style-name="P137"><text:s text:c="32"/>"footer": false, </text:p>
      <text:p text:style-name="P137"><text:s text:c="32"/>"label": "headlines", </text:p>
      <text:p text:style-name="P137"><text:s text:c="32"/>"type": "string_list"</text:p>
      <text:p text:style-name="P137"><text:s text:c="28"/>}</text:p>
      <text:p text:style-name="P137"><text:s text:c="24"/>], </text:p>
      <text:p text:style-name="P137"><text:s text:c="24"/>"type": "news_ticker", </text:p>
      <text:p text:style-name="P137"><text:s text:c="24"/>"aspect": 1, </text:p>
      <text:p text:style-name="P137"><text:s text:c="24"/>"expansion": false</text:p>
      <text:p text:style-name="P137"><text:s text:c="20"/>}</text:p>
      <text:p text:style-name="P137"><text:s text:c="16"/>], </text:p>
      <text:p text:style-name="P137"><text:s text:c="16"/>"deexpansion_hint": "Show less", </text:p>
      <text:p text:style-name="P137"><text:s text:c="16"/>"expansion_hint": "Show more"</text:p>
      <text:p text:style-name="P137"><text:s text:c="12"/>}</text:p>
      <text:p text:style-name="P137"><text:s text:c="8"/>}, </text:p>
      <text:p text:style-name="P137"><text:s text:c="8"/>{</text:p>
      <text:p text:style-name="P137"><text:s text:c="12"/>"subtitle": null, </text:p>
      <text:p text:style-name="P137"><text:s text:c="12"/>"subcategory": "Baseline", </text:p>
      <text:p text:style-name="P137"><text:s text:c="12"/>"source_url": "http://www.bom.gov.au/", </text:p>
      <text:p text:style-name="P137"><text:s text:c="12"/>"actual_frequency": "Real time", </text:p>
      <text:p text:style-name="P137"><text:s text:c="12"/>"category": "General", </text:p>
      <text:p text:style-name="P137"><text:s text:c="12"/>"about": "&lt;p&gt;All weather observations and forecast data are for the Sydney Observatory weather station and are sourced directly from the Bureau of Meteorology open data API.&lt;/p&gt;\r\n&lt;p&gt;The seasonal average trend is obtained by comparing the current temperature to the long term (e.g. over all years since records begain) average temperature for the month.&lt;/p&gt;", </text:p>
      <text:p text:style-name="P137"><text:s text:c="12"/>"category_aspect": 1, </text:p>
      <text:p text:style-name="P137"><text:s text:c="12"/>"name": "Weather", </text:p>
      <text:p text:style-name="P137"><text:s text:c="12"/>"refresh_rate": 300, </text:p>
      <text:p text:style-name="P137"><text:s text:c="12"/>"label": "weather", </text:p>
      <text:p text:style-name="P137"><text:s text:c="12"/>"source_url_text": "Bureau of Meterology website",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Now", </text:p>
      <text:p text:style-name="P137"><text:s text:c="32"/>"footer": false, </text:p>
      <text:p text:style-name="P137"><text:s text:c="32"/>"trend": false, </text:p>
      <text:p text:style-name="P137"><text:s text:c="32"/>"precision": 1, </text:p>
      <text:p text:style-name="P137"><text:s text:c="32"/>"label": "current_temp",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Seasonal average", </text:p>
      <text:p text:style-name="P137"><text:s text:c="32"/>"footer": false, </text:p>
      <text:p text:style-name="P137"><text:s text:c="32"/>"trend": true, </text:p>
      <text:p text:style-name="P137"><text:s text:c="32"/>"precision": 1, </text:p>
      <text:p text:style-name="P137"><text:s text:c="32"/>"label": "seasonal_average", </text:p>
      <text:p text:style-name="P137"><text:s text:c="32"/>"type": "numeric", </text:p>
      <text:p text:style-name="P137"><text:s text:c="32"/>"unit": {</text:p>
      <text:p text:style-name="P137"><text:s text:c="36"/>"suffix": "\u00b0C", </text:p>
      <text:p text:style-name="P137"><text:s text:c="36"/>"signed": true</text:p>
      <text:p text:style-name="P137"><text:s text:c="32"/>}</text:p>
      <text:p text:style-name="P137"><text:s text:c="28"/>}, </text:p>
      <text:p text:style-name="P137"><text:s text:c="28"/>{</text:p>
      <text:p text:style-name="P137"><text:s text:c="32"/>"icon_library": "weather_icon_scale", </text:p>
      <text:p text:style-name="P137"><text:soft-page-break/><text:s text:c="32"/>"display_name": true, </text:p>
      <text:p text:style-name="P137"><text:s text:c="32"/>"name": "Today", </text:p>
      <text:p text:style-name="P137"><text:s text:c="32"/>"footer": false, </text:p>
      <text:p text:style-name="P137"><text:s text:c="32"/>"trend": false, </text:p>
      <text:p text:style-name="P137"><text:s text:c="32"/>"label": "today_short_forecast",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Max", </text:p>
      <text:p text:style-name="P137"><text:s text:c="32"/>"footer": false, </text:p>
      <text:p text:style-name="P137"><text:s text:c="32"/>"trend": false, </text:p>
      <text:p text:style-name="P137"><text:s text:c="32"/>"precision": 0, </text:p>
      <text:p text:style-name="P137"><text:s text:c="32"/>"label": "today_max",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Min", </text:p>
      <text:p text:style-name="P137"><text:s text:c="32"/>"footer": false, </text:p>
      <text:p text:style-name="P137"><text:s text:c="32"/>"trend": false, </text:p>
      <text:p text:style-name="P137"><text:s text:c="32"/>"precision": 0, </text:p>
      <text:p text:style-name="P137"><text:s text:c="32"/>"label": "today_min", </text:p>
      <text:p text:style-name="P137"><text:s text:c="32"/>"type": "numeric", </text:p>
      <text:p text:style-name="P137"><text:s text:c="32"/>"unit": {</text:p>
      <text:p text:style-name="P137"><text:s text:c="36"/>"suffix": "\u00b0C"</text:p>
      <text:p text:style-name="P137"><text:s text:c="32"/>}</text:p>
      <text:p text:style-name="P137"><text:s text:c="28"/>}</text:p>
      <text:p text:style-name="P137"><text:s text:c="24"/>], </text:p>
      <text:p text:style-name="P137"><text:s text:c="24"/>"type": "single_main_stat", </text:p>
      <text:p text:style-name="P137"><text:s text:c="24"/>"aspect": 1, </text:p>
      <text:p text:style-name="P137"><text:s text:c="24"/>"expansion": false</text:p>
      <text:p text:style-name="P137"><text:s text:c="20"/>}, </text:p>
      <text:p text:style-name="P137"><text:s text:c="20"/>{</text:p>
      <text:p text:style-name="P137"><text:s text:c="24"/>"statistics": [</text:p>
      <text:p text:style-name="P137"><text:s text:c="28"/>{</text:p>
      <text:p text:style-name="P137"><text:s text:c="32"/>"icon_library": "weather_icon_scale", </text:p>
      <text:p text:style-name="P137"><text:s text:c="32"/>"display_name": true, </text:p>
      <text:p text:style-name="P137"><text:s text:c="32"/>"name": "Today", </text:p>
      <text:p text:style-name="P137"><text:s text:c="32"/>"footer": false, </text:p>
      <text:p text:style-name="P137"><text:s text:c="32"/>"trend": false, </text:p>
      <text:p text:style-name="P137"><text:s text:c="32"/>"label": "today_long_forecast", </text:p>
      <text:p text:style-name="P137"><text:s text:c="32"/>"type": "string"</text:p>
      <text:p text:style-name="P137"><text:s text:c="28"/>}, </text:p>
      <text:p text:style-name="P137"><text:s text:c="28"/>{</text:p>
      <text:p text:style-name="P137"><text:s text:c="32"/>"icon_library": "weather_icon_scale", </text:p>
      <text:p text:style-name="P137"><text:s text:c="32"/>"display_name": false, </text:p>
      <text:p text:style-name="P137"><text:s text:c="32"/>"name": "Day 1 Forecast", </text:p>
      <text:p text:style-name="P137"><text:s text:c="32"/>"footer": false, </text:p>
      <text:p text:style-name="P137"><text:s text:c="32"/>"trend": false, </text:p>
      <text:p text:style-name="P137"><text:s text:c="32"/>"label": "day_1_forecast", </text:p>
      <text:p text:style-name="P137"><text:s text:c="32"/>"type": "string"</text:p>
      <text:p text:style-name="P137"><text:s text:c="28"/>}, </text:p>
      <text:p text:style-name="P137"><text:s text:c="28"/>{</text:p>
      <text:p text:style-name="P137"><text:s text:c="32"/>"icon_library": null, </text:p>
      <text:p text:style-name="P137"><text:s text:c="32"/>"display_name": false, </text:p>
      <text:p text:style-name="P137"><text:s text:c="32"/>"name": "Day 1 Max", </text:p>
      <text:p text:style-name="P137"><text:s text:c="32"/>"footer": false, </text:p>
      <text:p text:style-name="P137"><text:s text:c="32"/>"trend": false, </text:p>
      <text:p text:style-name="P137"><text:soft-page-break/><text:s text:c="32"/>"precision": 0, </text:p>
      <text:p text:style-name="P137"><text:s text:c="32"/>"label": "day_1_max",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null, </text:p>
      <text:p text:style-name="P137"><text:s text:c="32"/>"display_name": false, </text:p>
      <text:p text:style-name="P137"><text:s text:c="32"/>"name": "Day 1 Min", </text:p>
      <text:p text:style-name="P137"><text:s text:c="32"/>"footer": false, </text:p>
      <text:p text:style-name="P137"><text:s text:c="32"/>"trend": false, </text:p>
      <text:p text:style-name="P137"><text:s text:c="32"/>"precision": 0, </text:p>
      <text:p text:style-name="P137"><text:s text:c="32"/>"label": "day_1_min",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weather_icon_scale", </text:p>
      <text:p text:style-name="P137"><text:s text:c="32"/>"display_name": false, </text:p>
      <text:p text:style-name="P137"><text:s text:c="32"/>"name": "Day 2 Forecast", </text:p>
      <text:p text:style-name="P137"><text:s text:c="32"/>"footer": false, </text:p>
      <text:p text:style-name="P137"><text:s text:c="32"/>"trend": false, </text:p>
      <text:p text:style-name="P137"><text:s text:c="32"/>"label": "day_2_forecast", </text:p>
      <text:p text:style-name="P137"><text:s text:c="32"/>"type": "string"</text:p>
      <text:p text:style-name="P137"><text:s text:c="28"/>}, </text:p>
      <text:p text:style-name="P137"><text:s text:c="28"/>{</text:p>
      <text:p text:style-name="P137"><text:s text:c="32"/>"icon_library": null, </text:p>
      <text:p text:style-name="P137"><text:s text:c="32"/>"display_name": false, </text:p>
      <text:p text:style-name="P137"><text:s text:c="32"/>"name": "Day 2 Max", </text:p>
      <text:p text:style-name="P137"><text:s text:c="32"/>"footer": false, </text:p>
      <text:p text:style-name="P137"><text:s text:c="32"/>"trend": false, </text:p>
      <text:p text:style-name="P137"><text:s text:c="32"/>"precision": 0, </text:p>
      <text:p text:style-name="P137"><text:s text:c="32"/>"label": "day_2_max",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null, </text:p>
      <text:p text:style-name="P137"><text:s text:c="32"/>"display_name": false, </text:p>
      <text:p text:style-name="P137"><text:s text:c="32"/>"name": "Day 2 Min", </text:p>
      <text:p text:style-name="P137"><text:s text:c="32"/>"footer": false, </text:p>
      <text:p text:style-name="P137"><text:s text:c="32"/>"trend": false, </text:p>
      <text:p text:style-name="P137"><text:s text:c="32"/>"precision": 0, </text:p>
      <text:p text:style-name="P137"><text:s text:c="32"/>"label": "day_2_min",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weather_icon_scale", </text:p>
      <text:p text:style-name="P137"><text:s text:c="32"/>"display_name": false, </text:p>
      <text:p text:style-name="P137"><text:s text:c="32"/>"name": "Day 3 Forecast", </text:p>
      <text:p text:style-name="P137"><text:s text:c="32"/>"footer": false, </text:p>
      <text:p text:style-name="P137"><text:s text:c="32"/>"trend": false, </text:p>
      <text:p text:style-name="P137"><text:s text:c="32"/>"label": "day_3_forecast", </text:p>
      <text:p text:style-name="P137"><text:s text:c="32"/>"type": "string"</text:p>
      <text:p text:style-name="P137"><text:s text:c="28"/>}, </text:p>
      <text:p text:style-name="P137"><text:soft-page-break/><text:s text:c="28"/>{</text:p>
      <text:p text:style-name="P137"><text:s text:c="32"/>"icon_library": null, </text:p>
      <text:p text:style-name="P137"><text:s text:c="32"/>"display_name": false, </text:p>
      <text:p text:style-name="P137"><text:s text:c="32"/>"name": "Day 3 Max", </text:p>
      <text:p text:style-name="P137"><text:s text:c="32"/>"footer": false, </text:p>
      <text:p text:style-name="P137"><text:s text:c="32"/>"trend": false, </text:p>
      <text:p text:style-name="P137"><text:s text:c="32"/>"precision": 0, </text:p>
      <text:p text:style-name="P137"><text:s text:c="32"/>"label": "day_3_max",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null, </text:p>
      <text:p text:style-name="P137"><text:s text:c="32"/>"display_name": false, </text:p>
      <text:p text:style-name="P137"><text:s text:c="32"/>"name": "Day 3 Min", </text:p>
      <text:p text:style-name="P137"><text:s text:c="32"/>"footer": false, </text:p>
      <text:p text:style-name="P137"><text:s text:c="32"/>"trend": false, </text:p>
      <text:p text:style-name="P137"><text:s text:c="32"/>"precision": 0, </text:p>
      <text:p text:style-name="P137"><text:s text:c="32"/>"label": "day_3_min", </text:p>
      <text:p text:style-name="P137"><text:s text:c="32"/>"type": "numeric", </text:p>
      <text:p text:style-name="P137"><text:s text:c="32"/>"unit": {</text:p>
      <text:p text:style-name="P137"><text:s text:c="36"/>"suffix": "\u00b0C"</text:p>
      <text:p text:style-name="P137"><text:s text:c="32"/>}</text:p>
      <text:p text:style-name="P137"><text:s text:c="28"/>}</text:p>
      <text:p text:style-name="P137"><text:s text:c="24"/>], </text:p>
      <text:p text:style-name="P137"><text:s text:c="24"/>"list_label_width": 50, </text:p>
      <text:p text:style-name="P137"><text:s text:c="24"/>"expansion": true, </text:p>
      <text:p text:style-name="P137"><text:s text:c="24"/>"aspect": 1, </text:p>
      <text:p text:style-name="P137"><text:s text:c="24"/>"type": "priority_list", </text:p>
      <text:p text:style-name="P137"><text:s text:c="24"/>"columns": 1</text:p>
      <text:p text:style-name="P137"><text:s text:c="20"/>}</text:p>
      <text:p text:style-name="P137"><text:s text:c="16"/>], </text:p>
      <text:p text:style-name="P137"><text:s text:c="16"/>"deexpansion_hint": "Show less", </text:p>
      <text:p text:style-name="P137"><text:s text:c="16"/>"expansion_hint": "Detailed weather"</text:p>
      <text:p text:style-name="P137"><text:s text:c="12"/>}</text:p>
      <text:p text:style-name="P137"><text:s text:c="8"/>}, </text:p>
      <text:p text:style-name="P137"><text:s text:c="8"/>{</text:p>
      <text:p text:style-name="P137"><text:s text:c="12"/>"subtitle": null, </text:p>
      <text:p text:style-name="P137"><text:s text:c="12"/>"subcategory": "Baseline", </text:p>
      <text:p text:style-name="P137"><text:s text:c="12"/>"source_url": "http://www.events.nsw.gov.au/", </text:p>
      <text:p text:style-name="P137"><text:s text:c="12"/>"actual_frequency": "Daily", </text:p>
      <text:p text:style-name="P137"><text:s text:c="12"/>"category": "General", </text:p>
      <text:p text:style-name="P137"><text:s text:c="12"/>"about": "&lt;p&gt;The event calendar is manually maintained. Todays events are automatically updated daily from the manually maintained calendar.&lt;/p&gt;", </text:p>
      <text:p text:style-name="P137"><text:s text:c="12"/>"category_aspect": 1, </text:p>
      <text:p text:style-name="P137"><text:s text:c="12"/>"name": "Today's Events", </text:p>
      <text:p text:style-name="P137"><text:s text:c="12"/>"refresh_rate": 7200, </text:p>
      <text:p text:style-name="P137"><text:s text:c="12"/>"label": "events", </text:p>
      <text:p text:style-name="P137"><text:s text:c="12"/>"source_url_text": "Events NSW", </text:p>
      <text:p text:style-name="P137"><text:s text:c="12"/>"display": {</text:p>
      <text:p text:style-name="P137"><text:s text:c="16"/>"tiles": [</text:p>
      <text:p text:style-name="P137"><text:s text:c="20"/>{</text:p>
      <text:p text:style-name="P137"><text:s text:c="24"/>"statistics": [</text:p>
      <text:p text:style-name="P137"><text:s text:c="28"/>{</text:p>
      <text:p text:style-name="P137"><text:s text:c="32"/>"display_name": true, </text:p>
      <text:p text:style-name="P137"><text:s text:c="32"/>"name": "Today", </text:p>
      <text:p text:style-name="P137"><text:s text:c="32"/>"numbered_list": false, </text:p>
      <text:p text:style-name="P137"><text:s text:c="32"/>"hyperlinkable": true, </text:p>
      <text:p text:style-name="P137"><text:s text:c="32"/>"footer": false, </text:p>
      <text:p text:style-name="P137"><text:s text:c="32"/>"label": "today", </text:p>
      <text:p text:style-name="P137"><text:s text:c="32"/>"type": "string_list"</text:p>
      <text:p text:style-name="P137"><text:soft-page-break/><text:s text:c="28"/>}</text:p>
      <text:p text:style-name="P137"><text:s text:c="24"/>], </text:p>
      <text:p text:style-name="P137"><text:s text:c="24"/>"type": "single_list_stat", </text:p>
      <text:p text:style-name="P137"><text:s text:c="24"/>"aspect": 1, </text:p>
      <text:p text:style-name="P137"><text:s text:c="24"/>"expansion": false, </text:p>
      <text:p text:style-name="P137"><text:s text:c="24"/>"list_label_width": 100</text:p>
      <text:p text:style-name="P137"><text:s text:c="20"/>},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Event Calendar", </text:p>
      <text:p text:style-name="P137"><text:s text:c="32"/>"numbered_list": false, </text:p>
      <text:p text:style-name="P137"><text:s text:c="32"/>"hyperlinkable": true, </text:p>
      <text:p text:style-name="P137"><text:s text:c="32"/>"trend": false, </text:p>
      <text:p text:style-name="P137"><text:s text:c="32"/>"footer": false, </text:p>
      <text:p text:style-name="P137"><text:s text:c="32"/>"label": "calendar", </text:p>
      <text:p text:style-name="P137"><text:s text:c="32"/>"type": "event_list"</text:p>
      <text:p text:style-name="P137"><text:s text:c="28"/>}</text:p>
      <text:p text:style-name="P137"><text:s text:c="24"/>], </text:p>
      <text:p text:style-name="P137"><text:s text:c="24"/>"type": "calendar", </text:p>
      <text:p text:style-name="P137"><text:s text:c="24"/>"aspect": 1, </text:p>
      <text:p text:style-name="P137"><text:s text:c="24"/>"expansion": true</text:p>
      <text:p text:style-name="P137"><text:s text:c="20"/>}</text:p>
      <text:p text:style-name="P137"><text:s text:c="16"/>], </text:p>
      <text:p text:style-name="P137"><text:s text:c="16"/>"deexpansion_hint": "Show less", </text:p>
      <text:p text:style-name="P137"><text:s text:c="16"/>"expansion_hint": "See all"</text:p>
      <text:p text:style-name="P137"><text:s text:c="12"/>}</text:p>
      <text:p text:style-name="P137"><text:s text:c="8"/>}, </text:p>
      <text:p text:style-name="P137"><text:s text:c="8"/>{</text:p>
      <text:p text:style-name="P137"><text:s text:c="12"/>"subtitle": "Arrive/Depart Central on time", </text:p>
      <text:p text:style-name="P137"><text:s text:c="12"/>"subcategory": "Public Transport", </text:p>
      <text:p text:style-name="P137"><text:s text:c="12"/>"source_url": "http://www.sydneytrains.info/service_updates/", </text:p>
      <text:p text:style-name="P137"><text:s text:c="12"/>"actual_frequency": "Sample Data", </text:p>
      <text:p text:style-name="P137"><text:s text:c="12"/>"category": "Service Delivery", </text:p>
      <text:p text:style-name="P137"><text:s text:c="12"/>"about": "&lt;p&gt;Manually entered daily summary data supplied by Transport NSW&lt;/p&gt;", </text:p>
      <text:p text:style-name="P137"><text:s text:c="12"/>"category_aspect": 1, </text:p>
      <text:p text:style-name="P137"><text:s text:c="12"/>"name": "Trains", </text:p>
      <text:p text:style-name="P137"><text:s text:c="12"/>"refresh_rate": 3600, </text:p>
      <text:p text:style-name="P137"><text:s text:c="12"/>"label": "train_arrivals", </text:p>
      <text:p text:style-name="P137"><text:s text:c="12"/>"source_url_text": "Sydney Trains service updates",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 </text:p>
      <text:p text:style-name="P137"><text:s text:c="32"/>"footer": false, </text:p>
      <text:p text:style-name="P137"><text:s text:c="32"/>"trend": true, </text:p>
      <text:p text:style-name="P137"><text:s text:c="32"/>"precision": 0, </text:p>
      <text:p text:style-name="P137"><text:s text:c="32"/>"label": "all_on_time",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YTD", </text:p>
      <text:p text:style-name="P137"><text:soft-page-break/><text:s text:c="32"/>"footer": false, </text:p>
      <text:p text:style-name="P137"><text:s text:c="32"/>"trend": false, </text:p>
      <text:p text:style-name="P137"><text:s text:c="32"/>"precision": 0, </text:p>
      <text:p text:style-name="P137"><text:s text:c="32"/>"label": "all_on_time_ytd",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arget", </text:p>
      <text:p text:style-name="P137"><text:s text:c="32"/>"footer": false, </text:p>
      <text:p text:style-name="P137"><text:s text:c="32"/>"trend": false, </text:p>
      <text:p text:style-name="P137"><text:s text:c="32"/>"precision": 0, </text:p>
      <text:p text:style-name="P137"><text:s text:c="32"/>"label": "all_on_time_target", </text:p>
      <text:p text:style-name="P137"><text:s text:c="32"/>"type": "numeric", </text:p>
      <text:p text:style-name="P137"><text:s text:c="32"/>"unit": {</text:p>
      <text:p text:style-name="P137"><text:s text:c="36"/>"suffix": "%"</text:p>
      <text:p text:style-name="P137"><text:s text:c="32"/>}</text:p>
      <text:p text:style-name="P137"><text:s text:c="28"/>}</text:p>
      <text:p text:style-name="P137"><text:s text:c="24"/>], </text:p>
      <text:p text:style-name="P137"><text:s text:c="24"/>"type": "single_main_stat", </text:p>
      <text:p text:style-name="P137"><text:s text:c="24"/>"aspect": 1, </text:p>
      <text:p text:style-name="P137"><text:s text:c="24"/>"expansion": false</text:p>
      <text:p text:style-name="P137"><text:s text:c="20"/>},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T1 North Shore, Northern &amp; Western", </text:p>
      <text:p text:style-name="P137"><text:s text:c="32"/>"footer": false, </text:p>
      <text:p text:style-name="P137"><text:s text:c="32"/>"trend": false, </text:p>
      <text:p text:style-name="P137"><text:s text:c="32"/>"precision": 0, </text:p>
      <text:p text:style-name="P137"><text:s text:c="32"/>"label": "t1_ontime",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2 Inner West &amp; South", </text:p>
      <text:p text:style-name="P137"><text:s text:c="32"/>"footer": false, </text:p>
      <text:p text:style-name="P137"><text:s text:c="32"/>"trend": false, </text:p>
      <text:p text:style-name="P137"><text:s text:c="32"/>"precision": 0, </text:p>
      <text:p text:style-name="P137"><text:s text:c="32"/>"label": "t2_ontime",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3 Bankstown", </text:p>
      <text:p text:style-name="P137"><text:s text:c="32"/>"footer": false, </text:p>
      <text:p text:style-name="P137"><text:s text:c="32"/>"trend": false, </text:p>
      <text:p text:style-name="P137"><text:s text:c="32"/>"precision": 0, </text:p>
      <text:p text:style-name="P137"><text:s text:c="32"/>"label": "t3_ontime", </text:p>
      <text:p text:style-name="P137"><text:s text:c="32"/>"type": "numeric", </text:p>
      <text:p text:style-name="P137"><text:soft-page-break/><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4 Eastern Suburbs &amp; Illawarra", </text:p>
      <text:p text:style-name="P137"><text:s text:c="32"/>"footer": false, </text:p>
      <text:p text:style-name="P137"><text:s text:c="32"/>"trend": false, </text:p>
      <text:p text:style-name="P137"><text:s text:c="32"/>"precision": 0, </text:p>
      <text:p text:style-name="P137"><text:s text:c="32"/>"label": "t4_ontime",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5 Cumberland", </text:p>
      <text:p text:style-name="P137"><text:s text:c="32"/>"footer": false, </text:p>
      <text:p text:style-name="P137"><text:s text:c="32"/>"trend": false, </text:p>
      <text:p text:style-name="P137"><text:s text:c="32"/>"precision": 0, </text:p>
      <text:p text:style-name="P137"><text:s text:c="32"/>"label": "t5_ontime",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6 Carlingford", </text:p>
      <text:p text:style-name="P137"><text:s text:c="32"/>"footer": false, </text:p>
      <text:p text:style-name="P137"><text:s text:c="32"/>"trend": false, </text:p>
      <text:p text:style-name="P137"><text:s text:c="32"/>"precision": 0, </text:p>
      <text:p text:style-name="P137"><text:s text:c="32"/>"label": "t6_ontime",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7 Olympic Park", </text:p>
      <text:p text:style-name="P137"><text:s text:c="32"/>"footer": false, </text:p>
      <text:p text:style-name="P137"><text:s text:c="32"/>"trend": false, </text:p>
      <text:p text:style-name="P137"><text:s text:c="32"/>"precision": 0, </text:p>
      <text:p text:style-name="P137"><text:s text:c="32"/>"label": "t7_online", </text:p>
      <text:p text:style-name="P137"><text:s text:c="32"/>"type": "numeric", </text:p>
      <text:p text:style-name="P137"><text:s text:c="32"/>"unit": {</text:p>
      <text:p text:style-name="P137"><text:s text:c="36"/>"suffix": "%"</text:p>
      <text:p text:style-name="P137"><text:s text:c="32"/>}</text:p>
      <text:p text:style-name="P137"><text:s text:c="28"/>}</text:p>
      <text:p text:style-name="P137"><text:s text:c="24"/>], </text:p>
      <text:p text:style-name="P137"><text:s text:c="24"/>"list_label_width": 70, </text:p>
      <text:p text:style-name="P137"><text:s text:c="24"/>"expansion": true, </text:p>
      <text:p text:style-name="P137"><text:s text:c="24"/>"aspect": 1, </text:p>
      <text:p text:style-name="P137"><text:s text:c="24"/>"type": "priority_list", </text:p>
      <text:p text:style-name="P137"><text:s text:c="24"/>"columns": 1</text:p>
      <text:p text:style-name="P137"><text:s text:c="20"/>}</text:p>
      <text:p text:style-name="P137"><text:s text:c="16"/>], </text:p>
      <text:p text:style-name="P137"><text:soft-page-break/><text:s text:c="16"/>"deexpansion_hint": "Show less", </text:p>
      <text:p text:style-name="P137"><text:s text:c="16"/>"expansion_hint": "Show more"</text:p>
      <text:p text:style-name="P137"><text:s text:c="12"/>}</text:p>
      <text:p text:style-name="P137"><text:s text:c="8"/>}, </text:p>
      <text:p text:style-name="P137"><text:s text:c="8"/>{</text:p>
      <text:p text:style-name="P137"><text:s text:c="12"/>"subtitle": null, </text:p>
      <text:p text:style-name="P137"><text:s text:c="12"/>"subcategory": "Public Transport", </text:p>
      <text:p text:style-name="P137"><text:s text:c="12"/>"source_url": "http://www.sydneytrains.info/rss/", </text:p>
      <text:p text:style-name="P137"><text:s text:c="12"/>"actual_frequency": "Real time", </text:p>
      <text:p text:style-name="P137"><text:s text:c="12"/>"category": "Service Delivery", </text:p>
      <text:p text:style-name="P137"><text:s text:c="12"/>"about": "&lt;p&gt;Train service delays, cancelations and trackwork, as reported by Sydney Trains RSS feed.&lt;/p&gt;\r\n&lt;p&gt;Includes Sydney suburban services only (T1-T7 plus South West Rail Link).&lt;/p&gt;", </text:p>
      <text:p text:style-name="P137"><text:s text:c="12"/>"category_aspect": 1, </text:p>
      <text:p text:style-name="P137"><text:s text:c="12"/>"name": "Train Line Incidents", </text:p>
      <text:p text:style-name="P137"><text:s text:c="12"/>"refresh_rate": 100, </text:p>
      <text:p text:style-name="P137"><text:s text:c="12"/>"label": "train_service_interrupt", </text:p>
      <text:p text:style-name="P137"><text:s text:c="12"/>"source_url_text": "Sydney Trains RSS feeds",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Delays on", </text:p>
      <text:p text:style-name="P137"><text:s text:c="32"/>"footer": false, </text:p>
      <text:p text:style-name="P137"><text:s text:c="32"/>"trend": false, </text:p>
      <text:p text:style-name="P137"><text:s text:c="32"/>"precision": 0, </text:p>
      <text:p text:style-name="P137"><text:s text:c="32"/>"label": "delays",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 lines"</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Cancellations", </text:p>
      <text:p text:style-name="P137"><text:s text:c="32"/>"footer": false, </text:p>
      <text:p text:style-name="P137"><text:s text:c="32"/>"trend": false, </text:p>
      <text:p text:style-name="P137"><text:s text:c="32"/>"precision": 0, </text:p>
      <text:p text:style-name="P137"><text:s text:c="32"/>"label": "cancellations", </text:p>
      <text:p text:style-name="P137"><text:s text:c="32"/>"traffic_light_scale": {</text:p>
      <text:p text:style-name="P137"><text:s text:c="36"/>"scale": "std 3 code", </text:p>
      <text:p text:style-name="P137"><text:s text:c="36"/>"codes": [</text:p>
      <text:p text:style-name="P137"><text:s text:c="40"/>{</text:p>
      <text:p text:style-name="P137"><text:soft-page-break/><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 lines"</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rackwork on", </text:p>
      <text:p text:style-name="P137"><text:s text:c="32"/>"footer": false, </text:p>
      <text:p text:style-name="P137"><text:s text:c="32"/>"trend": false, </text:p>
      <text:p text:style-name="P137"><text:s text:c="32"/>"precision": 0, </text:p>
      <text:p text:style-name="P137"><text:s text:c="32"/>"label": "current_trackwork",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 lines"</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Overnight work on", </text:p>
      <text:p text:style-name="P137"><text:s text:c="32"/>"footer": false, </text:p>
      <text:p text:style-name="P137"><text:s text:c="32"/>"trend": false, </text:p>
      <text:p text:style-name="P137"><text:s text:c="32"/>"precision": 0, </text:p>
      <text:p text:style-name="P137"><text:s text:c="32"/>"label": "sched_overnight_trackwork",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oft-page-break/><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 lines"</text:p>
      <text:p text:style-name="P137"><text:s text:c="32"/>}</text:p>
      <text:p text:style-name="P137"><text:s text:c="28"/>}</text:p>
      <text:p text:style-name="P137"><text:s text:c="24"/>], </text:p>
      <text:p text:style-name="P137"><text:s text:c="24"/>"list_label_width": 60, </text:p>
      <text:p text:style-name="P137"><text:s text:c="24"/>"expansion": false, </text:p>
      <text:p text:style-name="P137"><text:s text:c="24"/>"aspect": 1, </text:p>
      <text:p text:style-name="P137"><text:s text:c="24"/>"type": "priority_list", </text:p>
      <text:p text:style-name="P137"><text:s text:c="24"/>"columns": 1</text:p>
      <text:p text:style-name="P137"><text:s text:c="20"/>}, </text:p>
      <text:p text:style-name="P137"><text:s text:c="20"/>{</text:p>
      <text:p text:style-name="P137"><text:s text:c="24"/>"statistics": [</text:p>
      <text:p text:style-name="P137"><text:s text:c="28"/>{</text:p>
      <text:p text:style-name="P137"><text:s text:c="32"/>"display_name": true, </text:p>
      <text:p text:style-name="P137"><text:s text:c="32"/>"name": "", </text:p>
      <text:p text:style-name="P137"><text:s text:c="32"/>"numbered_list": false, </text:p>
      <text:p text:style-name="P137"><text:s text:c="32"/>"hyperlinkable": true, </text:p>
      <text:p text:style-name="P137"><text:s text:c="32"/>"footer": false, </text:p>
      <text:p text:style-name="P137"><text:s text:c="32"/>"label": "interruptions",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_list"</text:p>
      <text:p text:style-name="P137"><text:s text:c="28"/>}</text:p>
      <text:p text:style-name="P137"><text:s text:c="24"/>], </text:p>
      <text:p text:style-name="P137"><text:s text:c="24"/>"type": "single_list_stat", </text:p>
      <text:p text:style-name="P137"><text:s text:c="24"/>"aspect": 1, </text:p>
      <text:p text:style-name="P137"><text:s text:c="24"/>"expansion": true, </text:p>
      <text:p text:style-name="P137"><text:s text:c="24"/>"list_label_width": 100</text:p>
      <text:p text:style-name="P137"><text:s text:c="20"/>}</text:p>
      <text:p text:style-name="P137"><text:s text:c="16"/>], </text:p>
      <text:p text:style-name="P137"><text:s text:c="16"/>"deexpansion_hint": "Show less", </text:p>
      <text:p text:style-name="P137"><text:s text:c="16"/>"expansion_hint": "Show more"</text:p>
      <text:p text:style-name="P137"><text:s text:c="12"/>}</text:p>
      <text:p text:style-name="P137"><text:s text:c="8"/>},</text:p>
      <text:p text:style-name="P137"><text:s text:c="8"/>{</text:p>
      <text:p text:style-name="P137"><text:s text:c="12"/>"subtitle": null, </text:p>
      <text:p text:style-name="P137"><text:s text:c="12"/>"subcategory": "Warnings", </text:p>
      <text:p text:style-name="P137"><text:s text:c="12"/>"source_url": "http://www.rfs.nsw.gov.au/fire-information/fdr-and-<text:soft-page-break/>tobans", </text:p>
      <text:p text:style-name="P137"><text:s text:c="12"/>"actual_frequency": "Daily", </text:p>
      <text:p text:style-name="P137"><text:s text:c="12"/>"category": "Public Safety", </text:p>
      <text:p text:style-name="P137"><text:s text:c="12"/>"about": "&lt;p&gt;Data taken from NSW Rural Fire Services.&lt;/p&gt;", </text:p>
      <text:p text:style-name="P137"><text:s text:c="12"/>"category_aspect": 1, </text:p>
      <text:p text:style-name="P137"><text:s text:c="12"/>"name": "Fire Danger Ratings", </text:p>
      <text:p text:style-name="P137"><text:s text:c="12"/>"refresh_rate": 1000, </text:p>
      <text:p text:style-name="P137"><text:s text:c="12"/>"label": "fire", </text:p>
      <text:p text:style-name="P137"><text:s text:c="12"/>"source_url_text": "NSW Rural Fire Service fire danger ratings and fire bans",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 </text:p>
      <text:p text:style-name="P137"><text:s text:c="32"/>"numbered_list": false, </text:p>
      <text:p text:style-name="P137"><text:s text:c="32"/>"hyperlinkable": false, </text:p>
      <text:p text:style-name="P137"><text:s text:c="32"/>"trend": false, </text:p>
      <text:p text:style-name="P137"><text:s text:c="32"/>"footer": false, </text:p>
      <text:p text:style-name="P137"><text:s text:c="32"/>"label": "rating_list_main", </text:p>
      <text:p text:style-name="P137"><text:s text:c="32"/>"traffic_light_scale": {</text:p>
      <text:p text:style-name="P137"><text:s text:c="36"/>"scale": "fire_danger_ratings", </text:p>
      <text:p text:style-name="P137"><text:s text:c="36"/>"codes": [</text:p>
      <text:p text:style-name="P137"><text:s text:c="40"/>{</text:p>
      <text:p text:style-name="P137"><text:s text:c="44"/>"colour": "white", </text:p>
      <text:p text:style-name="P137"><text:s text:c="44"/>"value": "none"</text:p>
      <text:p text:style-name="P137"><text:s text:c="40"/>}, </text:p>
      <text:p text:style-name="P137"><text:s text:c="40"/>{</text:p>
      <text:p text:style-name="P137"><text:s text:c="44"/>"colour": "green", </text:p>
      <text:p text:style-name="P137"><text:s text:c="44"/>"value": "low_moderate"</text:p>
      <text:p text:style-name="P137"><text:s text:c="40"/>}, </text:p>
      <text:p text:style-name="P137"><text:s text:c="40"/>{</text:p>
      <text:p text:style-name="P137"><text:s text:c="44"/>"colour": "blue", </text:p>
      <text:p text:style-name="P137"><text:s text:c="44"/>"value": "high"</text:p>
      <text:p text:style-name="P137"><text:s text:c="40"/>}, </text:p>
      <text:p text:style-name="P137"><text:s text:c="40"/>{</text:p>
      <text:p text:style-name="P137"><text:s text:c="44"/>"colour": "yellow", </text:p>
      <text:p text:style-name="P137"><text:s text:c="44"/>"value": "very_high"</text:p>
      <text:p text:style-name="P137"><text:s text:c="40"/>}, </text:p>
      <text:p text:style-name="P137"><text:s text:c="40"/>{</text:p>
      <text:p text:style-name="P137"><text:s text:c="44"/>"colour": "orange", </text:p>
      <text:p text:style-name="P137"><text:s text:c="44"/>"value": "severe"</text:p>
      <text:p text:style-name="P137"><text:s text:c="40"/>}, </text:p>
      <text:p text:style-name="P137"><text:s text:c="40"/>{</text:p>
      <text:p text:style-name="P137"><text:s text:c="44"/>"colour": "red", </text:p>
      <text:p text:style-name="P137"><text:s text:c="44"/>"value": "extreme"</text:p>
      <text:p text:style-name="P137"><text:s text:c="40"/>}, </text:p>
      <text:p text:style-name="P137"><text:s text:c="40"/>{</text:p>
      <text:p text:style-name="P137"><text:s text:c="44"/>"colour": "red-black", </text:p>
      <text:p text:style-name="P137"><text:s text:c="44"/>"value": "catastrophic"</text:p>
      <text:p text:style-name="P137"><text:s text:c="40"/>}</text:p>
      <text:p text:style-name="P137"><text:s text:c="36"/>]</text:p>
      <text:p text:style-name="P137"><text:s text:c="32"/>}, </text:p>
      <text:p text:style-name="P137"><text:s text:c="32"/>"rotates": true, </text:p>
      <text:p text:style-name="P137"><text:s text:c="32"/>"type": "string_kv_list"</text:p>
      <text:p text:style-name="P137"><text:s text:c="28"/>}</text:p>
      <text:p text:style-name="P137"><text:s text:c="24"/>], </text:p>
      <text:p text:style-name="P137"><text:s text:c="24"/>"type": "single_list_stat", </text:p>
      <text:p text:style-name="P137"><text:s text:c="24"/>"aspect": 0, </text:p>
      <text:p text:style-name="P137"><text:s text:c="24"/>"expansion": false, </text:p>
      <text:p text:style-name="P137"><text:s text:c="24"/>"list_label_width": 50</text:p>
      <text:p text:style-name="P137"><text:soft-page-break/><text:s text:c="20"/>},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 </text:p>
      <text:p text:style-name="P137"><text:s text:c="32"/>"numbered_list": false, </text:p>
      <text:p text:style-name="P137"><text:s text:c="32"/>"hyperlinkable": false, </text:p>
      <text:p text:style-name="P137"><text:s text:c="32"/>"trend": false, </text:p>
      <text:p text:style-name="P137"><text:s text:c="32"/>"footer": false, </text:p>
      <text:p text:style-name="P137"><text:s text:c="32"/>"label": "rating_list_expansion", </text:p>
      <text:p text:style-name="P137"><text:s text:c="32"/>"traffic_light_scale": {</text:p>
      <text:p text:style-name="P137"><text:s text:c="36"/>"scale": "fire_danger_ratings", </text:p>
      <text:p text:style-name="P137"><text:s text:c="36"/>"codes": [</text:p>
      <text:p text:style-name="P137"><text:s text:c="40"/>{</text:p>
      <text:p text:style-name="P137"><text:s text:c="44"/>"colour": "white", </text:p>
      <text:p text:style-name="P137"><text:s text:c="44"/>"value": "none"</text:p>
      <text:p text:style-name="P137"><text:s text:c="40"/>}, </text:p>
      <text:p text:style-name="P137"><text:s text:c="40"/>{</text:p>
      <text:p text:style-name="P137"><text:s text:c="44"/>"colour": "green", </text:p>
      <text:p text:style-name="P137"><text:s text:c="44"/>"value": "low_moderate"</text:p>
      <text:p text:style-name="P137"><text:s text:c="40"/>}, </text:p>
      <text:p text:style-name="P137"><text:s text:c="40"/>{</text:p>
      <text:p text:style-name="P137"><text:s text:c="44"/>"colour": "blue", </text:p>
      <text:p text:style-name="P137"><text:s text:c="44"/>"value": "high"</text:p>
      <text:p text:style-name="P137"><text:s text:c="40"/>}, </text:p>
      <text:p text:style-name="P137"><text:s text:c="40"/>{</text:p>
      <text:p text:style-name="P137"><text:s text:c="44"/>"colour": "yellow", </text:p>
      <text:p text:style-name="P137"><text:s text:c="44"/>"value": "very_high"</text:p>
      <text:p text:style-name="P137"><text:s text:c="40"/>}, </text:p>
      <text:p text:style-name="P137"><text:s text:c="40"/>{</text:p>
      <text:p text:style-name="P137"><text:s text:c="44"/>"colour": "orange", </text:p>
      <text:p text:style-name="P137"><text:s text:c="44"/>"value": "severe"</text:p>
      <text:p text:style-name="P137"><text:s text:c="40"/>}, </text:p>
      <text:p text:style-name="P137"><text:s text:c="40"/>{</text:p>
      <text:p text:style-name="P137"><text:s text:c="44"/>"colour": "red", </text:p>
      <text:p text:style-name="P137"><text:s text:c="44"/>"value": "extreme"</text:p>
      <text:p text:style-name="P137"><text:s text:c="40"/>}, </text:p>
      <text:p text:style-name="P137"><text:s text:c="40"/>{</text:p>
      <text:p text:style-name="P137"><text:s text:c="44"/>"colour": "red-black", </text:p>
      <text:p text:style-name="P137"><text:s text:c="44"/>"value": "catastrophic"</text:p>
      <text:p text:style-name="P137"><text:s text:c="40"/>}</text:p>
      <text:p text:style-name="P137"><text:s text:c="36"/>]</text:p>
      <text:p text:style-name="P137"><text:s text:c="32"/>}, </text:p>
      <text:p text:style-name="P137"><text:s text:c="32"/>"type": "string_kv_list"</text:p>
      <text:p text:style-name="P137"><text:s text:c="28"/>}</text:p>
      <text:p text:style-name="P137"><text:s text:c="24"/>], </text:p>
      <text:p text:style-name="P137"><text:s text:c="24"/>"type": "single_list_stat", </text:p>
      <text:p text:style-name="P137"><text:s text:c="24"/>"aspect": 1, </text:p>
      <text:p text:style-name="P137"><text:s text:c="24"/>"expansion": true, </text:p>
      <text:p text:style-name="P137"><text:s text:c="24"/>"list_label_width": 50</text:p>
      <text:p text:style-name="P137"><text:s text:c="20"/>}</text:p>
      <text:p text:style-name="P137"><text:s text:c="16"/>], </text:p>
      <text:p text:style-name="P137"><text:s text:c="16"/>"deexpansion_hint": null, </text:p>
      <text:p text:style-name="P137"><text:s text:c="16"/>"expansion_hint": "Show more"</text:p>
      <text:p text:style-name="P137"><text:s text:c="12"/>}</text:p>
      <text:p text:style-name="P137"><text:s text:c="8"/>}, </text:p>
      <text:p text:style-name="P137"><text:s text:c="8"/>{</text:p>
      <text:p text:style-name="P137"><text:s text:c="12"/>"subtitle": null, </text:p>
      <text:p text:style-name="P137"><text:s text:c="12"/>"subcategory": "Market", </text:p>
      <text:p text:style-name="P137"><text:s text:c="12"/>"source_url": "http://www.asx.com.au/", </text:p>
      <text:p text:style-name="P137"><text:s text:c="12"/>"actual_frequency": "Real time", </text:p>
      <text:p text:style-name="P137"><text:s text:c="12"/>"category": "Economic", </text:p>
      <text:p text:style-name="P137"><text:soft-page-break/><text:s text:c="12"/>"about": "&lt;p&gt;20 minute old data scraped from Yahoo! Finance.&lt;/p&gt;", </text:p>
      <text:p text:style-name="P137"><text:s text:c="12"/>"category_aspect": 1, </text:p>
      <text:p text:style-name="P137"><text:s text:c="12"/>"name": "ASX", </text:p>
      <text:p text:style-name="P137"><text:s text:c="12"/>"refresh_rate": 120, </text:p>
      <text:p text:style-name="P137"><text:s text:c="12"/>"label": "asx", </text:p>
      <text:p text:style-name="P137"><text:s text:c="12"/>"source_url_text": "ASX web site",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 </text:p>
      <text:p text:style-name="P137"><text:s text:c="32"/>"footer": false, </text:p>
      <text:p text:style-name="P137"><text:s text:c="32"/>"trend": true, </text:p>
      <text:p text:style-name="P137"><text:s text:c="32"/>"precision": 2, </text:p>
      <text:p text:style-name="P137"><text:s text:c="32"/>"label": "index", </text:p>
      <text:p text:style-name="P137"><text:s text:c="32"/>"type": "numeric", </text:p>
      <text:p text:style-name="P137"><text:s text:c="32"/>"unit": {</text:p>
      <text:p text:style-name="P137"><text:s text:c="36"/>"underfix": "ASX-200"</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oday", </text:p>
      <text:p text:style-name="P137"><text:s text:c="32"/>"footer": false, </text:p>
      <text:p text:style-name="P137"><text:s text:c="32"/>"trend": false, </text:p>
      <text:p text:style-name="P137"><text:s text:c="32"/>"precision": 2, </text:p>
      <text:p text:style-name="P137"><text:s text:c="32"/>"label": "movement", </text:p>
      <text:p text:style-name="P137"><text:s text:c="32"/>"type": "numeric", </text:p>
      <text:p text:style-name="P137"><text:s text:c="32"/>"unit": {</text:p>
      <text:p text:style-name="P137"><text:s text:c="36"/>"suffix": "%", </text:p>
      <text:p text:style-name="P137"><text:s text:c="36"/>"signed": true</text:p>
      <text:p text:style-name="P137"><text:s text:c="32"/>}</text:p>
      <text:p text:style-name="P137"><text:s text:c="28"/>}, </text:p>
      <text:p text:style-name="P137"><text:s text:c="28"/>{</text:p>
      <text:p text:style-name="P137"><text:s text:c="32"/>"icon_library": null, </text:p>
      <text:p text:style-name="P137"><text:s text:c="32"/>"display_name": false, </text:p>
      <text:p text:style-name="P137"><text:s text:c="32"/>"name": "Stock Prices", </text:p>
      <text:p text:style-name="P137"><text:s text:c="32"/>"hyperlinkable": false, </text:p>
      <text:p text:style-name="P137"><text:s text:c="32"/>"trend": true, </text:p>
      <text:p text:style-name="P137"><text:s text:c="32"/>"footer": true, </text:p>
      <text:p text:style-name="P137"><text:s text:c="32"/>"precision": 2, </text:p>
      <text:p text:style-name="P137"><text:s text:c="32"/>"label": "stock_prices", </text:p>
      <text:p text:style-name="P137"><text:s text:c="32"/>"rotates": true, </text:p>
      <text:p text:style-name="P137"><text:s text:c="32"/>"type": "numeric", </text:p>
      <text:p text:style-name="P137"><text:s text:c="32"/>"unit": {}</text:p>
      <text:p text:style-name="P137"><text:s text:c="28"/>}</text:p>
      <text:p text:style-name="P137"><text:s text:c="24"/>], </text:p>
      <text:p text:style-name="P137"><text:s text:c="24"/>"type": "single_main_stat", </text:p>
      <text:p text:style-name="P137"><text:s text:c="24"/>"aspect": 1, </text:p>
      <text:p text:style-name="P137"><text:s text:c="24"/>"expansion": false</text:p>
      <text:p text:style-name="P137"><text:s text:c="20"/>},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Today's Min", </text:p>
      <text:p text:style-name="P137"><text:s text:c="32"/>"footer": false, </text:p>
      <text:p text:style-name="P137"><text:s text:c="32"/>"trend": false, </text:p>
      <text:p text:style-name="P137"><text:s text:c="32"/>"precision": 2, </text:p>
      <text:p text:style-name="P137"><text:soft-page-break/><text:s text:c="32"/>"label": "today_min", </text:p>
      <text:p text:style-name="P137"><text:s text:c="32"/>"type": "numeric", </text:p>
      <text:p text:style-name="P137"><text:s text:c="32"/>"unit": {}</text:p>
      <text:p text:style-name="P137"><text:s text:c="28"/>}, </text:p>
      <text:p text:style-name="P137"><text:s text:c="28"/>{</text:p>
      <text:p text:style-name="P137"><text:s text:c="32"/>"icon_library": null, </text:p>
      <text:p text:style-name="P137"><text:s text:c="32"/>"display_name": true, </text:p>
      <text:p text:style-name="P137"><text:s text:c="32"/>"name": "52wk Min", </text:p>
      <text:p text:style-name="P137"><text:s text:c="32"/>"footer": false, </text:p>
      <text:p text:style-name="P137"><text:s text:c="32"/>"trend": false, </text:p>
      <text:p text:style-name="P137"><text:s text:c="32"/>"precision": 2, </text:p>
      <text:p text:style-name="P137"><text:s text:c="32"/>"label": "yr_min", </text:p>
      <text:p text:style-name="P137"><text:s text:c="32"/>"type": "numeric", </text:p>
      <text:p text:style-name="P137"><text:s text:c="32"/>"unit": {}</text:p>
      <text:p text:style-name="P137"><text:s text:c="28"/>}, </text:p>
      <text:p text:style-name="P137"><text:s text:c="28"/>{</text:p>
      <text:p text:style-name="P137"><text:s text:c="32"/>"icon_library": null, </text:p>
      <text:p text:style-name="P137"><text:s text:c="32"/>"display_name": true, </text:p>
      <text:p text:style-name="P137"><text:s text:c="32"/>"name": "52wk Max", </text:p>
      <text:p text:style-name="P137"><text:s text:c="32"/>"footer": false, </text:p>
      <text:p text:style-name="P137"><text:s text:c="32"/>"trend": false, </text:p>
      <text:p text:style-name="P137"><text:s text:c="32"/>"precision": 2, </text:p>
      <text:p text:style-name="P137"><text:s text:c="32"/>"label": "yr_max", </text:p>
      <text:p text:style-name="P137"><text:s text:c="32"/>"type": "numeric", </text:p>
      <text:p text:style-name="P137"><text:s text:c="32"/>"unit": {}</text:p>
      <text:p text:style-name="P137"><text:s text:c="28"/>}, </text:p>
      <text:p text:style-name="P137"><text:s text:c="28"/>{</text:p>
      <text:p text:style-name="P137"><text:s text:c="32"/>"icon_library": null, </text:p>
      <text:p text:style-name="P137"><text:s text:c="32"/>"display_name": true, </text:p>
      <text:p text:style-name="P137"><text:s text:c="32"/>"name": "Today's max", </text:p>
      <text:p text:style-name="P137"><text:s text:c="32"/>"footer": false, </text:p>
      <text:p text:style-name="P137"><text:s text:c="32"/>"trend": false, </text:p>
      <text:p text:style-name="P137"><text:s text:c="32"/>"precision": 2, </text:p>
      <text:p text:style-name="P137"><text:s text:c="32"/>"label": "today_max", </text:p>
      <text:p text:style-name="P137"><text:s text:c="32"/>"type": "numeric", </text:p>
      <text:p text:style-name="P137"><text:s text:c="32"/>"unit": {}</text:p>
      <text:p text:style-name="P137"><text:s text:c="28"/>}</text:p>
      <text:p text:style-name="P137"><text:s text:c="24"/>], </text:p>
      <text:p text:style-name="P137"><text:s text:c="24"/>"list_label_width": 50, </text:p>
      <text:p text:style-name="P137"><text:s text:c="24"/>"expansion": true, </text:p>
      <text:p text:style-name="P137"><text:s text:c="24"/>"aspect": 1, </text:p>
      <text:p text:style-name="P137"><text:s text:c="24"/>"type": "priority_list", </text:p>
      <text:p text:style-name="P137"><text:s text:c="24"/>"columns": 1</text:p>
      <text:p text:style-name="P137"><text:s text:c="20"/>}</text:p>
      <text:p text:style-name="P137"><text:s text:c="16"/>], </text:p>
      <text:p text:style-name="P137"><text:s text:c="16"/>"deexpansion_hint": "Show less", </text:p>
      <text:p text:style-name="P137"><text:s text:c="16"/>"expansion_hint": "Show more"</text:p>
      <text:p text:style-name="P137"><text:s text:c="12"/>}</text:p>
      <text:p text:style-name="P137"><text:s text:c="8"/>}, </text:p>
      <text:p text:style-name="P137"><text:s text:c="8"/>{</text:p>
      <text:p text:style-name="P137"><text:s text:c="12"/>"subtitle": "Sydney Catchments", </text:p>
      <text:p text:style-name="P137"><text:s text:c="12"/>"subcategory": "Water", </text:p>
      <text:p text:style-name="P137"><text:s text:c="12"/>"source_url": "http://www.sca.nsw.gov.au/water/dam-levels", </text:p>
      <text:p text:style-name="P137"><text:s text:c="12"/>"actual_frequency": "Daily", </text:p>
      <text:p text:style-name="P137"><text:s text:c="12"/>"category": "Environment and Planning", </text:p>
      <text:p text:style-name="P137"><text:s text:c="12"/>"about": "&lt;p&gt;Data taken from the Sydney Catchment Authority&lt;/p&gt;\r\n&lt;p&gt;Key dams are the four largest dams serving Greater Sydney.&lt;/p&gt;", </text:p>
      <text:p text:style-name="P137"><text:s text:c="12"/>"category_aspect": 1, </text:p>
      <text:p text:style-name="P137"><text:s text:c="12"/>"name": "Dam Levels", </text:p>
      <text:p text:style-name="P137"><text:s text:c="12"/>"refresh_rate": 7200, </text:p>
      <text:p text:style-name="P137"><text:s text:c="12"/>"label": "dam", </text:p>
      <text:p text:style-name="P137"><text:s text:c="12"/>"source_url_text": "Sydney Catchment Authority dam levels", </text:p>
      <text:p text:style-name="P137"><text:s text:c="12"/>"display": {</text:p>
      <text:p text:style-name="P137"><text:soft-page-break/><text:s text:c="16"/>"tiles": [</text:p>
      <text:p text:style-name="P137"><text:s text:c="20"/>{</text:p>
      <text:p text:style-name="P137"><text:s text:c="24"/>"grid": {</text:p>
      <text:p text:style-name="P137"><text:s text:c="28"/>"corner_header": "", </text:p>
      <text:p text:style-name="P137"><text:s text:c="28"/>"show_column_headers": false, </text:p>
      <text:p text:style-name="P137"><text:s text:c="28"/>"rows": [</text:p>
      <text:p text:style-name="P137"><text:s text:c="32"/>{</text:p>
      <text:p text:style-name="P137"><text:s text:c="36"/>"header": "SCA Levels", </text:p>
      <text:p text:style-name="P137"><text:s text:c="36"/>"statistics": [</text:p>
      <text:p text:style-name="P137"><text:s text:c="40"/>{</text:p>
      <text:p text:style-name="P137"><text:s text:c="44"/>"icon_library": null, </text:p>
      <text:p text:style-name="P137"><text:s text:c="44"/>"footer": false, </text:p>
      <text:p text:style-name="P137"><text:s text:c="44"/>"trend": true, </text:p>
      <text:p text:style-name="P137"><text:s text:c="44"/>"precision": 1, </text:p>
      <text:p text:style-name="P137"><text:s text:c="44"/>"label": "all_dams_avg", </text:p>
      <text:p text:style-name="P137"><text:s text:c="44"/>"traffic_light_scale": {</text:p>
      <text:p text:style-name="P137"><text:s text:c="48"/>"scale": "std 3 code", </text:p>
      <text:p text:style-name="P137"><text:s text:c="48"/>"codes": [</text:p>
      <text:p text:style-name="P137"><text:s text:c="52"/>{</text:p>
      <text:p text:style-name="P137"><text:s text:c="56"/>"colour": "green", </text:p>
      <text:p text:style-name="P137"><text:s text:c="56"/>"value": "good"</text:p>
      <text:p text:style-name="P137"><text:s text:c="52"/>}, </text:p>
      <text:p text:style-name="P137"><text:s text:c="52"/>{</text:p>
      <text:p text:style-name="P137"><text:s text:c="56"/>"colour": "amber", </text:p>
      <text:p text:style-name="P137"><text:s text:c="56"/>"value": "poor"</text:p>
      <text:p text:style-name="P137"><text:s text:c="52"/>}, </text:p>
      <text:p text:style-name="P137"><text:s text:c="52"/>{</text:p>
      <text:p text:style-name="P137"><text:s text:c="56"/>"colour": "red", </text:p>
      <text:p text:style-name="P137"><text:s text:c="56"/>"value": "bad"</text:p>
      <text:p text:style-name="P137"><text:s text:c="52"/>}</text:p>
      <text:p text:style-name="P137"><text:s text:c="48"/>]</text:p>
      <text:p text:style-name="P137"><text:s text:c="44"/>}, </text:p>
      <text:p text:style-name="P137"><text:s text:c="44"/>"type": "numeric", </text:p>
      <text:p text:style-name="P137"><text:s text:c="44"/>"unit": {</text:p>
      <text:p text:style-name="P137"><text:s text:c="48"/>"suffix": "%"</text:p>
      <text:p text:style-name="P137"><text:s text:c="44"/>}</text:p>
      <text:p text:style-name="P137"><text:s text:c="40"/>}</text:p>
      <text:p text:style-name="P137"><text:s text:c="36"/>]</text:p>
      <text:p text:style-name="P137"><text:s text:c="32"/>}, </text:p>
      <text:p text:style-name="P137"><text:s text:c="32"/>{</text:p>
      <text:p text:style-name="P137"><text:s text:c="36"/>"header": "Last week", </text:p>
      <text:p text:style-name="P137"><text:s text:c="36"/>"statistics": [</text:p>
      <text:p text:style-name="P137"><text:s text:c="40"/>{</text:p>
      <text:p text:style-name="P137"><text:s text:c="44"/>"icon_library": null, </text:p>
      <text:p text:style-name="P137"><text:s text:c="44"/>"footer": false, </text:p>
      <text:p text:style-name="P137"><text:s text:c="44"/>"trend": false, </text:p>
      <text:p text:style-name="P137"><text:s text:c="44"/>"precision": 1, </text:p>
      <text:p text:style-name="P137"><text:s text:c="44"/>"label": "all_dams_last_week", </text:p>
      <text:p text:style-name="P137"><text:s text:c="44"/>"traffic_light_scale": {</text:p>
      <text:p text:style-name="P137"><text:s text:c="48"/>"scale": "std 3 code", </text:p>
      <text:p text:style-name="P137"><text:s text:c="48"/>"codes": [</text:p>
      <text:p text:style-name="P137"><text:s text:c="52"/>{</text:p>
      <text:p text:style-name="P137"><text:s text:c="56"/>"colour": "green", </text:p>
      <text:p text:style-name="P137"><text:s text:c="56"/>"value": "good"</text:p>
      <text:p text:style-name="P137"><text:s text:c="52"/>}, </text:p>
      <text:p text:style-name="P137"><text:s text:c="52"/>{</text:p>
      <text:p text:style-name="P137"><text:s text:c="56"/>"colour": "amber", </text:p>
      <text:p text:style-name="P137"><text:s text:c="56"/>"value": "poor"</text:p>
      <text:p text:style-name="P137"><text:s text:c="52"/>}, </text:p>
      <text:p text:style-name="P137"><text:s text:c="52"/>{</text:p>
      <text:p text:style-name="P137"><text:s text:c="56"/>"colour": "red", </text:p>
      <text:p text:style-name="P137"><text:s text:c="56"/>"value": "bad"</text:p>
      <text:p text:style-name="P137"><text:s text:c="52"/>}</text:p>
      <text:p text:style-name="P137"><text:s text:c="48"/>]</text:p>
      <text:p text:style-name="P137"><text:soft-page-break/><text:s text:c="44"/>}, </text:p>
      <text:p text:style-name="P137"><text:s text:c="44"/>"type": "numeric", </text:p>
      <text:p text:style-name="P137"><text:s text:c="44"/>"unit": {</text:p>
      <text:p text:style-name="P137"><text:s text:c="48"/>"suffix": "%"</text:p>
      <text:p text:style-name="P137"><text:s text:c="44"/>}</text:p>
      <text:p text:style-name="P137"><text:s text:c="40"/>}</text:p>
      <text:p text:style-name="P137"><text:s text:c="36"/>]</text:p>
      <text:p text:style-name="P137"><text:s text:c="32"/>}</text:p>
      <text:p text:style-name="P137"><text:s text:c="28"/>], </text:p>
      <text:p text:style-name="P137"><text:s text:c="28"/>"columns": [</text:p>
      <text:p text:style-name="P137"><text:s text:c="32"/>{</text:p>
      <text:p text:style-name="P137"><text:s text:c="36"/>"header": "Dam Levels"</text:p>
      <text:p text:style-name="P137"><text:s text:c="32"/>}</text:p>
      <text:p text:style-name="P137"><text:s text:c="28"/>], </text:p>
      <text:p text:style-name="P137"><text:s text:c="28"/>"show_row_headers": true</text:p>
      <text:p text:style-name="P137"><text:s text:c="24"/>}, </text:p>
      <text:p text:style-name="P137"><text:s text:c="24"/>"type": "grid", </text:p>
      <text:p text:style-name="P137"><text:s text:c="24"/>"aspect": 1, </text:p>
      <text:p text:style-name="P137"><text:s text:c="24"/>"expansion": false</text:p>
      <text:p text:style-name="P137"><text:s text:c="20"/>},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Warragamba", </text:p>
      <text:p text:style-name="P137"><text:s text:c="32"/>"footer": false, </text:p>
      <text:p text:style-name="P137"><text:s text:c="32"/>"trend": true, </text:p>
      <text:p text:style-name="P137"><text:s text:c="32"/>"precision": 1, </text:p>
      <text:p text:style-name="P137"><text:s text:c="32"/>"label": "warragamba",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Avon", </text:p>
      <text:p text:style-name="P137"><text:s text:c="32"/>"footer": false, </text:p>
      <text:p text:style-name="P137"><text:s text:c="32"/>"trend": true, </text:p>
      <text:p text:style-name="P137"><text:s text:c="32"/>"precision": 1, </text:p>
      <text:p text:style-name="P137"><text:s text:c="32"/>"label": "avon", </text:p>
      <text:p text:style-name="P137"><text:s text:c="32"/>"traffic_light_scale": {</text:p>
      <text:p text:style-name="P137"><text:s text:c="36"/>"scale": "std 3 code", </text:p>
      <text:p text:style-name="P137"><text:s text:c="36"/>"codes": [</text:p>
      <text:p text:style-name="P137"><text:s text:c="40"/>{</text:p>
      <text:p text:style-name="P137"><text:soft-page-break/><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Cataract", </text:p>
      <text:p text:style-name="P137"><text:s text:c="32"/>"footer": false, </text:p>
      <text:p text:style-name="P137"><text:s text:c="32"/>"trend": true, </text:p>
      <text:p text:style-name="P137"><text:s text:c="32"/>"precision": 1, </text:p>
      <text:p text:style-name="P137"><text:s text:c="32"/>"label": "cataract",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Cordeaux", </text:p>
      <text:p text:style-name="P137"><text:s text:c="32"/>"footer": false, </text:p>
      <text:p text:style-name="P137"><text:s text:c="32"/>"trend": true, </text:p>
      <text:p text:style-name="P137"><text:s text:c="32"/>"precision": 1, </text:p>
      <text:p text:style-name="P137"><text:s text:c="32"/>"label": "cordeaux",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oft-page-break/><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text:p>
      <text:p text:style-name="P137"><text:s text:c="32"/>}</text:p>
      <text:p text:style-name="P137"><text:s text:c="28"/>}</text:p>
      <text:p text:style-name="P137"><text:s text:c="24"/>], </text:p>
      <text:p text:style-name="P137"><text:s text:c="24"/>"list_label_width": 50, </text:p>
      <text:p text:style-name="P137"><text:s text:c="24"/>"expansion": true, </text:p>
      <text:p text:style-name="P137"><text:s text:c="24"/>"aspect": 1, </text:p>
      <text:p text:style-name="P137"><text:s text:c="24"/>"type": "priority_list", </text:p>
      <text:p text:style-name="P137"><text:s text:c="24"/>"columns": 1</text:p>
      <text:p text:style-name="P137"><text:s text:c="20"/>}</text:p>
      <text:p text:style-name="P137"><text:s text:c="16"/>], </text:p>
      <text:p text:style-name="P137"><text:s text:c="16"/>"deexpansion_hint": "Show less", </text:p>
      <text:p text:style-name="P137"><text:s text:c="16"/>"expansion_hint": "Show more"</text:p>
      <text:p text:style-name="P137"><text:s text:c="12"/>}</text:p>
      <text:p text:style-name="P137"><text:s text:c="8"/>}, </text:p>
      <text:p text:style-name="P137"><text:s text:c="8"/>{</text:p>
      <text:p text:style-name="P137"><text:s text:c="12"/>"subtitle": "Water quality", </text:p>
      <text:p text:style-name="P137"><text:s text:c="12"/>"subcategory": "Environment", </text:p>
      <text:p text:style-name="P137"><text:s text:c="12"/>"source_url": "http://www.environment.nsw.gov.au/beach/", </text:p>
      <text:p text:style-name="P137"><text:s text:c="12"/>"actual_frequency": "Daily", </text:p>
      <text:p text:style-name="P137"><text:s text:c="12"/>"category": "Environment and Planning", </text:p>
      <text:p text:style-name="P137"><text:s text:c="12"/>"about": "&lt;p&gt;Beach quality data taken from the NSW Environment Beachwatch RSS feeds.&lt;/p&gt;", </text:p>
      <text:p text:style-name="P137"><text:s text:c="12"/>"category_aspect": 1, </text:p>
      <text:p text:style-name="P137"><text:s text:c="12"/>"name": "Beaches", </text:p>
      <text:p text:style-name="P137"><text:s text:c="12"/>"refresh_rate": 2000, </text:p>
      <text:p text:style-name="P137"><text:s text:c="12"/>"label": "beaches", </text:p>
      <text:p text:style-name="P137"><text:s text:c="12"/>"source_url_text": "Environment NSW Beachwatch",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 </text:p>
      <text:p text:style-name="P137"><text:s text:c="32"/>"footer": false, </text:p>
      <text:p text:style-name="P137"><text:s text:c="32"/>"trend": true, </text:p>
      <text:p text:style-name="P137"><text:s text:c="32"/>"label": "all_ocean_beaches",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oft-page-break/><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YTD", </text:p>
      <text:p text:style-name="P137"><text:s text:c="32"/>"footer": false, </text:p>
      <text:p text:style-name="P137"><text:s text:c="32"/>"trend": false, </text:p>
      <text:p text:style-name="P137"><text:s text:c="32"/>"label": "all_ocean_ytd",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false, </text:p>
      <text:p text:style-name="P137"><text:s text:c="32"/>"name": "Highlight Beach", </text:p>
      <text:p text:style-name="P137"><text:s text:c="32"/>"hyperlinkable": false, </text:p>
      <text:p text:style-name="P137"><text:s text:c="32"/>"trend": false, </text:p>
      <text:p text:style-name="P137"><text:s text:c="32"/>"footer": true, </text:p>
      <text:p text:style-name="P137"><text:s text:c="32"/>"label": "highlight_beach",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rotates": true, </text:p>
      <text:p text:style-name="P137"><text:s text:c="32"/>"type": "string"</text:p>
      <text:p text:style-name="P137"><text:s text:c="28"/>}</text:p>
      <text:p text:style-name="P137"><text:s text:c="24"/>], </text:p>
      <text:p text:style-name="P137"><text:s text:c="24"/>"type": "single_main_stat", </text:p>
      <text:p text:style-name="P137"><text:s text:c="24"/>"aspect": 1, </text:p>
      <text:p text:style-name="P137"><text:s text:c="24"/>"expansion": false</text:p>
      <text:p text:style-name="P137"><text:s text:c="20"/>}, </text:p>
      <text:p text:style-name="P137"><text:soft-page-break/><text:s text:c="20"/>{</text:p>
      <text:p text:style-name="P137"><text:s text:c="24"/>"statistics": [</text:p>
      <text:p text:style-name="P137"><text:s text:c="28"/>{</text:p>
      <text:p text:style-name="P137"><text:s text:c="32"/>"icon_library": null, </text:p>
      <text:p text:style-name="P137"><text:s text:c="32"/>"display_name": true, </text:p>
      <text:p text:style-name="P137"><text:s text:c="32"/>"name": "Sydney Ocean Beaches", </text:p>
      <text:p text:style-name="P137"><text:s text:c="32"/>"footer": false, </text:p>
      <text:p text:style-name="P137"><text:s text:c="32"/>"trend": false, </text:p>
      <text:p text:style-name="P137"><text:s text:c="32"/>"label": "region_SYDOC",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Sydney Harbour Beaches", </text:p>
      <text:p text:style-name="P137"><text:s text:c="32"/>"footer": false, </text:p>
      <text:p text:style-name="P137"><text:s text:c="32"/>"trend": false, </text:p>
      <text:p text:style-name="P137"><text:s text:c="32"/>"label": "region_SYDHB",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Southern Harbour Beaches", </text:p>
      <text:p text:style-name="P137"><text:s text:c="32"/>"footer": false, </text:p>
      <text:p text:style-name="P137"><text:s text:c="32"/>"trend": false, </text:p>
      <text:p text:style-name="P137"><text:s text:c="32"/>"label": "region_BOTNY", </text:p>
      <text:p text:style-name="P137"><text:s text:c="32"/>"traffic_light_scale": {</text:p>
      <text:p text:style-name="P137"><text:s text:c="36"/>"scale": "std 3 code", </text:p>
      <text:p text:style-name="P137"><text:s text:c="36"/>"codes": [</text:p>
      <text:p text:style-name="P137"><text:soft-page-break/><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Pittwater Beaches", </text:p>
      <text:p text:style-name="P137"><text:s text:c="32"/>"footer": false, </text:p>
      <text:p text:style-name="P137"><text:s text:c="32"/>"trend": false, </text:p>
      <text:p text:style-name="P137"><text:s text:c="32"/>"label": "region_PIWAT",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Central Coast Beaches", </text:p>
      <text:p text:style-name="P137"><text:s text:c="32"/>"footer": false, </text:p>
      <text:p text:style-name="P137"><text:s text:c="32"/>"trend": false, </text:p>
      <text:p text:style-name="P137"><text:s text:c="32"/>"label": "region_CTRCT",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oft-page-break/><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Illawarra Beaches", </text:p>
      <text:p text:style-name="P137"><text:s text:c="32"/>"footer": false, </text:p>
      <text:p text:style-name="P137"><text:s text:c="32"/>"trend": false, </text:p>
      <text:p text:style-name="P137"><text:s text:c="32"/>"label": "region_ILLAW",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Hunter Beaches", </text:p>
      <text:p text:style-name="P137"><text:s text:c="32"/>"footer": false, </text:p>
      <text:p text:style-name="P137"><text:s text:c="32"/>"trend": false, </text:p>
      <text:p text:style-name="P137"><text:s text:c="32"/>"label": "region_HUNTR",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text:p>
      <text:p text:style-name="P137"><text:s text:c="24"/>], </text:p>
      <text:p text:style-name="P137"><text:s text:c="24"/>"list_label_width": 60, </text:p>
      <text:p text:style-name="P137"><text:s text:c="24"/>"expansion": true, </text:p>
      <text:p text:style-name="P137"><text:s text:c="24"/>"aspect": 1, </text:p>
      <text:p text:style-name="P137"><text:s text:c="24"/>"type": "priority_list", </text:p>
      <text:p text:style-name="P137"><text:s text:c="24"/>"columns": 1</text:p>
      <text:p text:style-name="P137"><text:s text:c="20"/>}</text:p>
      <text:p text:style-name="P137"><text:s text:c="16"/>], </text:p>
      <text:p text:style-name="P137"><text:soft-page-break/><text:s text:c="16"/>"deexpansion_hint": "Show less", </text:p>
      <text:p text:style-name="P137"><text:s text:c="16"/>"expansion_hint": "Show more"</text:p>
      <text:p text:style-name="P137"><text:s text:c="12"/>}</text:p>
      <text:p text:style-name="P137"><text:s text:c="8"/>}, </text:p>
      <text:p text:style-name="P137"><text:s text:c="8"/>{</text:p>
      <text:p text:style-name="P137"><text:s text:c="12"/>"subtitle": "Agency tweets outbound", </text:p>
      <text:p text:style-name="P137"><text:s text:c="12"/>"subcategory": "Twitter", </text:p>
      <text:p text:style-name="P137"><text:s text:c="12"/>"source_url": "http://twitter.com/", </text:p>
      <text:p text:style-name="P137"><text:s text:c="12"/>"actual_frequency": "Real time", </text:p>
      <text:p text:style-name="P137"><text:s text:c="12"/>"category": "Social Media", </text:p>
      <text:p text:style-name="P137"><text:s text:c="12"/>"about": "&lt;p&gt;Live Tweets from selected NSW agency Twitter streams:&lt;/p&gt;\r\n&lt;ul&gt;\r\n&lt;li&gt;Business NSW&lt;/li&gt;\r\n&lt;li&gt;NSW Planning&lt;/li&gt;\r\n&lt;li&gt;NSW Board of Studies&lt;/li&gt;\r\n&lt;li&gt;Service NSW&lt;/li&gt;\r\n&lt;li&gt;Urban Growth NSW&lt;/li&gt;\r\n&lt;li&gt;NSW Police&lt;/li&gt;\r\n&lt;li&gt;Data NSW&lt;/li&gt;\r\n&lt;li&gt;Teach NSW&lt;/li&gt;\r\n&lt;li&gt; Visit NSW&lt;/li&gt;\r\n&lt;/ul&gt;", </text:p>
      <text:p text:style-name="P137"><text:s text:c="12"/>"category_aspect": 1, </text:p>
      <text:p text:style-name="P137"><text:s text:c="12"/>"name": "Social Media", </text:p>
      <text:p text:style-name="P137"><text:s text:c="12"/>"refresh_rate": 15, </text:p>
      <text:p text:style-name="P137"><text:s text:c="12"/>"label": "tweets", </text:p>
      <text:p text:style-name="P137"><text:s text:c="12"/>"source_url_text": "Twitter",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 </text:p>
      <text:p text:style-name="P137"><text:s text:c="32"/>"numbered_list": false, </text:p>
      <text:p text:style-name="P137"><text:s text:c="32"/>"hyperlinkable": false, </text:p>
      <text:p text:style-name="P137"><text:s text:c="32"/>"trend": false, </text:p>
      <text:p text:style-name="P137"><text:s text:c="32"/>"footer": false, </text:p>
      <text:p text:style-name="P137"><text:s text:c="32"/>"label": "tweets", </text:p>
      <text:p text:style-name="P137"><text:s text:c="32"/>"type": "string_kv_list"</text:p>
      <text:p text:style-name="P137"><text:s text:c="28"/>}</text:p>
      <text:p text:style-name="P137"><text:s text:c="24"/>], </text:p>
      <text:p text:style-name="P137"><text:s text:c="24"/>"type": "newsfeed", </text:p>
      <text:p text:style-name="P137"><text:s text:c="24"/>"aspect": 1, </text:p>
      <text:p text:style-name="P137"><text:s text:c="24"/>"expansion": false</text:p>
      <text:p text:style-name="P137"><text:s text:c="20"/>}, </text:p>
      <text:p text:style-name="P137"><text:s text:c="20"/>{</text:p>
      <text:p text:style-name="P137"><text:s text:c="24"/>"type": "list_overflow", </text:p>
      <text:p text:style-name="P137"><text:s text:c="24"/>"aspect": 1, </text:p>
      <text:p text:style-name="P137"><text:s text:c="24"/>"expansion": true</text:p>
      <text:p text:style-name="P137"><text:s text:c="20"/>}</text:p>
      <text:p text:style-name="P137"><text:s text:c="16"/>], </text:p>
      <text:p text:style-name="P137"><text:s text:c="16"/>"deexpansion_hint": "Show less", </text:p>
      <text:p text:style-name="P137"><text:s text:c="16"/>"expansion_hint": "Show more"</text:p>
      <text:p text:style-name="P137"><text:s text:c="12"/>}</text:p>
      <text:p text:style-name="P137"><text:s text:c="8"/>}</text:p>
      <text:p text:style-name="P137"><text:s text:c="4"/>], </text:p>
      <text:p text:style-name="P137"><text:s text:c="4"/>"type": "Migrated View", </text:p>
      <text:p text:style-name="P137"><text:s text:c="4"/>"children": []</text:p>
      <text:p text:style-name="P137">}</text:p>
      <text:p text:style-name="P137"/>
      <text:p text:style-name="Standard"><text:span text:style-name="T7">COMMENTS: </text:span><text:span text:style-name="T10">Widget list will vary by </text:span><text:span text:style-name="T58">view</text:span><text:span text:style-name="T10">. <text:s/>Even where </text:span><text:span text:style-name="T47">a </text:span><text:span text:style-name="T10">particular widget is always shown, it may be displayed differently depending on </text:span><text:span text:style-name="T47">t</text:span><text:span text:style-name="T58">he view.</text:span></text:p>
      <text:p text:style-name="P1"/>
      <text:p text:style-name="P12">POSSIBLE FUTURE DIRECTIONS: <text:span text:style-name="T121">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391" text:outline-level="2">Get Map Layers</text:h>
      <text:p text:style-name="P99">URL: <text:span text:style-name="T1">api-root</text:span><text:span text:style-name="T6">/map_layers</text:span></text:p>
      <text:p text:style-name="P99"><text:span text:style-name="T6">AUTHENTICATION: </text:span><text:span text:style-name="T11">May be required, depending on system configuration and choice of theme.</text:span></text:p>
      <text:p text:style-name="P51">GET args: </text:p>
      <table:table table:name="Table39" table:style-name="Table39">
        <table:table-column table:style-name="Table39.A"/>
        <table:table-column table:style-name="Table39.B"/>
        <table:table-header-rows>
          <table:table-row>
            <table:table-cell table:style-name="Table39.A1" office:value-type="string">
              <text:p text:style-name="P336">Argument</text:p>
            </table:table-cell>
            <table:table-cell table:style-name="Table39.B1" office:value-type="string">
              <text:p text:style-name="P336">Description</text:p>
            </table:table-cell>
          </table:table-row>
        </table:table-header-rows>
        <table:table-row>
          <table:table-cell table:style-name="Table39.A2" office:value-type="string">
            <text:p text:style-name="P288">view</text:p>
          </table:table-cell>
          <table:table-cell table:style-name="Table39.B2" office:value-type="string">
            <text:p text:style-name="P140">The <text:span text:style-name="T129">label of the current (map) view.</text:span></text:p>
          </table:table-cell>
        </table:table-row>
        <table:table-row>
          <table:table-cell table:style-name="Table39.A2" office:value-type="string">
            <text:p text:style-name="P271">hierarchical</text:p>
          </table:table-cell>
          <table:table-cell table:style-name="Table39.B2" office:value-type="string">
            <text:p text:style-name="P265">(Optional, defaults to empty string) <text:s/>If zero or empty string, <text:span text:style-name="T108">return layer menu as a flat list of Map Layer Definition objects. <text:s/>Otherwise return a hierarchical list of menus of Map Layer Definition objects, as described below.</text:span></text:p>
          </table:table-cell>
        </table:table-row>
      </table:table>
      <text:p text:style-name="P51"/>
      <text:p text:style-name="P38"><text:span text:style-name="T11">REQUEST example: </text:span><text:span text:style-name="T3">apt-root</text:span><text:span text:style-name="T11">/</text:span><text:span text:style-name="T54">map_layers?view=environment&amp;hierarchical=Y</text:span></text:p>
      <text:p text:style-name="P100"><text:span text:style-name="T6">RESPONSE description: </text:span><text:span text:style-name="T41">A Map Definition object</text:span></text:p>
      <text:h text:style-name="P403" text:outline-level="3">Map Definitions</text:h>
      <text:p text:style-name="P76">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358">Key</text:p>
          </table:table-cell>
          <table:table-cell table:style-name="Table44.A1" office:value-type="string">
            <text:p text:style-name="P358">Type</text:p>
          </table:table-cell>
          <table:table-cell table:style-name="Table44.C1" office:value-type="string">
            <text:p text:style-name="P358">Description</text:p>
          </table:table-cell>
        </table:table-row>
        <table:table-row>
          <table:table-cell table:style-name="Table44.A2" office:value-type="string">
            <text:p text:style-name="P202">menu</text:p>
          </table:table-cell>
          <table:table-cell table:style-name="Table44.A2" office:value-type="string">
            <text:p text:style-name="P202">See below.</text:p>
          </table:table-cell>
          <table:table-cell table:style-name="Table44.C2" office:value-type="string">
            <text:p text:style-name="P202">A menu of layers displayable on the map.</text:p>
          </table:table-cell>
        </table:table-row>
        <table:table-row>
          <table:table-cell table:style-name="Table44.A2" office:value-type="string">
            <text:p text:style-name="P201">window</text:p>
          </table:table-cell>
          <table:table-cell table:style-name="Table44.A2" office:value-type="string">
            <text:p text:style-name="P201">Geo-Window Definition Object</text:p>
          </table:table-cell>
          <table:table-cell table:style-name="Table44.C2" office:value-type="string">
            <text:p text:style-name="P201">Th<text:span text:style-name="T110">e</text:span> bounding rectangle of the map. <text:s/><text:span text:style-name="T110">Initial display window. <text:s/>Features may also be truncated so that only features inside or intersecting the window are returned.</text:span></text:p>
          </table:table-cell>
        </table:table-row>
      </table:table>
      <text:p text:style-name="P100"><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80">For a hierarchical response, the menus may currently be at most 2 levels deep (i.e. menus, submenus, layer items).</text:p>
      <text:h text:style-name="P412" text:outline-level="3">Geo Window Definitions</text:h>
      <text:p text:style-name="P76">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358">Key</text:p>
          </table:table-cell>
          <table:table-cell table:style-name="Table45.A1" office:value-type="string">
            <text:p text:style-name="P358">Type</text:p>
          </table:table-cell>
          <table:table-cell table:style-name="Table45.C1" office:value-type="string">
            <text:p text:style-name="P358">Description</text:p>
          </table:table-cell>
        </table:table-row>
        <table:table-row>
          <table:table-cell table:style-name="Table45.A2" office:value-type="string">
            <text:p text:style-name="P275">north</text:p>
          </table:table-cell>
          <table:table-cell table:style-name="Table45.A2" office:value-type="string">
            <text:p text:style-name="P275">float</text:p>
          </table:table-cell>
          <table:table-cell table:style-name="Table45.C2" office:value-type="string">
            <text:p text:style-name="P275">The northern limit of the window <text:span text:style-name="T129">(GDA-94 degrees latitude)</text:span>.</text:p>
          </table:table-cell>
        </table:table-row>
        <table:table-row>
          <table:table-cell table:style-name="Table45.A2" office:value-type="string">
            <text:p text:style-name="P275">south</text:p>
          </table:table-cell>
          <table:table-cell table:style-name="Table45.A2" office:value-type="string">
            <text:p text:style-name="P275">float</text:p>
          </table:table-cell>
          <table:table-cell table:style-name="Table45.C2" office:value-type="string">
            <text:p text:style-name="P276">The southern limit of the window <text:span text:style-name="T129">(GDA-94 degrees latitude)</text:span>.</text:p>
          </table:table-cell>
        </table:table-row>
        <table:table-row>
          <table:table-cell table:style-name="Table45.A2" office:value-type="string">
            <text:p text:style-name="P275">east</text:p>
          </table:table-cell>
          <table:table-cell table:style-name="Table45.A2" office:value-type="string">
            <text:p text:style-name="P275">float</text:p>
          </table:table-cell>
          <table:table-cell table:style-name="Table45.C2" office:value-type="string">
            <text:p text:style-name="P276"><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75">west</text:p>
          </table:table-cell>
          <table:table-cell table:style-name="Table45.A2" office:value-type="string">
            <text:p text:style-name="P275">float</text:p>
          </table:table-cell>
          <table:table-cell table:style-name="Table45.C2" office:value-type="string">
            <text:p text:style-name="P276"><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406" text:outline-level="3"><text:span text:style-name="T6">Map Layer Menu</text:span><text:span text:style-name="T36">s</text:span></text:h>
      <text:p text:style-name="P75">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354">Key</text:p>
          </table:table-cell>
          <table:table-cell table:style-name="Table40.A1" office:value-type="string">
            <text:p text:style-name="P354">Type</text:p>
          </table:table-cell>
          <table:table-cell table:style-name="Table40.C1" office:value-type="string">
            <text:p text:style-name="P354">Description</text:p>
          </table:table-cell>
        </table:table-row>
        <table:table-row>
          <table:table-cell table:style-name="Table40.A2" office:value-type="string">
            <text:p text:style-name="P266">menu_label</text:p>
          </table:table-cell>
          <table:table-cell table:style-name="Table40.A2" office:value-type="string">
            <text:p text:style-name="P266">string</text:p>
          </table:table-cell>
          <table:table-cell table:style-name="Table40.C2" office:value-type="string">
            <text:p text:style-name="P266">The label for the menu item </text:p>
          </table:table-cell>
        </table:table-row>
        <table:table-row>
          <table:table-cell table:style-name="Table40.A2" office:value-type="string">
            <text:p text:style-name="P266">contents</text:p>
          </table:table-cell>
          <table:table-cell table:style-name="Table40.A2" office:value-type="string">
            <text:p text:style-name="P266">list</text:p>
          </table:table-cell>
          <table:table-cell table:style-name="Table40.C2" office:value-type="string">
            <text:p text:style-name="P128">May be either another list of Map Layer Menu Objects (i.e. sub-menus) or of Map Layer Definition Objects.</text:p>
          </table:table-cell>
        </table:table-row>
      </table:table>
      <text:h text:style-name="P407" text:outline-level="3">Map Layer Definition<text:span text:style-name="T109">s</text:span></text:h>
      <text:p text:style-name="P101">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355">Key</text:p>
          </table:table-cell>
          <table:table-cell table:style-name="Table41.A1" office:value-type="string">
            <text:p text:style-name="P355">Type</text:p>
          </table:table-cell>
          <table:table-cell table:style-name="Table41.C1" office:value-type="string">
            <text:p text:style-name="P355">Description</text:p>
          </table:table-cell>
        </table:table-row>
        <table:table-row>
          <table:table-cell table:style-name="Table41.A2" office:value-type="string">
            <text:p text:style-name="P160">category</text:p>
          </table:table-cell>
          <table:table-cell table:style-name="Table41.A2" office:value-type="string">
            <text:p text:style-name="P160">string</text:p>
          </table:table-cell>
          <table:table-cell table:style-name="Table41.C2" office:value-type="string">
            <text:p text:style-name="P177">The category of the widget. </text:p>
          </table:table-cell>
        </table:table-row>
        <table:table-row>
          <table:table-cell table:style-name="Table41.A2" office:value-type="string">
            <text:p text:style-name="P160">subcategory</text:p>
          </table:table-cell>
          <table:table-cell table:style-name="Table41.A2" office:value-type="string">
            <text:p text:style-name="P160">string</text:p>
          </table:table-cell>
          <table:table-cell table:style-name="Table41.C2" office:value-type="string">
            <text:p text:style-name="P177">The subcategory of the widget.</text:p>
          </table:table-cell>
        </table:table-row>
        <table:table-row>
          <table:table-cell table:style-name="Table41.A2" office:value-type="string">
            <text:p text:style-name="P289">label</text:p>
          </table:table-cell>
          <table:table-cell table:style-name="Table41.A2" office:value-type="string">
            <text:p text:style-name="P160">string</text:p>
          </table:table-cell>
          <table:table-cell table:style-name="Table41.C2" office:value-type="string">
            <text:p text:style-name="P159"><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289">name</text:p>
          </table:table-cell>
          <table:table-cell table:style-name="Table41.A2" office:value-type="string">
            <text:p text:style-name="P267">string</text:p>
          </table:table-cell>
          <table:table-cell table:style-name="Table41.C2" office:value-type="string">
            <text:p text:style-name="P129">A <text:span text:style-name="T130">name</text:span> for the layer, suitable for display to users.</text:p>
          </table:table-cell>
        </table:table-row>
        <table:table-row>
          <table:table-cell table:style-name="Table41.A2" office:value-type="string">
            <text:p text:style-name="P267">geom_type</text:p>
          </table:table-cell>
          <table:table-cell table:style-name="Table41.A2" office:value-type="string">
            <text:p text:style-name="P267">string</text:p>
          </table:table-cell>
          <table:table-cell table:style-name="Table41.C2" office:value-type="string">
            <text:p text:style-name="P129">The geometry type of the features in the layer. <text:s/>May be: “point”, “line”, “polygon”, “multi-point”, “multi-line”, “multi-polygon”, “<text:span text:style-name="T113">predefined” or “external”</text:span>.</text:p>
            <text:p text:style-name="P129">“<text:span text:style-name="T113">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67">properties</text:p>
          </table:table-cell>
          <table:table-cell table:style-name="Table41.A2" office:value-type="string">
            <text:p text:style-name="P267">List of Feature Property Definition objects</text:p>
          </table:table-cell>
          <table:table-cell table:style-name="Table41.C2" office:value-type="string">
            <text:p text:style-name="P131"><text:span text:style-name="T114">(For internal geom_types only) <text:s/></text:span>Definitions of the data properties that may be available for features in this layer.</text:p>
          </table:table-cell>
        </table:table-row>
        <table:table-row>
          <table:table-cell table:style-name="Table41.A2" office:value-type="string">
            <text:p text:style-name="P278">external_url</text:p>
          </table:table-cell>
          <table:table-cell table:style-name="Table41.A2" office:value-type="string">
            <text:p text:style-name="P278">string</text:p>
          </table:table-cell>
          <table:table-cell table:style-name="Table41.C2" office:value-type="string">
            <text:p text:style-name="P133">(For “external” geom_type only) <text:s/>The external URL of the dataset</text:p>
          </table:table-cell>
        </table:table-row>
        <table:table-row>
          <table:table-cell table:style-name="Table41.A2" office:value-type="string">
            <text:p text:style-name="P278">external_type</text:p>
          </table:table-cell>
          <table:table-cell table:style-name="Table41.A2" office:value-type="string">
            <text:p text:style-name="P278">string</text:p>
          </table:table-cell>
          <table:table-cell table:style-name="Table41.C2" office:value-type="string">
            <text:p text:style-name="P133">The type of the external dataset (e.g. “geojson”, “csv”, “czml”, etc)</text:p>
          </table:table-cell>
        </table:table-row>
      </table:table>
      <text:p text:style-name="Text_20_body"/>
      <text:h text:style-name="P381" text:outline-level="4">Feature Property Definitions</text:h>
      <text:p text:style-name="P102">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356">Key</text:p>
          </table:table-cell>
          <table:table-cell table:style-name="Table42.A1" office:value-type="string">
            <text:p text:style-name="P356">Type</text:p>
          </table:table-cell>
          <table:table-cell table:style-name="Table42.C1" office:value-type="string">
            <text:p text:style-name="P356">Description</text:p>
          </table:table-cell>
        </table:table-row>
        <table:table-row>
          <table:table-cell table:style-name="Table42.A2" office:value-type="string">
            <text:p text:style-name="P289">label</text:p>
          </table:table-cell>
          <table:table-cell table:style-name="Table42.A2" office:value-type="string">
            <text:p text:style-name="P174">string</text:p>
          </table:table-cell>
          <table:table-cell table:style-name="Table42.C2" office:value-type="string">
            <text:p text:style-name="P269"><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289">name</text:p>
          </table:table-cell>
          <table:table-cell table:style-name="Table42.A2" office:value-type="string">
            <text:p text:style-name="P268">string</text:p>
          </table:table-cell>
          <table:table-cell table:style-name="Table42.C2" office:value-type="string">
            <text:p text:style-name="P130">A <text:span text:style-name="T130">name</text:span> for the <text:span text:style-name="T109">property</text:span>, suitable for display to users.</text:p>
          </table:table-cell>
        </table:table-row>
        <table:table-row>
          <table:table-cell table:style-name="Table42.A2" office:value-type="string">
            <text:p text:style-name="P270">type</text:p>
          </table:table-cell>
          <table:table-cell table:style-name="Table42.A2" office:value-type="string">
            <text:p text:style-name="P270">string</text:p>
          </table:table-cell>
          <table:table-cell table:style-name="Table42.C2" office:value-type="string">
            <text:p text:style-name="P270"><text:span text:style-name="T35">O</text:span><text:span text:style-name="T6">ne of: “string”, “numeric”, “date”, “time”, “datetime”.</text:span></text:p>
          </table:table-cell>
        </table:table-row>
        <table:table-row>
          <table:table-cell table:style-name="Table42.A2" office:value-type="string">
            <text:p text:style-name="P277">class</text:p>
          </table:table-cell>
          <table:table-cell table:style-name="Table42.A2" office:value-type="string">
            <text:p text:style-name="P277">string</text:p>
          </table:table-cell>
          <table:table-cell table:style-name="Table42.C2" office:value-type="string">
            <text:p text:style-name="P132">One of:<text:line-break/>“predefined”: The pre-defined geometry field</text:p>
            <text:p text:style-name="P132">“data”: The data property field</text:p>
            <text:p text:style-name="P132">“other”: All other properties</text:p>
          </table:table-cell>
        </table:table-row>
        <table:table-row>
          <table:table-cell table:style-name="Table42.A2" office:value-type="string">
            <text:p text:style-name="P270">precision</text:p>
          </table:table-cell>
          <table:table-cell table:style-name="Table42.A2" office:value-type="string">
            <text:p text:style-name="P270">integer</text:p>
          </table:table-cell>
          <table:table-cell table:style-name="Table42.C2" office:value-type="string">
            <text:p text:style-name="P131">(For properties of “numeric” type only) <text:s/>The number of decimal places.</text:p>
          </table:table-cell>
        </table:table-row>
      </table:table>
      <text:h text:style-name="P388" text:outline-level="2">Get Widget Data</text:h>
      <text:p text:style-name="P33">URL: <text:span text:style-name="T1">api-root</text:span><text:span text:style-name="T6">/</text:span><text:span text:style-name="T11">widgets/&lt;widget_</text:span><text:span text:style-name="T55">label</text:span><text:span text:style-name="T11">&gt;</text:span></text:p>
      <text:p text:style-name="P70">AUTHENTICATION: May be required, depending on system configuration and choice of theme.</text:p>
      <text:p text:style-name="P44">GET args: </text:p>
      <table:table table:name="Table4" table:style-name="Table4">
        <table:table-column table:style-name="Table4.A"/>
        <table:table-column table:style-name="Table4.B"/>
        <table:table-header-rows>
          <table:table-row>
            <table:table-cell table:style-name="Table4.A1" office:value-type="string">
              <text:p text:style-name="P329">Argument</text:p>
            </table:table-cell>
            <table:table-cell table:style-name="Table4.B1" office:value-type="string">
              <text:p text:style-name="P329">Description</text:p>
            </table:table-cell>
          </table:table-row>
        </table:table-header-rows>
        <table:table-row table:style-name="Table4.2">
          <table:table-cell table:style-name="Table4.A2" office:value-type="string">
            <text:p text:style-name="P289">view</text:p>
          </table:table-cell>
          <table:table-cell table:style-name="Table4.B2" office:value-type="string">
            <text:p text:style-name="P289">The name of the current view. <text:s/>Widgets with the same name/label may differ between views.</text:p>
          </table:table-cell>
        </table:table-row>
      </table:table>
      <text:p text:style-name="P33"><text:span text:style-name="T6">REQUEST example: </text:span><text:span text:style-name="T1">apt-root</text:span><text:span text:style-name="T6">/</text:span><text:span text:style-name="T12">widgets</text:span><text:span text:style-name="T8">/</text:span><text:span text:style-name="T55">air_pollution?view=environment</text:span></text:p>
      <text:p text:style-name="P92"><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349">Key</text:p>
          </table:table-cell>
          <table:table-cell table:style-name="Table3.A1" office:value-type="string">
            <text:p text:style-name="P349">Type</text:p>
          </table:table-cell>
          <table:table-cell table:style-name="Table3.C1" office:value-type="string">
            <text:p text:style-name="P349">Description</text:p>
          </table:table-cell>
        </table:table-row>
        <table:table-row>
          <table:table-cell table:style-name="Table3.A2" office:value-type="string">
            <text:p text:style-name="P232">widget_last_updated</text:p>
          </table:table-cell>
          <table:table-cell table:style-name="Table3.A2" office:value-type="string">
            <text:p text:style-name="P169"><text:span text:style-name="T84">datetime </text:span>string<text:line-break/><text:span text:style-name="T85">(ISO 8601)</text:span></text:p>
          </table:table-cell>
          <table:table-cell table:style-name="Table3.C2" office:value-type="string">
            <text:p text:style-name="P233">When the data was last updated on the backend. <text:s/>e.g.</text:p>
            <text:p text:style-name="P233">“2015-03-30T22:55:36+0000”</text:p>
          </table:table-cell>
        </table:table-row>
        <table:table-row>
          <table:table-cell table:style-name="Table3.A2" office:value-type="string">
            <text:p text:style-name="P233">actual_frequency</text:p>
          </table:table-cell>
          <table:table-cell table:style-name="Table3.A2" office:value-type="string">
            <text:p text:style-name="P233">string</text:p>
          </table:table-cell>
          <table:table-cell table:style-name="Table3.C2" office:value-type="string">
            <text:p text:style-name="P125">The “actual frequency” to be displayed in the bottom right hand corner of the widget – overrides the value supplied in the Widget Definition.</text:p>
          </table:table-cell>
        </table:table-row>
        <table:table-row>
          <table:table-cell table:style-name="Table3.A2" office:value-type="string">
            <text:p text:style-name="P310">text_block</text:p>
          </table:table-cell>
          <table:table-cell table:style-name="Table3.A2" office:value-type="string">
            <text:p text:style-name="P310">String</text:p>
          </table:table-cell>
          <table:table-cell table:style-name="Table3.C2" office:value-type="string">
            <text:p text:style-name="P135">A (potentially large) block of HTML text to be displayed in the widget’s “text_block” tile. <text:line-break/><text:span text:style-name="T160">If the widget has no “text_block” tile, this will be null.</text:span></text:p>
          </table:table-cell>
        </table:table-row>
        <table:table-row>
          <table:table-cell table:style-name="Table3.A2" office:value-type="string">
            <text:p text:style-name="P298">data</text:p>
          </table:table-cell>
          <table:table-cell table:style-name="Table3.A2" office:value-type="string">
            <text:p text:style-name="P298">object</text:p>
          </table:table-cell>
          <table:table-cell table:style-name="Table3.C2" office:value-type="string">
            <text:p text:style-name="P134">An object that contains an entry for each statistic defined in the display definition of the widget. <text:span text:style-name="T29">The key </text:span><text:span text:style-name="T28">is the </text:span><text:span text:style-name="T56">label</text:span><text:span text:style-name="T28"> of </text:span><text:span text:style-name="T29">the</text:span><text:span text:style-name="T28"> statistic, </text:span><text:span text:style-name="T29">and t</text:span><text:span text:style-name="T59">he value is either a Statistic Data Object or a list of Statistic Data Objects (if the statistic is a display list statistic or “rotates” is true in the Statistic Definition).</text:span></text:p>
          </table:table-cell>
        </table:table-row>
      </table:table>
      <text:p text:style-name="P61"/>
      <text:p text:style-name="P61"/>
      <text:p text:style-name="P61"><text:soft-page-break/></text:p>
      <text:p text:style-name="P61"/>
      <text:p text:style-name="P61">The fields of a Statistic Data Object are:</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63">Key</text:p>
            </table:table-cell>
            <table:table-cell table:style-name="Table2.A1" office:value-type="string">
              <text:p text:style-name="P363">When</text:p>
            </table:table-cell>
            <table:table-cell table:style-name="Table2.A1" office:value-type="string">
              <text:p text:style-name="P363">Type</text:p>
            </table:table-cell>
            <table:table-cell table:style-name="Table2.D1" office:value-type="string">
              <text:p text:style-name="P363">Description</text:p>
            </table:table-cell>
          </table:table-row>
        </table:table-header-rows>
        <table:table-row table:style-name="Table2.1">
          <table:table-cell table:style-name="Table2.A2" office:value-type="string">
            <text:p text:style-name="P232">value</text:p>
          </table:table-cell>
          <table:table-cell table:style-name="Table2.A2" office:value-type="string">
            <text:p text:style-name="P307">If statistic type is not “null”.</text:p>
          </table:table-cell>
          <table:table-cell table:style-name="Table2.A2" office:value-type="string">
            <text:p text:style-name="P232">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32"><text:span text:style-name="T24">T</text:span><text:span text:style-name="T6">he data value of the statistic or list item.</text:span></text:p>
          </table:table-cell>
        </table:table-row>
        <table:table-row table:style-name="Table2.1">
          <table:table-cell table:style-name="Table2.A2" office:value-type="string">
            <text:p text:style-name="P232">traffic_light</text:p>
          </table:table-cell>
          <table:table-cell table:style-name="Table2.A2" office:value-type="string">
            <text:p text:style-name="P232">If the statistic has a traffic light scale.</text:p>
          </table:table-cell>
          <table:table-cell table:style-name="Table2.A2" office:value-type="string">
            <text:p text:style-name="P218">string</text:p>
          </table:table-cell>
          <table:table-cell table:style-name="Table2.D2" office:value-type="string">
            <text:p text:style-name="P232">The traffic light code value for the statistic or list item</text:p>
          </table:table-cell>
        </table:table-row>
        <table:table-row table:style-name="Table2.1">
          <table:table-cell table:style-name="Table2.A2" office:value-type="string">
            <text:p text:style-name="P232">trend</text:p>
          </table:table-cell>
          <table:table-cell table:style-name="Table2.A2" office:value-type="string">
            <text:p text:style-name="P232">If the statistic has “trend”=true</text:p>
          </table:table-cell>
          <table:table-cell table:style-name="Table2.A2" office:value-type="string">
            <text:p text:style-name="P232">integer</text:p>
          </table:table-cell>
          <table:table-cell table:style-name="Table2.D2" office:value-type="string">
            <text:p text:style-name="P226">The <text:span text:style-name="T84">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291">name</text:p>
          </table:table-cell>
          <table:table-cell table:style-name="Table2.A2" office:value-type="string">
            <text:p text:style-name="P226">For all “<text:span text:style-name="T84">kv_list” type statistics, and statistics where “name_as_label” is false.</text:span></text:p>
          </table:table-cell>
          <table:table-cell table:style-name="Table2.A2" office:value-type="string">
            <text:p text:style-name="P232">string</text:p>
          </table:table-cell>
          <table:table-cell table:style-name="Table2.D2" office:value-type="string">
            <text:p text:style-name="P232">A <text:span text:style-name="T131">user-readable name </text:span>for the statistic or list item.</text:p>
          </table:table-cell>
        </table:table-row>
        <table:table-row table:style-name="Table2.1">
          <table:table-cell table:style-name="Table2.A2" office:value-type="string">
            <text:p text:style-name="P232">icon</text:p>
          </table:table-cell>
          <table:table-cell table:style-name="Table2.A2" office:value-type="string">
            <text:p text:style-name="P232">If the statistic has an icon library</text:p>
          </table:table-cell>
          <table:table-cell table:style-name="Table2.A2" office:value-type="string">
            <text:p text:style-name="P232">string</text:p>
          </table:table-cell>
          <table:table-cell table:style-name="Table2.D2" office:value-type="string">
            <text:p text:style-name="P232">The icon value for the statistic or list item.</text:p>
          </table:table-cell>
        </table:table-row>
        <table:table-row table:style-name="Table2.1">
          <table:table-cell table:style-name="Table2.A2" office:value-type="string">
            <text:p text:style-name="P232">url</text:p>
          </table:table-cell>
          <table:table-cell table:style-name="Table2.A2" office:value-type="string">
            <text:p text:style-name="P232">If the statistic has “hyperlinkable” = true</text:p>
          </table:table-cell>
          <table:table-cell table:style-name="Table2.A2" office:value-type="string">
            <text:p text:style-name="P232">string</text:p>
          </table:table-cell>
          <table:table-cell table:style-name="Table2.D2" office:value-type="string">
            <text:p text:style-name="P232">An external URL associated with the list item.</text:p>
          </table:table-cell>
        </table:table-row>
        <table:table-row table:style-name="Table2.1">
          <table:table-cell table:style-name="Table2.A2" office:value-type="string">
            <text:p text:style-name="P232">date</text:p>
          </table:table-cell>
          <table:table-cell table:style-name="Table2.A2" office:value-type="string">
            <text:p text:style-name="P232">For event_list statistics only</text:p>
          </table:table-cell>
          <table:table-cell table:style-name="Table2.A2" office:value-type="string">
            <text:p text:style-name="P232">date string <text:line-break/>(<text:span text:style-name="T85">ISO 8601</text:span>)</text:p>
          </table:table-cell>
          <table:table-cell table:style-name="Table2.D2" office:value-type="string">
            <text:p text:style-name="P232">The date for the list item. <text:s/><text:span text:style-name="T85">e.g. (“2015-03-30”)</text:span></text:p>
          </table:table-cell>
        </table:table-row>
        <table:table-row table:style-name="Table2.1">
          <table:table-cell table:style-name="Table2.A2" office:value-type="string">
            <text:p text:style-name="P252">datetime_level</text:p>
          </table:table-cell>
          <table:table-cell table:style-name="Table2.A2" office:value-type="string">
            <text:p text:style-name="P252">For hierarchical_event_list statistics only.</text:p>
          </table:table-cell>
          <table:table-cell table:style-name="Table2.A2" office:value-type="string">
            <text:p text:style-name="P252">string</text:p>
          </table:table-cell>
          <table:table-cell table:style-name="Table2.D2" office:value-type="string">
            <text:p text:style-name="P252">The level (granularity) of the associated datetime. <text:s/>One of: “second”, “minute”, “hour”, “day”, “month”, “quarter”, “year”</text:p>
          </table:table-cell>
        </table:table-row>
        <text:soft-page-break/>
        <table:table-row table:style-name="Table2.1">
          <table:table-cell table:style-name="Table2.A2" office:value-type="string">
            <text:p text:style-name="P252">datetime</text:p>
          </table:table-cell>
          <table:table-cell table:style-name="Table2.A2" office:value-type="string">
            <text:p text:style-name="P252">For hierarchical_event_list statistics only.</text:p>
          </table:table-cell>
          <table:table-cell table:style-name="Table2.A2" office:value-type="string">
            <text:p text:style-name="P252">string</text:p>
          </table:table-cell>
          <table:table-cell table:style-name="Table2.D2" office:value-type="string">
            <text:p text:style-name="P252">The format of datetime varies according to the level.</text:p>
            <text:p text:style-name="P252"/>
            <text:p text:style-name="P252">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2">day</text:span> will be truncated to “01”.<text:line-break/><text:line-break/>For “quarter” datetimes, the format is “yyyyQq”. <text:s/>e.g. “2015Q2”.</text:p>
            <text:p text:style-name="P252"/>
            <text:p text:style-name="P252">For “year” <text:s/>datetimes, the format is “yyyy”. e.g. “2015”.</text:p>
          </table:table-cell>
        </table:table-row>
      </table:table>
      <text:p text:style-name="P49">RESPONSE example:</text:p>
      <text:p text:style-name="P23">{</text:p>
      <text:p text:style-name="P23"><text:s text:c="4"/>"widget_last_updated": "2015-05-10T23:21:14+0000", </text:p>
      <text:p text:style-name="P23"><text:s text:c="4"/>"actual_frequency": "Real time", </text:p>
      <text:p text:style-name="P23"><text:s text:c="4"/>"<text:span text:style-name="T142">data</text:span>": {</text:p>
      <text:p text:style-name="P23"><text:s text:c="8"/>"am_pm": {</text:p>
      <text:p text:style-name="P23"><text:s text:c="12"/>"value": "am"</text:p>
      <text:p text:style-name="P23"><text:s text:c="8"/>}, </text:p>
      <text:p text:style-name="P23"><text:s text:c="8"/>"average_speed": {</text:p>
      <text:p text:style-name="P23"><text:s text:c="12"/>"trend": 1, </text:p>
      <text:p text:style-name="P23"><text:s text:c="12"/>"value": 94</text:p>
      <text:p text:style-name="P23"><text:s text:c="8"/>}, </text:p>
      <text:p text:style-name="P23"><text:s text:c="8"/>"M4": {</text:p>
      <text:p text:style-name="P23"><text:s text:c="12"/>"value": 81</text:p>
      <text:p text:style-name="P23"><text:s text:c="8"/>}, </text:p>
      <text:p text:style-name="P23"><text:s text:c="8"/>"M7": {</text:p>
      <text:p text:style-name="P23"><text:s text:c="12"/>"value": 97</text:p>
      <text:p text:style-name="P23"><text:s text:c="8"/>}, </text:p>
      <text:p text:style-name="P23"><text:s text:c="8"/>"M1": {</text:p>
      <text:p text:style-name="P23"><text:s text:c="12"/>"value": 100</text:p>
      <text:p text:style-name="P23"><text:s text:c="8"/>}, </text:p>
      <text:p text:style-name="P23"><text:s text:c="8"/>"M2": {</text:p>
      <text:p text:style-name="P23"><text:s text:c="12"/>"value": 83</text:p>
      <text:p text:style-name="P23"><text:s text:c="8"/>}</text:p>
      <text:p text:style-name="P23"><text:s text:c="4"/>}</text:p>
      <text:p text:style-name="P23">}</text:p>
      <text:p text:style-name="P2"/>
      <text:h text:style-name="P392" text:outline-level="2">Get Widget Graph Data</text:h>
      <text:p text:style-name="P35">URL: <text:span text:style-name="T1">api-root</text:span><text:span text:style-name="T6">/</text:span><text:span text:style-name="T11">widgets/&lt;widget_</text:span><text:span text:style-name="T56">label</text:span><text:span text:style-name="T11">&gt;/</text:span><text:span text:style-name="T12">graph</text:span></text:p>
      <text:p text:style-name="P93"><text:span text:style-name="T11">AUTHENTICATION: May be required, depending on system configuration </text:span><text:span text:style-name="T12">and choice of theme.</text:span></text:p>
      <text:p text:style-name="P46">GET args: </text:p>
      <table:table table:name="Table6" table:style-name="Table6">
        <table:table-column table:style-name="Table6.A"/>
        <table:table-column table:style-name="Table6.B"/>
        <table:table-header-rows>
          <table:table-row>
            <table:table-cell table:style-name="Table6.A1" office:value-type="string">
              <text:p text:style-name="P331">Argument</text:p>
            </table:table-cell>
            <table:table-cell table:style-name="Table6.B1" office:value-type="string">
              <text:p text:style-name="P331">Description</text:p>
            </table:table-cell>
          </table:table-row>
        </table:table-header-rows>
        <table:table-row>
          <table:table-cell table:style-name="Table6.A2" office:value-type="string">
            <text:p text:style-name="P291">view</text:p>
          </table:table-cell>
          <table:table-cell table:style-name="Table6.B2" office:value-type="string">
            <text:p text:style-name="P290">The name of the current view. <text:s/>Widgets with the same name/label may differ between views.</text:p>
          </table:table-cell>
        </table:table-row>
      </table:table>
      <text:p text:style-name="P35"><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60"><text:span text:style-name="T86">R</text:span>ESPONSE description: <text:s text:c="2"/><text:span text:style-name="T87">An object which contains one key per graph defined for the widget. The key is the label for the graph, the value is a Graph Data Description Object containing the data for that graph.</text:span></text:p>
      <text:p text:style-name="P62">A <text:span text:style-name="T88">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64">Key</text:p>
            </table:table-cell>
            <table:table-cell table:style-name="Table7.A1" office:value-type="string">
              <text:p text:style-name="P364">When</text:p>
            </table:table-cell>
            <table:table-cell table:style-name="Table7.A1" office:value-type="string">
              <text:p text:style-name="P364">Type</text:p>
            </table:table-cell>
            <table:table-cell table:style-name="Table7.D1" office:value-type="string">
              <text:p text:style-name="P364">Description</text:p>
            </table:table-cell>
          </table:table-row>
        </table:table-header-rows>
        <table:table-row table:style-name="Table7.1">
          <table:table-cell table:style-name="Table7.A2" office:value-type="string">
            <text:p text:style-name="P234">vertical_axis_scale</text:p>
          </table:table-cell>
          <table:table-cell table:style-name="Table7.A2" office:value-type="string">
            <text:p text:style-name="P235">Line graphs.</text:p>
          </table:table-cell>
          <table:table-cell table:style-name="Table7.A2" office:value-type="string">
            <text:p text:style-name="P187">Axis Range Object</text:p>
          </table:table-cell>
          <table:table-cell table:style-name="Table7.D2" office:value-type="string">
            <text:p text:style-name="P187">The range of values for the vertical axis.</text:p>
          </table:table-cell>
        </table:table-row>
        <table:table-row table:style-name="Table7.1">
          <table:table-cell table:style-name="Table7.A2" office:value-type="string">
            <text:p text:style-name="P234">vertical_axis_2_scale</text:p>
          </table:table-cell>
          <table:table-cell table:style-name="Table7.A2" office:value-type="string">
            <text:p text:style-name="P234">Line graphs with a secondary vertical axis defined<text:span text:style-name="T6">Axis Range Object</text:span></text:p>
          </table:table-cell>
          <table:table-cell table:style-name="Table7.A2" office:value-type="string">
            <text:p text:style-name="P187">Axis Range Object</text:p>
          </table:table-cell>
          <table:table-cell table:style-name="Table7.D2" office:value-type="string">
            <text:p text:style-name="P187">The range of values for the secondary vertical axis.</text:p>
          </table:table-cell>
        </table:table-row>
        <table:table-row table:style-name="Table7.1">
          <table:table-cell table:style-name="Table7.A2" office:value-type="string">
            <text:p text:style-name="P234">numeric_axis_scale</text:p>
          </table:table-cell>
          <table:table-cell table:style-name="Table7.A2" office:value-type="string">
            <text:p text:style-name="P234">Histograms and Bar charts</text:p>
          </table:table-cell>
          <table:table-cell table:style-name="Table7.A2" office:value-type="string">
            <text:p text:style-name="P187">Axis Range Object</text:p>
          </table:table-cell>
          <table:table-cell table:style-name="Table7.D2" office:value-type="string">
            <text:p text:style-name="P187">The range of values for the numeric axis.</text:p>
          </table:table-cell>
        </table:table-row>
        <table:table-row table:style-name="Table7.1">
          <table:table-cell table:style-name="Table7.A2" office:value-type="string">
            <text:p text:style-name="P234">numeric_axis_2_scale</text:p>
          </table:table-cell>
          <table:table-cell table:style-name="Table7.A2" office:value-type="string">
            <text:p text:style-name="P234">Histograms and Bar charts with a secondary numeric axis defined</text:p>
          </table:table-cell>
          <table:table-cell table:style-name="Table7.A2" office:value-type="string">
            <text:p text:style-name="P187">Axis Range Object</text:p>
          </table:table-cell>
          <table:table-cell table:style-name="Table7.D2" office:value-type="string">
            <text:p text:style-name="P187">The range of values for the secondary numeric axis.</text:p>
          </table:table-cell>
        </table:table-row>
        <table:table-row table:style-name="Table7.1">
          <table:table-cell table:style-name="Table7.A2" office:value-type="string">
            <text:p text:style-name="P234">horizontal_axis_scale</text:p>
          </table:table-cell>
          <table:table-cell table:style-name="Table7.A2" office:value-type="string">
            <text:p text:style-name="P234">Line graphs</text:p>
          </table:table-cell>
          <table:table-cell table:style-name="Table7.A2" office:value-type="string">
            <text:p text:style-name="P187">Axis Range Object</text:p>
          </table:table-cell>
          <table:table-cell table:style-name="Table7.D2" office:value-type="string">
            <text:p text:style-name="P187">The range of values for the horizontal axis.</text:p>
          </table:table-cell>
        </table:table-row>
        <table:table-row table:style-name="Table7.1">
          <table:table-cell table:style-name="Table7.A2" office:value-type="string">
            <text:p text:style-name="P301">clusters</text:p>
          </table:table-cell>
          <table:table-cell table:style-name="Table7.A2" office:value-type="string">
            <text:p text:style-name="P314">The “dynamic_clusters” flag is set for the graph.</text:p>
          </table:table-cell>
          <table:table-cell table:style-name="Table7.A2" office:value-type="string">
            <text:p text:style-name="P208">List of Graph Cluster Definition objects.</text:p>
          </table:table-cell>
          <table:table-cell table:style-name="Table7.D2" office:value-type="string">
            <text:p text:style-name="P208">When the “dynamic_clusters” flag is set, clusters are defined in this method instead of in the static widget definition. See section <text:bookmark-ref text:reference-format="number" text:ref-name="__RefHeading___Toc7126_1547244512">4.4.4</text:bookmark-ref> for details.</text:p>
          </table:table-cell>
        </table:table-row>
        <table:table-row table:style-name="Table7.1">
          <table:table-cell table:style-name="Table7.A2" office:value-type="string">
            <text:p text:style-name="P317">pies</text:p>
          </table:table-cell>
          <table:table-cell table:style-name="Table7.A2" office:value-type="string">
            <text:p text:style-name="P315">The “dynamic_<text:span text:style-name="T152">pie</text:span>s” flag is set for the graph.</text:p>
          </table:table-cell>
          <table:table-cell table:style-name="Table7.A2" office:value-type="string">
            <text:p text:style-name="P209">List of Graph Cluster Definition objects.</text:p>
          </table:table-cell>
          <table:table-cell table:style-name="Table7.D2" office:value-type="string">
            <text:p text:style-name="P210">As for “clusters”, except for pie charts.</text:p>
          </table:table-cell>
        </table:table-row>
        <text:soft-page-break/>
        <table:table-row table:style-name="Table7.1">
          <table:table-cell table:style-name="Table7.A2" office:value-type="string">
            <text:p text:style-name="P301">dataset_name_overrides</text:p>
          </table:table-cell>
          <table:table-cell table:style-name="Table7.A2" office:value-type="string">
            <text:p text:style-name="P301">There are datasets allowing dynamic name display.</text:p>
          </table:table-cell>
          <table:table-cell table:style-name="Table7.A2" office:value-type="string">
            <text:p text:style-name="P205">Object</text:p>
          </table:table-cell>
          <table:table-cell table:style-name="Table7.D2" office:value-type="string">
            <text:p text:style-name="P206">The keys of the object are the labels of datasets, the values are the overriding display name. Only datasets with the dynamic_name_display flag set will be included. If not included, the default display name from the dataset definition should be used.</text:p>
          </table:table-cell>
        </table:table-row>
        <table:table-row table:style-name="Table7.1">
          <table:table-cell table:style-name="Table7.A2" office:value-type="string">
            <text:p text:style-name="P236"><text:span text:style-name="T144">d</text:span>ata</text:p>
          </table:table-cell>
          <table:table-cell table:style-name="Table7.A2" office:value-type="string">
            <text:p text:style-name="P236">Always</text:p>
          </table:table-cell>
          <table:table-cell table:style-name="Table7.A2" office:value-type="string">
            <text:p text:style-name="P236">Graph Data Object</text:p>
          </table:table-cell>
          <table:table-cell table:style-name="Table7.D2" office:value-type="string">
            <text:p text:style-name="P236">The current data to be displayed on the graph.</text:p>
          </table:table-cell>
        </table:table-row>
      </table:table>
      <text:p text:style-name="P63">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365">Key</text:p>
            </table:table-cell>
            <table:table-cell table:style-name="Table29.B1" office:value-type="string">
              <text:p text:style-name="P334">Description</text:p>
            </table:table-cell>
          </table:table-row>
        </table:table-header-rows>
        <table:table-row>
          <table:table-cell table:style-name="Table29.A2" office:value-type="string">
            <text:p text:style-name="P234">min</text:p>
          </table:table-cell>
          <table:table-cell table:style-name="Table29.B2" office:value-type="string">
            <text:p text:style-name="P234">The m<text:span text:style-name="T89">in</text:span>imum value for this axis in the current data. <text:s/><text:span text:style-name="T89">Note that the relevant “always_show_zero” flag for this axis may also constrain the axis scale.</text:span></text:p>
          </table:table-cell>
        </table:table-row>
        <table:table-row>
          <table:table-cell table:style-name="Table29.A2" office:value-type="string">
            <text:p text:style-name="P234">max</text:p>
          </table:table-cell>
          <table:table-cell table:style-name="Table29.B2" office:value-type="string">
            <text:p text:style-name="P234">The maximum value for this axis in the current data.</text:p>
          </table:table-cell>
        </table:table-row>
      </table:table>
      <text:p text:style-name="P6"/>
      <text:p text:style-name="P7">The contents of a Graph Data Object depends on the graph type:</text:p>
      <text:p text:style-name="P7"/>
      <table:table table:name="Table30" table:style-name="Table30">
        <table:table-column table:style-name="Table30.A"/>
        <table:table-column table:style-name="Table30.B"/>
        <table:table-header-rows>
          <table:table-row>
            <table:table-cell table:style-name="Table30.A1" office:value-type="string">
              <text:p text:style-name="P366">Graph Type</text:p>
            </table:table-cell>
            <table:table-cell table:style-name="Table30.B1" office:value-type="string">
              <text:p text:style-name="P367">Contents of Graph Data Object</text:p>
            </table:table-cell>
          </table:table-row>
        </table:table-header-rows>
        <table:table-row>
          <table:table-cell table:style-name="Table30.A2" office:value-type="string">
            <text:p text:style-name="P237">line</text:p>
          </table:table-cell>
          <table:table-cell table:style-name="Table30.B2" office:value-type="string">
            <text:p text:style-name="P238">One key per line defined for the graph. <text:s/>The key is the url of the line, the value is a list of datapoint <text:span text:style-name="T157">descriptors</text:span>. <text:s/><text:span text:style-name="T157">If use_error_bars is false, a datapoint descriptor is simple tuple (two element list): t</text:span>he first element in each datapoint pair is the horizontal axis value, the second the vertical axis value.</text:p>
            <text:p text:style-name="P238"><text:line-break/><text:span text:style-name="T157">If use_error_bars is true, a datapoint descriptor is a json object containing the keys “horizontal_value”, “value”, “min” and “max”. The “horizontal_value” and “value” keys contain the horizontal and vertical axis values respectively. <text:s/>The “max” and “min” keys contain the maximum and minimum extents respectively of the (vertical axis) error bars.</text:span></text:p>
          </table:table-cell>
        </table:table-row>
        <table:table-row>
          <table:table-cell table:style-name="Table30.A2" office:value-type="string">
            <text:p text:style-name="P237">histogram</text:p>
          </table:table-cell>
          <table:table-cell table:style-name="Table30.B2" table:number-rows-spanned="2" office:value-type="string">
            <text:p text:style-name="P237">One key per cluster defined for the graph. <text:s/>The key is the url of the cluster, the value is an object containing a key for each bar defined for the graph, with the key being the bar url and the value the <text:span text:style-name="T157">datapoint descriptor</text:span> for that bar and cluster.</text:p>
            <text:p text:style-name="P237"/>
            <text:p text:style-name="P323">If use_error_bars is true, a datapoint descriptor is a json object containing the keys “value”, “min” and “max”. The “value” key contains the numeric axis value for the datapoint respectively. <text:s/>The “max” and “min” keys contain the maximum and minimum extents respectively of the error bars.</text:p>
          </table:table-cell>
        </table:table-row>
        <table:table-row>
          <table:table-cell table:style-name="Table30.A2" office:value-type="string">
            <text:p text:style-name="P237">bar</text:p>
          </table:table-cell>
          <table:covered-table-cell/>
        </table:table-row>
        <table:table-row>
          <table:table-cell table:style-name="Table30.A2" office:value-type="string">
            <text:p text:style-name="P237">pie</text:p>
          </table:table-cell>
          <table:table-cell table:style-name="Table30.B2" office:value-type="string">
            <text:p text:style-name="P237">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21">i</text:span>.e. the sum of the sector values for a given pie are not guaranteed to sum to any given value. <text:s/>You must calculate the total yourself.)</text:p>
          </table:table-cell>
        </table:table-row>
      </table:table>
      <text:p text:style-name="P7"/>
      <text:p text:style-name="P7">The values for the horizontal axis in a line graph are <text:span text:style-name="T90">returned as follows:</text:span></text:p>
      <text:p text:style-name="P8"/>
      <table:table table:name="Table31" table:style-name="Table31">
        <table:table-column table:style-name="Table31.A"/>
        <table:table-column table:style-name="Table31.B"/>
        <table:table-header-rows>
          <text:soft-page-break/>
          <table:table-row>
            <table:table-cell table:style-name="Table31.A1" office:value-type="string">
              <text:p text:style-name="P368">Horizontal Axis Type</text:p>
            </table:table-cell>
            <table:table-cell table:style-name="Table31.B1" office:value-type="string">
              <text:p text:style-name="P369">Value type/format</text:p>
            </table:table-cell>
          </table:table-row>
        </table:table-header-rows>
        <table:table-row>
          <table:table-cell table:style-name="Table31.A2" office:value-type="string">
            <text:p text:style-name="P239">numeric</text:p>
          </table:table-cell>
          <table:table-cell table:style-name="Table31.B2" office:value-type="string">
            <text:p text:style-name="P239">A JSON number</text:p>
          </table:table-cell>
        </table:table-row>
        <table:table-row>
          <table:table-cell table:style-name="Table31.A2" office:value-type="string">
            <text:p text:style-name="P239">date</text:p>
          </table:table-cell>
          <table:table-cell table:style-name="Table31.B2" office:value-type="string">
            <text:p text:style-name="P239">A string in ISO format: <text:s/>yyyy-mm-dd <text:s/>(e.g. “2015-04-25”)</text:p>
          </table:table-cell>
        </table:table-row>
        <table:table-row>
          <table:table-cell table:style-name="Table31.A2" office:value-type="string">
            <text:p text:style-name="P239">time</text:p>
          </table:table-cell>
          <table:table-cell table:style-name="Table31.B2" office:value-type="string">
            <text:p text:style-name="P239">A string in 24 hour ISO format: <text:s/>hh:mm:ss (e.g. “13:46:59”)</text:p>
          </table:table-cell>
        </table:table-row>
        <table:table-row>
          <table:table-cell table:style-name="Table31.A2" office:value-type="string">
            <text:p text:style-name="P257">datetime</text:p>
          </table:table-cell>
          <table:table-cell table:style-name="Table31.B2" office:value-type="string">
            <text:p text:style-name="P257">A string in ISO date-time format: yyyy-mm-ddThh:mm:ss <text:s/><text:line-break/>(e.g. “2015-04-25T13:46:59”)</text:p>
          </table:table-cell>
        </table:table-row>
      </table:table>
      <text:p text:style-name="P81"/>
      <text:p text:style-name="P372">RESPONSE example <text:span text:style-name="T89">(line graph with TIME type horizontal axis)</text:span>: </text:p>
      <text:p text:style-name="P16">{</text:p>
      <text:p text:style-name="P26"><text:span text:style-name="T12"><text:tab/>“</text:span><text:span text:style-name="T13">service_times”: {</text:span></text:p>
      <text:p text:style-name="P17"><text:tab/><text:tab/>“vertical_axis_scale”: {</text:p>
      <text:p text:style-name="P17"><text:tab/><text:tab/><text:tab/>“min”: 0,</text:p>
      <text:p text:style-name="P17"><text:tab/><text:tab/><text:tab/>“max”: 9.1,</text:p>
      <text:p text:style-name="P17"><text:tab/><text:tab/>},</text:p>
      <text:p text:style-name="P18"><text:tab/><text:tab/>“vertical_axis_<text:span text:style-name="T89">2</text:span>_scale”: {</text:p>
      <text:p text:style-name="P18"><text:tab/><text:tab/><text:tab/>“min”: 0,</text:p>
      <text:p text:style-name="P18"><text:tab/><text:tab/><text:tab/>“max”: <text:span text:style-name="T89">6.2</text:span>,</text:p>
      <text:p text:style-name="P18"><text:tab/><text:tab/>},</text:p>
      <text:p text:style-name="P17"><text:tab/><text:tab/>“horizontal_axis_scale”: {</text:p>
      <text:p text:style-name="P17"><text:tab/><text:tab/><text:tab/>“min”: “07:00”,</text:p>
      <text:p text:style-name="P17"><text:tab/><text:tab/><text:tab/>“max”: “12:30”</text:p>
      <text:p text:style-name="P17"><text:tab/><text:tab/>},</text:p>
      <text:p text:style-name="P17"><text:tab/><text:tab/>“data”: {</text:p>
      <text:p text:style-name="P17"><text:tab/><text:tab/><text:tab/>“wait”: [</text:p>
      <text:p text:style-name="P26"><text:span text:style-name="T13"><text:tab/><text:tab/><text:tab/><text:tab/></text:span><text:span text:style-name="T14">[“07:00”, 0],</text:span></text:p>
      <text:p text:style-name="P19"><text:tab/><text:tab/><text:tab/><text:tab/>[“07:15”, 3.1],</text:p>
      <text:p text:style-name="P19"><text:tab/><text:tab/><text:tab/><text:tab/>[“07:30”, 7.2],</text:p>
      <text:p text:style-name="P19"><text:tab/><text:tab/><text:tab/><text:tab/>…,</text:p>
      <text:p text:style-name="P19"><text:tab/><text:tab/><text:tab/><text:tab/>[“12:30”, 8.8]</text:p>
      <text:p text:style-name="P17"><text:tab/><text:tab/><text:tab/>],</text:p>
      <text:p text:style-name="P17"><text:tab/><text:tab/><text:tab/>“service”: [</text:p>
      <text:p text:style-name="P26"><text:span text:style-name="T13"><text:tab/><text:tab/><text:tab/><text:tab/></text:span><text:span text:style-name="T14">[“07:00”, 0],</text:span></text:p>
      <text:p text:style-name="P19"><text:tab/><text:tab/><text:tab/><text:tab/>[“07:15”, 3.5],</text:p>
      <text:p text:style-name="P19"><text:tab/><text:tab/><text:tab/><text:tab/>[“07:30”, 5.2],</text:p>
      <text:p text:style-name="P19"><text:tab/><text:tab/><text:tab/><text:tab/>…,</text:p>
      <text:p text:style-name="P19"><text:tab/><text:tab/><text:tab/><text:tab/>[“12:30”, 5.9]</text:p>
      <text:p text:style-name="P17"><text:tab/><text:tab/><text:tab/>]</text:p>
      <text:p text:style-name="P17"><text:tab/><text:tab/>}</text:p>
      <text:p text:style-name="P17"><text:tab/>}</text:p>
      <text:p text:style-name="P16">}</text:p>
      <text:p text:style-name="Text_20_body"/>
      <text:h text:style-name="P394" text:outline-level="2">Get Widget Raw Data</text:h>
      <text:p text:style-name="P98">URL: api-root/widgets/&lt;widget_<text:span text:style-name="T131">label</text:span>&gt;/rawdata/&lt;raw_data_set_<text:span text:style-name="T131">label</text:span>&gt;</text:p>
      <text:p text:style-name="P98">AUTHENTICATION: <text:span text:style-name="T11">May be required, depending on system configuration </text:span><text:span text:style-name="T12">and choice of theme.</text:span></text:p>
      <text:p text:style-name="P98"><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335">Argument</text:p>
            </table:table-cell>
            <table:table-cell table:style-name="Table38.B1" office:value-type="string">
              <text:p text:style-name="P335">Description</text:p>
            </table:table-cell>
          </table:table-row>
        </table:table-header-rows>
        <table:table-row>
          <table:table-cell table:style-name="Table38.A2" office:value-type="string">
            <text:p text:style-name="P291">view</text:p>
          </table:table-cell>
          <table:table-cell table:style-name="Table38.B2" office:value-type="string">
            <text:p text:style-name="P290">The name of the current view. <text:s/>Widgets with the same name/label may differ between views.</text:p>
          </table:table-cell>
        </table:table-row>
        <table:table-row>
          <table:table-cell table:style-name="Table38.A2" office:value-type="string">
            <text:p text:style-name="P297">format</text:p>
          </table:table-cell>
          <table:table-cell table:style-name="Table38.B2" office:value-type="string">
            <text:p text:style-name="P297">The format of the response. Allowed values are “csv” (the default) and “json”.</text:p>
          </table:table-cell>
        </table:table-row>
      </table:table>
      <text:p text:style-name="P50"/>
      <text:p text:style-name="P74">RESPONSE: A CSV <text:span text:style-name="T141">or JSON </text:span>file, in the format specified by the corresponding raw data set definition.</text:p>
      <text:p text:style-name="P37"><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393" text:outline-level="2">Get Widget Map Data</text:h>
      <text:p text:style-name="P39">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94"><text:span text:style-name="T11">AUTHENTICATION: May be required, depending on system configuration </text:span><text:span text:style-name="T12">and choice of theme.</text:span></text:p>
      <text:p text:style-name="P52">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337">Argument</text:p>
            </table:table-cell>
            <table:table-cell table:style-name="Table46.B1" office:value-type="string">
              <text:p text:style-name="P337">Description</text:p>
            </table:table-cell>
          </table:table-row>
        </table:table-header-rows>
        <table:table-row table:style-name="Table46.1">
          <table:table-cell table:style-name="Table46.A2" office:value-type="string">
            <text:p text:style-name="P291">view</text:p>
          </table:table-cell>
          <table:table-cell table:style-name="Table46.B2" office:value-type="string">
            <text:p text:style-name="P290">The name of the current view. <text:s/>Widgets with the same name/label may differ between views.</text:p>
          </table:table-cell>
        </table:table-row>
        <table:table-row table:style-name="Table46.3">
          <table:table-cell table:style-name="Table46.A2" office:value-type="string">
            <text:p text:style-name="P273">format</text:p>
          </table:table-cell>
          <table:table-cell table:style-name="Table46.B2" office:value-type="string">
            <text:p text:style-name="P273">Default: json</text:p>
            <text:p text:style-name="P273">json: <text:s/>Geo-json</text:p>
            <text:p text:style-name="P273">csv: <text:s text:c="2"/>csv-geo-au compliant CSV (for point type datasets only)</text:p>
            <text:p text:style-name="P273">html: <text:s/>Geo-json, pretty printed for browser display.</text:p>
          </table:table-cell>
        </table:table-row>
        <table:table-row table:style-name="Table46.3">
          <table:table-cell table:style-name="Table46.A2" office:value-type="string">
            <text:p text:style-name="P273">head<text:span text:style-name="T111">ing</text:span>s</text:p>
          </table:table-cell>
          <table:table-cell table:style-name="Table46.B2" office:value-type="string">
            <text:p text:style-name="P274">Default is “<text:span text:style-name="T131">label</text:span>” if format=json|html and “<text:span text:style-name="T131">name</text:span>” if format=csv.</text:p>
            <text:p text:style-name="P274"><text:span text:style-name="T131">label</text:span>: Use property <text:span text:style-name="T131">label</text:span> to label properties.</text:p>
            <text:p text:style-name="P274"><text:span text:style-name="T131">name</text:span>: Use property <text:span text:style-name="T131">name </text:span>to label properties.</text:p>
          </table:table-cell>
        </table:table-row>
      </table:table>
      <text:p text:style-name="P53">REQUEST example: </text:p>
      <text:p text:style-name="P29"><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53">RESPONSE example:</text:p>
      <text:p text:style-name="P77">json format:</text:p>
      <text:p text:style-name="P28"><text:span text:style-name="T6">Geo-json feature list. <text:s/>Feature properties a</text:span><text:span text:style-name="T39">s defined for the dataset.</text:span></text:p>
      <text:p text:style-name="P118">Csv format:</text:p>
      <text:p text:style-name="P30"><text:span text:style-name="T115">For “point” data, the f</text:span>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0"/>
      <text:h text:style-name="P395" text:outline-level="2">Get Map Data</text:h>
      <text:p text:style-name="P34">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93"><text:span text:style-name="T11">AUTHENTICATION: May be required, depending on system configuration </text:span><text:span text:style-name="T12">and choice of theme.</text:span></text:p>
      <text:p text:style-name="P45">GET args: </text:p>
      <table:table table:name="Table5" table:style-name="Table5">
        <table:table-column table:style-name="Table5.A"/>
        <table:table-column table:style-name="Table5.B"/>
        <table:table-header-rows>
          <table:table-row>
            <table:table-cell table:style-name="Table5.A1" office:value-type="string">
              <text:p text:style-name="P330">Argument</text:p>
            </table:table-cell>
            <table:table-cell table:style-name="Table5.B1" office:value-type="string">
              <text:p text:style-name="P330">Description</text:p>
            </table:table-cell>
          </table:table-row>
        </table:table-header-rows>
        <table:table-row>
          <table:table-cell table:style-name="Table5.A2" office:value-type="string">
            <text:p text:style-name="P291">view</text:p>
          </table:table-cell>
          <table:table-cell table:style-name="Table5.B2" office:value-type="string">
            <text:p text:style-name="P290">The name of the current view. <text:s/><text:span text:style-name="T132">Maps</text:span> with the same name/label may differ between views.</text:p>
          </table:table-cell>
        </table:table-row>
        <table:table-row table:style-name="Table5.3">
          <table:table-cell table:style-name="Table5.A2" office:value-type="string">
            <text:p text:style-name="P272">format</text:p>
          </table:table-cell>
          <table:table-cell table:style-name="Table5.B2" office:value-type="string">
            <text:p text:style-name="P272">Default: json</text:p>
            <text:p text:style-name="P272">json: <text:s/>Geo-json</text:p>
            <text:p text:style-name="P272">csv: <text:s text:c="2"/>csv-geo-au compliant CSV (for point type datasets only)</text:p>
            <text:p text:style-name="P272">html: <text:s/>Geo-json, pretty printed for browser display.</text:p>
          </table:table-cell>
        </table:table-row>
        <table:table-row table:style-name="Table5.3">
          <table:table-cell table:style-name="Table5.A2" office:value-type="string">
            <text:p text:style-name="P272">head<text:span text:style-name="T111">ing</text:span>s</text:p>
          </table:table-cell>
          <table:table-cell table:style-name="Table5.B2" office:value-type="string">
            <text:p text:style-name="P272">Default is “<text:span text:style-name="T131">label</text:span>” if format=json|html and “<text:span text:style-name="T131">name</text:span>” if format=csv.</text:p>
            <text:p text:style-name="P272"><text:span text:style-name="T131">label</text:span>: Use property <text:span text:style-name="T131">label</text:span> to label properties.</text:p>
            <text:p text:style-name="P272"><text:span text:style-name="T131">name</text:span>: Use property <text:span text:style-name="T131">name </text:span>to label properties.</text:p>
          </table:table-cell>
        </table:table-row>
      </table:table>
      <text:p text:style-name="P45"/>
      <text:p text:style-name="P34"><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5">RESPONSE example:</text:p>
      <text:p text:style-name="P78">json format:</text:p>
      <text:p text:style-name="P27"><text:span text:style-name="T6">Geo-json feature list. <text:s/>Feature properties a</text:span><text:span text:style-name="T39">s defined for the dataset.</text:span></text:p>
      <text:p text:style-name="P119">Csv format:</text:p>
      <text:p text:style-name="P32">F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1"/>
      <text:h text:style-name="P396" text:outline-level="2">Terria/National Map initialisation json</text:h>
      <text:p text:style-name="P103">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104"><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82">&lt;shown_urls&gt; is a <text:span text:style-name="T117">slash-</text:span>separated list of <text:span text:style-name="T132">Map Layer labels</text:span> that should be shown initially. Any <text:span text:style-name="T132">label</text:span> <text:span text:style-name="T117">provided that does not correspond to the label of a map layer that would be included in the selected view is ignored.</text:span></text:p>
      <text:p text:style-name="P95"><text:span text:style-name="T11">AUTHENTICATION: May be required, depending on system configuration </text:span><text:span text:style-name="T12">and choice of theme.</text:span></text:p>
      <text:p text:style-name="P40"><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43"><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54"><text:span text:style-name="T12">RESPONSE: <text:s/></text:span><text:span text:style-name="T112">A TerriaJS JSON initialisation file for configuring a TerriaJS/NationalMap instance with the relevant map lay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6-11-22T13:43:31.428198810</dc:date>
    <meta:editing-duration>P18DT11H54M24S</meta:editing-duration>
    <meta:editing-cycles>155</meta:editing-cycles>
    <meta:generator>LibreOffice/5.2.2.2$Linux_X86_64 LibreOffice_project/20m0$Build-2</meta:generator>
    <meta:print-date>2015-02-02T14:46:32.179613519</meta:print-date>
    <dc:creator>Paul Haesler</dc:creator>
    <meta:document-statistic meta:table-count="46" meta:image-count="0" meta:object-count="0" meta:page-count="58" meta:paragraph-count="2598" meta:word-count="10423" meta:character-count="116130" meta:non-whitespace-character-count="61172"/>
  </office:meta>
</office:document-meta>
</file>